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25.81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3.09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6.28mm"/>
    </style:style>
    <style:style style:name="co10" style:family="table-column">
      <style:table-column-properties fo:break-before="auto" style:column-width="33.3mm"/>
    </style:style>
    <style:style style:name="co11" style:family="table-column">
      <style:table-column-properties fo:break-before="auto" style:column-width="31.26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29.21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9.69mm"/>
    </style:style>
    <style:style style:name="co16" style:family="table-column">
      <style:table-column-properties fo:break-before="auto" style:column-width="37.39mm"/>
    </style:style>
    <style:style style:name="co17" style:family="table-column">
      <style:table-column-properties fo:break-before="auto" style:column-width="33.99mm"/>
    </style:style>
    <style:style style:name="co18" style:family="table-column">
      <style:table-column-properties fo:break-before="auto" style:column-width="34.66mm"/>
    </style:style>
    <style:style style:name="co19" style:family="table-column">
      <style:table-column-properties fo:break-before="auto" style:column-width="10.83mm"/>
    </style:style>
    <style:style style:name="co20" style:family="table-column">
      <style:table-column-properties fo:break-before="auto" style:column-width="14.23mm"/>
    </style:style>
    <style:style style:name="co21" style:family="table-column">
      <style:table-column-properties fo:break-before="auto" style:column-width="26.49mm"/>
    </style:style>
    <style:style style:name="co22" style:family="table-column">
      <style:table-column-properties fo:break-before="auto" style:column-width="15.59mm"/>
    </style:style>
    <style:style style:name="co23" style:family="table-column">
      <style:table-column-properties fo:break-before="auto" style:column-width="40.34mm"/>
    </style:style>
    <style:style style:name="co24" style:family="table-column">
      <style:table-column-properties fo:break-before="auto" style:column-width="10.16mm"/>
    </style:style>
    <style:style style:name="co25" style:family="table-column">
      <style:table-column-properties fo:break-before="auto" style:column-width="9.47mm"/>
    </style:style>
    <style:style style:name="co26" style:family="table-column">
      <style:table-column-properties fo:break-before="auto" style:column-width="200.78mm"/>
    </style:style>
    <style:style style:name="co27" style:family="table-column">
      <style:table-column-properties fo:break-before="auto" style:column-width="38.75mm"/>
    </style:style>
    <style:style style:name="co28" style:family="table-column">
      <style:table-column-properties fo:break-before="auto" style:column-width="67.73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45.21mm"/>
    </style:style>
    <style:style style:name="co31" style:family="table-column">
      <style:table-column-properties fo:break-before="auto" style:column-width="588.86mm"/>
    </style:style>
    <style:style style:name="co32" style:family="table-column">
      <style:table-column-properties fo:break-before="auto" style:column-width="16.33mm"/>
    </style:style>
    <style:style style:name="co33" style:family="table-column">
      <style:table-column-properties fo:break-before="auto" style:column-width="20.53mm"/>
    </style:style>
    <style:style style:name="co34" style:family="table-column">
      <style:table-column-properties fo:break-before="auto" style:column-width="286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4.35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23.14mm" fo:break-before="auto" style:use-optimal-row-height="true"/>
    </style:style>
    <style:style style:name="ro5" style:family="table-row">
      <style:table-row-properties style:row-height="46.95mm" fo:break-before="auto" style:use-optimal-row-height="true"/>
    </style:style>
    <style:style style:name="ro6" style:family="table-row">
      <style:table-row-properties style:row-height="17.11mm" fo:break-before="auto" style:use-optimal-row-height="true"/>
    </style:style>
    <style:style style:name="ro7" style:family="table-row">
      <style:table-row-properties style:row-height="51.33mm" fo:break-before="auto" style:use-optimal-row-height="true"/>
    </style:style>
    <style:style style:name="ro8" style:family="table-row">
      <style:table-row-properties style:row-height="33.87mm" fo:break-before="auto" style:use-optimal-row-height="true"/>
    </style:style>
    <style:style style:name="ro9" style:family="table-row">
      <style:table-row-properties style:row-height="11.57mm" fo:break-before="auto" style:use-optimal-row-height="true"/>
    </style:style>
    <style:style style:name="ro10" style:family="table-row">
      <style:table-row-properties style:row-height="11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ffff99" fo:border="0.06pt solid #000000"/>
      <style:text-properties fo:font-size="18pt" style:font-size-asian="18pt" style:font-size-complex="18pt"/>
    </style:style>
    <style:style style:name="ce11" style:family="table-cell" style:parent-style-name="Default">
      <style:table-cell-properties fo:background-color="#ffffff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15" style:family="table-cell" style:parent-style-name="Default" style:data-style-name="N10002">
      <style:table-cell-properties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2" style:family="table-cell" style:parent-style-name="Default">
      <style:text-properties fo:font-size="8pt" style:font-size-asian="8pt" style:font-size-complex="8pt"/>
    </style:style>
    <style:style style:name="ce20" style:family="table-cell" style:parent-style-name="Default" style:data-style-name="N10121">
      <style:table-cell-properties fo:border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ffff99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2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6" style:family="table-cell" style:parent-style-name="Default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eeeeee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30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42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4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ffff99" fo:border="0.06pt solid #000000"/>
      <style:text-properties fo:font-size="18pt" style:font-size-asian="18pt" style:font-size-complex="18pt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ff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49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50" style:family="table-cell" style:parent-style-name="Default" style:data-style-name="N10121">
      <style:table-cell-properties fo:border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ffff99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5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5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4" style:family="table-cell" style:parent-style-name="Default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55" style:family="table-cell" style:parent-style-name="Default" style:data-style-name="N10002">
      <style:table-cell-properties fo:border="0.06pt solid #000000"/>
      <style:text-properties fo:font-size="8pt" style:font-size-asian="8pt" style:font-size-complex="8pt"/>
    </style:style>
    <style:style style:name="ce56" style:family="table-cell" style:parent-style-name="Default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7" style:family="table-cell" style:parent-style-name="Default">
      <style:text-properties fo:font-size="8pt" style:font-size-asian="8pt" style:font-size-complex="8pt"/>
    </style:style>
    <style:style style:name="ce58" style:family="table-cell" style:parent-style-name="Default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ackground-color="#eeeeee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60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61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41" style:family="table-cell" style:parent-style-name="Default" style:data-style-name="N10121">
      <style:table-cell-properties fo:background-color="#ffff99" fo:border="0.06pt solid #000000"/>
      <style:text-properties fo:font-size="18pt" style:font-size-asian="18pt" style:font-size-complex="18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caleClients_LBC1_32effWorkers_opt-growth_Nx4x5_10cpuh_12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Nodes</text:p>
          </table:table-cell>
          <table:table-cell table:style-name="ce42" office:value-type="string" calcext:value-type="string">
            <text:p>Processes per node</text:p>
          </table:table-cell>
          <table:table-cell table:style-name="ce42" office:value-type="string" calcext:value-type="string">
            <text:p>CPUs per process</text:p>
          </table:table-cell>
          <table:table-cell table:style-name="ce48" office:value-type="string" calcext:value-type="string">
            <text:p>Total processes</text:p>
          </table:table-cell>
          <table:table-cell table:style-name="ce48" office:value-type="string" calcext:value-type="string">
            <text:p>Used CPUs per node</text:p>
          </table:table-cell>
          <table:table-cell table:style-name="ce42" office:value-type="string" calcext:value-type="string">
            <text:p>Client processes</text:p>
          </table:table-cell>
          <table:table-cell table:style-name="ce48" office:value-type="string" calcext:value-type="string">
            <text:p>Workers</text:p>
          </table:table-cell>
          <table:table-cell table:style-name="ce42" office:value-type="string" calcext:value-type="string">
            <text:p>Load factor</text:p>
          </table:table-cell>
          <table:table-cell table:style-name="ce48" office:value-type="string" calcext:value-type="string">
            <text:p>Proj. active workers</text:p>
          </table:table-cell>
          <table:table-cell table:style-name="ce42" office:value-type="string" calcext:value-type="string">
            <text:p>SAT threads per process</text:p>
          </table:table-cell>
          <table:table-cell table:style-name="ce48" office:value-type="string" calcext:value-type="string">
            <text:p>"Free" CPUs per process</text:p>
          </table:table-cell>
          <table:table-cell table:style-name="ce42" office:value-type="string" calcext:value-type="string">
            <text:p>Global timeout (s)</text:p>
          </table:table-cell>
          <table:table-cell table:style-name="ce48" office:value-type="string" calcext:value-type="string">
            <text:p>Requested CPU hours</text:p>
          </table:table-cell>
          <table:table-cell table:style-name="ce42" office:value-type="string" calcext:value-type="string">
            <text:p>Active jobs per client</text:p>
          </table:table-cell>
          <table:table-cell table:style-name="ce48" office:value-type="string" calcext:value-type="string">
            <text:p>Proj. total active jobs</text:p>
          </table:table-cell>
          <table:table-cell table:style-name="ce42" office:value-type="string" calcext:value-type="string">
            <text:p>Total num jobs</text:p>
          </table:table-cell>
          <table:table-cell table:style-name="ce48" office:value-type="string" calcext:value-type="string">
            <text:p>Jobs per client</text:p>
          </table:table-cell>
          <table:table-cell table:style-name="ce48" office:value-type="string" calcext:value-type="string">
            <text:p>Client job epochs</text:p>
          </table:table-cell>
          <table:table-cell table:style-name="ce42" office:value-type="string" calcext:value-type="string">
            <text:p>Wall clock timeout per job (s)</text:p>
          </table:table-cell>
          <table:table-cell table:style-name="ce42" office:value-type="string" calcext:value-type="string">
            <text:p>CPU h timeout per job</text:p>
          </table:table-cell>
          <table:table-cell table:style-name="ce48" office:value-type="string" calcext:value-type="string">
            <text:p>Maximum global runtime (h)</text:p>
          </table:table-cell>
          <table:table-cell table:style-name="ce42" office:value-type="string" calcext:value-type="string">
            <text:p>Derandomize?</text:p>
          </table:table-cell>
          <table:table-cell table:style-name="ce42" office:value-type="string" calcext:value-type="string">
            <text:p>Bounce partners per node</text:p>
          </table:table-cell>
          <table:table-cell table:style-name="ce42" office:value-type="string" calcext:value-type="string">
            <text:p>Geometric growth interval</text:p>
          </table:table-cell>
          <table:table-cell table:style-name="ce42" office:value-type="string" calcext:value-type="string">
            <text:p>Max. demand per job</text:p>
          </table:table-cell>
          <table:table-cell table:style-name="ce42" office:value-type="string" calcext:value-type="string">
            <text:p>Rebalancing interval</text:p>
          </table:table-cell>
          <table:table-cell table:style-name="ce42" office:value-type="string" calcext:value-type="string">
            <text:p>Quiet?</text:p>
          </table:table-cell>
          <table:table-cell table:style-name="ce42" office:value-type="string" calcext:value-type="string">
            <text:p>Verbosity</text:p>
          </table:table-cell>
          <table:table-cell table:style-name="ce42" office:value-type="string" calcext:value-type="string">
            <text:p>Job comm. interval</text:p>
          </table:table-cell>
          <table:table-cell table:style-name="ce42" office:value-type="string" calcext:value-type="string">
            <text:p>Warmup?</text:p>
          </table:table-cell>
          <table:table-cell table:style-name="ce42" office:value-type="string" calcext:value-type="string">
            <text:p>Scenario file</text:p>
          </table:table-cell>
          <table:table-cell table:style-name="ce54" office:value-type="string" calcext:value-type="string">
            <text:p>Hours</text:p>
          </table:table-cell>
          <table:table-cell table:style-name="ce54" office:value-type="string" calcext:value-type="string">
            <text:p>Mins</text:p>
          </table:table-cell>
          <table:table-cell table:style-name="ce54" office:value-type="string" calcext:value-type="string">
            <text:p>Secs</text:p>
          </table:table-cell>
          <table:table-cell table:style-name="ce54" office:value-type="string" calcext:value-type="string">
            <text:p>Arguments</text:p>
          </table:table-cell>
          <table:table-cell table:style-name="ce56" office:value-type="string" calcext:value-type="string">
            <text:p>Job name</text:p>
          </table:table-cell>
          <table:table-cell table:style-name="ce54" office:value-type="string" calcext:value-type="string">
            <text:p>Script</text:p>
          </table:table-cell>
          <table:table-cell/>
        </table:table-row>
        <table:table-row table:style-name="ro2">
          <table:table-cell table:style-name="ce43" office:value-type="float" office:value="1000" calcext:value-type="float">
            <text:p>1000</text:p>
          </table:table-cell>
          <table:table-cell table:style-name="ce45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2]*[.C2]" office:value-type="float" office:value="36" calcext:value-type="float">
            <text:p>36</text:p>
          </table:table-cell>
          <table:table-cell table:style-name="ce49" table:formula="of:=[.C2]*[.D2]" office:value-type="float" office:value="20" calcext:value-type="float">
            <text:p>20</text:p>
          </table:table-cell>
          <table:table-cell table:style-name="ce45" office:value-type="float" office:value="1" calcext:value-type="float">
            <text:p>1</text:p>
          </table:table-cell>
          <table:table-cell table:style-name="ce49" table:formula="of:=[.E2]-[.G2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1" table:formula="of:=FLOOR([.I2]*[.H2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2]-[.K2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2]/3600*[.F2]*[.B2]" office:value-type="float" office:value="1080" calcext:value-type="float">
            <text:p>108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O2]*[.G2]" office:value-type="float" office:value="1" calcext:value-type="float">
            <text:p>1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2]/[.G2]" office:value-type="float" office:value="400" calcext:value-type="float">
            <text:p>400</text:p>
          </table:table-cell>
          <table:table-cell table:style-name="ce49" table:formula="of:=[.R2]/[.O2]" office:value-type="float" office:value="400" calcext:value-type="float">
            <text:p>400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49" table:formula="of:=[.T2]*[.S2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52" table:formula="of:=FLOOR(([.M2]+20)/3600)" office:value-type="float" office:value="6" calcext:value-type="float">
            <text:p>6</text:p>
          </table:table-cell>
          <table:table-cell table:style-name="ce52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52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5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1 -time-per-instance=0 -cpuh-per-instance=10 -derandomize -ba=4 -g=0 -md=0 -p=5 -s=1 -v=4 -q -warmup" calcext:value-type="string">
            <text:p>/home/fh2-project-sda/fj0219/mallob/scenarios/scenario_all_c1 -c=1 -l=0.930 -t=4 -T=21600 -lbc=1 -time-per-instance=0 -cpuh-per-instance=10 -derandomize -ba=4 -g=0 -md=0 -p=5 -s=1 -v=4 -q -warmup</text:p>
          </table:table-cell>
          <table:table-cell table:style-name="ce55" table:formula="of:=CONCATENATE(&quot;mallob_id&quot;;[.A2];&quot;_&quot;;[.B2];&quot;x&quot;;[.C2];&quot;x&quot;;[.D2];&quot;_&quot;;[.M2]+20;&quot;s&quot;)" office:value-type="string" office:string-value="mallob_id1000_9x4x5_21620s" calcext:value-type="string">
            <text:p>mallob_id1000_9x4x5_21620s</text:p>
          </table:table-cell>
          <table:table-cell table:style-name="ce5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1000_9x4x5_21620s_log&#10;#SBATCH --error=mallob_id1000_9x4x5_21620s_err&#10;#SBATCH --job-name=mallob_id1000_9x4x5_21620s&#10;#SBATCH --partition=normal&#10;#SBATCH --time=6:00:20&#10;mkdir -p /home/fh2-project-sda/fj0219/mallob//mallob_logs/mallob_id1000_9x4x5_21620s&#10;echo logging into /home/fh2-project-sda/fj0219/mallob/mallob_logs/mallob_id1000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0_9x4x5_21620s_log</text:p>
            <text:p>#SBATCH --error=mallob_id1000_9x4x5_21620s_err</text:p>
            <text:p>#SBATCH --job-name=mallob_id1000_9x4x5_21620s</text:p>
            <text:p>#SBATCH --partition=normal</text:p>
            <text:p>#SBATCH --time=6:00:20</text:p>
            <text:p>mkdir -p /home/fh2-project-sda/fj0219/mallob//mallob_logs/mallob_id1000_9x4x5_21620s</text:p>
            <text:p>echo logging into /home/fh2-project-sda/fj0219/mallob/mallob_logs/mallob_id1000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</text:p>
            <text:p>echo finished</text:p>
          </table:table-cell>
          <table:table-cell table:style-name="ce57"/>
        </table:table-row>
        <table:table-row table:style-name="ro2">
          <table:table-cell table:style-name="ce43" office:value-type="float" office:value="1001" calcext:value-type="float">
            <text:p>1001</text:p>
          </table:table-cell>
          <table:table-cell table:style-name="ce45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3]*[.C3]" office:value-type="float" office:value="36" calcext:value-type="float">
            <text:p>36</text:p>
          </table:table-cell>
          <table:table-cell table:style-name="ce49" table:formula="of:=[.C3]*[.D3]" office:value-type="float" office:value="20" calcext:value-type="float">
            <text:p>20</text:p>
          </table:table-cell>
          <table:table-cell table:style-name="ce45" office:value-type="float" office:value="2" calcext:value-type="float">
            <text:p>2</text:p>
          </table:table-cell>
          <table:table-cell table:style-name="ce49" table:formula="of:=[.E3]-[.G3]" office:value-type="float" office:value="34" calcext:value-type="float">
            <text:p>34</text:p>
          </table:table-cell>
          <table:table-cell table:style-name="ce50" office:value-type="float" office:value="0.95" calcext:value-type="float">
            <text:p>0.950</text:p>
          </table:table-cell>
          <table:table-cell table:style-name="ce51" table:formula="of:=FLOOR([.I3]*[.H3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3]-[.K3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3]/3600*[.F3]*[.B3]" office:value-type="float" office:value="1080" calcext:value-type="float">
            <text:p>108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O3]*[.G3]" office:value-type="float" office:value="2" calcext:value-type="float">
            <text:p>2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3]/[.G3]" office:value-type="float" office:value="200" calcext:value-type="float">
            <text:p>200</text:p>
          </table:table-cell>
          <table:table-cell table:style-name="ce49" table:formula="of:=[.R3]/[.O3]" office:value-type="float" office:value="200" calcext:value-type="float">
            <text:p>200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49" table:formula="of:=[.T3]*[.S3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52" table:formula="of:=FLOOR(([.M3]+20)/3600)" office:value-type="float" office:value="6" calcext:value-type="float">
            <text:p>6</text:p>
          </table:table-cell>
          <table:table-cell table:style-name="ce52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52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5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4 -T=21600 -lbc=1 -time-per-instance=0 -cpuh-per-instance=10 -derandomize -ba=4 -g=0 -md=0 -p=5 -s=1 -v=4 -q -warmup" calcext:value-type="string">
            <text:p>/home/fh2-project-sda/fj0219/mallob/scenarios/scenario_all_c2 -c=2 -l=0.950 -t=4 -T=21600 -lbc=1 -time-per-instance=0 -cpuh-per-instance=10 -derandomize -ba=4 -g=0 -md=0 -p=5 -s=1 -v=4 -q -warmup</text:p>
          </table:table-cell>
          <table:table-cell table:style-name="ce55" table:formula="of:=CONCATENATE(&quot;mallob_id&quot;;[.A3];&quot;_&quot;;[.B3];&quot;x&quot;;[.C3];&quot;x&quot;;[.D3];&quot;_&quot;;[.M3]+20;&quot;s&quot;)" office:value-type="string" office:string-value="mallob_id1001_9x4x5_21620s" calcext:value-type="string">
            <text:p>mallob_id1001_9x4x5_21620s</text:p>
          </table:table-cell>
          <table:table-cell table:style-name="ce5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1001_9x4x5_21620s_log&#10;#SBATCH --error=mallob_id1001_9x4x5_21620s_err&#10;#SBATCH --job-name=mallob_id1001_9x4x5_21620s&#10;#SBATCH --partition=normal&#10;#SBATCH --time=6:00:20&#10;mkdir -p /home/fh2-project-sda/fj0219/mallob//mallob_logs/mallob_id1001_9x4x5_21620s&#10;echo logging into /home/fh2-project-sda/fj0219/mallob/mallob_logs/mallob_id1001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1_9x4x5_21620s_log</text:p>
            <text:p>#SBATCH --error=mallob_id1001_9x4x5_21620s_err</text:p>
            <text:p>#SBATCH --job-name=mallob_id1001_9x4x5_21620s</text:p>
            <text:p>#SBATCH --partition=normal</text:p>
            <text:p>#SBATCH --time=6:00:20</text:p>
            <text:p>mkdir -p /home/fh2-project-sda/fj0219/mallob//mallob_logs/mallob_id1001_9x4x5_21620s</text:p>
            <text:p>echo logging into /home/fh2-project-sda/fj0219/mallob/mallob_logs/mallob_id1001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</text:p>
            <text:p>echo finished</text:p>
          </table:table-cell>
          <table:table-cell table:style-name="ce57"/>
        </table:table-row>
        <table:table-row table:style-name="ro2">
          <table:table-cell table:style-name="ce43" office:value-type="float" office:value="1002" calcext:value-type="float">
            <text:p>1002</text:p>
          </table:table-cell>
          <table:table-cell table:style-name="ce45" office:value-type="float" office:value="10" calcext:value-type="float">
            <text:p>10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4]*[.C4]" office:value-type="float" office:value="40" calcext:value-type="float">
            <text:p>40</text:p>
          </table:table-cell>
          <table:table-cell table:style-name="ce49" table:formula="of:=[.C4]*[.D4]" office:value-type="float" office:value="20" calcext:value-type="float">
            <text:p>20</text:p>
          </table:table-cell>
          <table:table-cell table:style-name="ce45" office:value-type="float" office:value="4" calcext:value-type="float">
            <text:p>4</text:p>
          </table:table-cell>
          <table:table-cell table:style-name="ce49" table:formula="of:=[.E4]-[.G4]" office:value-type="float" office:value="36" calcext:value-type="float">
            <text:p>36</text:p>
          </table:table-cell>
          <table:table-cell table:style-name="ce50" office:value-type="float" office:value="0.91" calcext:value-type="float">
            <text:p>0.910</text:p>
          </table:table-cell>
          <table:table-cell table:style-name="ce51" table:formula="of:=FLOOR([.I4]*[.H4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4]-[.K4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4]/3600*[.F4]*[.B4]" office:value-type="float" office:value="1200" calcext:value-type="float">
            <text:p>120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O4]*[.G4]" office:value-type="float" office:value="4" calcext:value-type="float">
            <text:p>4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4]/[.G4]" office:value-type="float" office:value="100" calcext:value-type="float">
            <text:p>100</text:p>
          </table:table-cell>
          <table:table-cell table:style-name="ce49" table:formula="of:=[.R4]/[.O4]" office:value-type="float" office:value="100" calcext:value-type="float">
            <text:p>100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49" table:formula="of:=[.T4]*[.S4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52" table:formula="of:=FLOOR(([.M4]+20)/3600)" office:value-type="float" office:value="6" calcext:value-type="float">
            <text:p>6</text:p>
          </table:table-cell>
          <table:table-cell table:style-name="ce52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52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5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10 -t=4 -T=21600 -lbc=1 -time-per-instance=0 -cpuh-per-instance=10 -derandomize -ba=4 -g=0 -md=0 -p=5 -s=1 -v=4 -q -warmup" calcext:value-type="string">
            <text:p>/home/fh2-project-sda/fj0219/mallob/scenarios/scenario_all_c4 -c=4 -l=0.910 -t=4 -T=21600 -lbc=1 -time-per-instance=0 -cpuh-per-instance=10 -derandomize -ba=4 -g=0 -md=0 -p=5 -s=1 -v=4 -q -warmup</text:p>
          </table:table-cell>
          <table:table-cell table:style-name="ce55" table:formula="of:=CONCATENATE(&quot;mallob_id&quot;;[.A4];&quot;_&quot;;[.B4];&quot;x&quot;;[.C4];&quot;x&quot;;[.D4];&quot;_&quot;;[.M4]+20;&quot;s&quot;)" office:value-type="string" office:string-value="mallob_id1002_10x4x5_21620s" calcext:value-type="string">
            <text:p>mallob_id1002_10x4x5_21620s</text:p>
          </table:table-cell>
          <table:table-cell table:style-name="ce5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10&#10;#SBATCH --ntasks=40&#10;#SBATCH --cpus-per-task=5&#10;#SBATCH --output=mallob_id1002_10x4x5_21620s_log&#10;#SBATCH --error=mallob_id1002_10x4x5_21620s_err&#10;#SBATCH --job-name=mallob_id1002_10x4x5_21620s&#10;#SBATCH --partition=normal&#10;#SBATCH --time=6:00:20&#10;mkdir -p /home/fh2-project-sda/fj0219/mallob//mallob_logs/mallob_id1002_10x4x5_21620s&#10;echo logging into /home/fh2-project-sda/fj0219/mallob/mallob_logs/mallob_id1002_10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2_10x4x5_21620s_log</text:p>
            <text:p>#SBATCH --error=mallob_id1002_10x4x5_21620s_err</text:p>
            <text:p>#SBATCH --job-name=mallob_id1002_10x4x5_21620s</text:p>
            <text:p>#SBATCH --partition=normal</text:p>
            <text:p>#SBATCH --time=6:00:20</text:p>
            <text:p>mkdir -p /home/fh2-project-sda/fj0219/mallob//mallob_logs/mallob_id1002_10x4x5_21620s</text:p>
            <text:p>echo logging into /home/fh2-project-sda/fj0219/mallob/mallob_logs/mallob_id1002_1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</text:p>
            <text:p>echo finished</text:p>
          </table:table-cell>
          <table:table-cell table:style-name="ce57"/>
        </table:table-row>
        <table:table-row table:style-name="ro2">
          <table:table-cell table:style-name="ce43" office:value-type="float" office:value="1003" calcext:value-type="float">
            <text:p>1003</text:p>
          </table:table-cell>
          <table:table-cell table:style-name="ce45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5]*[.C5]" office:value-type="float" office:value="44" calcext:value-type="float">
            <text:p>44</text:p>
          </table:table-cell>
          <table:table-cell table:style-name="ce49" table:formula="of:=[.C5]*[.D5]" office:value-type="float" office:value="20" calcext:value-type="float">
            <text:p>20</text:p>
          </table:table-cell>
          <table:table-cell table:style-name="ce45" office:value-type="float" office:value="8" calcext:value-type="float">
            <text:p>8</text:p>
          </table:table-cell>
          <table:table-cell table:style-name="ce49" table:formula="of:=[.E5]-[.G5]" office:value-type="float" office:value="36" calcext:value-type="float">
            <text:p>36</text:p>
          </table:table-cell>
          <table:table-cell table:style-name="ce50" office:value-type="float" office:value="0.91" calcext:value-type="float">
            <text:p>0.910</text:p>
          </table:table-cell>
          <table:table-cell table:style-name="ce51" table:formula="of:=FLOOR([.I5]*[.H5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5]-[.K5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5]/3600*[.F5]*[.B5]" office:value-type="float" office:value="1320" calcext:value-type="float">
            <text:p>13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O5]*[.G5]" office:value-type="float" office:value="8" calcext:value-type="float">
            <text:p>8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5]/[.G5]" office:value-type="float" office:value="50" calcext:value-type="float">
            <text:p>50</text:p>
          </table:table-cell>
          <table:table-cell table:style-name="ce49" table:formula="of:=[.R5]/[.O5]" office:value-type="float" office:value="50" calcext:value-type="float">
            <text:p>50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49" table:formula="of:=[.T5]*[.S5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52" table:formula="of:=FLOOR(([.M5]+20)/3600)" office:value-type="float" office:value="6" calcext:value-type="float">
            <text:p>6</text:p>
          </table:table-cell>
          <table:table-cell table:style-name="ce52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52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5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10 -t=4 -T=21600 -lbc=1 -time-per-instance=0 -cpuh-per-instance=10 -derandomize -ba=4 -g=0 -md=0 -p=5 -s=1 -v=4 -q -warmup" calcext:value-type="string">
            <text:p>/home/fh2-project-sda/fj0219/mallob/scenarios/scenario_all_c8 -c=8 -l=0.910 -t=4 -T=21600 -lbc=1 -time-per-instance=0 -cpuh-per-instance=10 -derandomize -ba=4 -g=0 -md=0 -p=5 -s=1 -v=4 -q -warmup</text:p>
          </table:table-cell>
          <table:table-cell table:style-name="ce55" table:formula="of:=CONCATENATE(&quot;mallob_id&quot;;[.A5];&quot;_&quot;;[.B5];&quot;x&quot;;[.C5];&quot;x&quot;;[.D5];&quot;_&quot;;[.M5]+20;&quot;s&quot;)" office:value-type="string" office:string-value="mallob_id1003_11x4x5_21620s" calcext:value-type="string">
            <text:p>mallob_id1003_11x4x5_21620s</text:p>
          </table:table-cell>
          <table:table-cell table:style-name="ce5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11&#10;#SBATCH --ntasks=44&#10;#SBATCH --cpus-per-task=5&#10;#SBATCH --output=mallob_id1003_11x4x5_21620s_log&#10;#SBATCH --error=mallob_id1003_11x4x5_21620s_err&#10;#SBATCH --job-name=mallob_id1003_11x4x5_21620s&#10;#SBATCH --partition=normal&#10;#SBATCH --time=6:00:20&#10;mkdir -p /home/fh2-project-sda/fj0219/mallob//mallob_logs/mallob_id1003_11x4x5_21620s&#10;echo logging into /home/fh2-project-sda/fj0219/mallob/mallob_logs/mallob_id1003_11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3_11x4x5_21620s_log</text:p>
            <text:p>#SBATCH --error=mallob_id1003_11x4x5_21620s_err</text:p>
            <text:p>#SBATCH --job-name=mallob_id1003_11x4x5_21620s</text:p>
            <text:p>#SBATCH --partition=normal</text:p>
            <text:p>#SBATCH --time=6:00:20</text:p>
            <text:p>mkdir -p /home/fh2-project-sda/fj0219/mallob//mallob_logs/mallob_id1003_11x4x5_21620s</text:p>
            <text:p>echo logging into /home/fh2-project-sda/fj0219/mallob/mallob_logs/mallob_id1003_11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</text:p>
            <text:p>echo finished</text:p>
          </table:table-cell>
          <table:table-cell table:style-name="ce57"/>
        </table:table-row>
        <table:table-row table:style-name="ro2">
          <table:table-cell table:style-name="ce43" office:value-type="float" office:value="1004" calcext:value-type="float">
            <text:p>1004</text:p>
          </table:table-cell>
          <table:table-cell table:style-name="ce45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6]*[.C6]" office:value-type="float" office:value="52" calcext:value-type="float">
            <text:p>52</text:p>
          </table:table-cell>
          <table:table-cell table:style-name="ce49" table:formula="of:=[.C6]*[.D6]" office:value-type="float" office:value="20" calcext:value-type="float">
            <text:p>20</text:p>
          </table:table-cell>
          <table:table-cell table:style-name="ce45" office:value-type="float" office:value="16" calcext:value-type="float">
            <text:p>16</text:p>
          </table:table-cell>
          <table:table-cell table:style-name="ce49" table:formula="of:=[.E6]-[.G6]" office:value-type="float" office:value="36" calcext:value-type="float">
            <text:p>36</text:p>
          </table:table-cell>
          <table:table-cell table:style-name="ce50" office:value-type="float" office:value="0.91" calcext:value-type="float">
            <text:p>0.910</text:p>
          </table:table-cell>
          <table:table-cell table:style-name="ce51" table:formula="of:=FLOOR([.I6]*[.H6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6]-[.K6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6]/3600*[.F6]*[.B6]" office:value-type="float" office:value="1560" calcext:value-type="float">
            <text:p>156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O6]*[.G6]" office:value-type="float" office:value="16" calcext:value-type="float">
            <text:p>16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6]/[.G6]" office:value-type="float" office:value="25" calcext:value-type="float">
            <text:p>25</text:p>
          </table:table-cell>
          <table:table-cell table:style-name="ce49" table:formula="of:=[.R6]/[.O6]" office:value-type="float" office:value="25" calcext:value-type="float">
            <text:p>25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49" table:formula="of:=[.T6]*[.S6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52" table:formula="of:=FLOOR(([.M6]+20)/3600)" office:value-type="float" office:value="6" calcext:value-type="float">
            <text:p>6</text:p>
          </table:table-cell>
          <table:table-cell table:style-name="ce52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52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5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10 -t=4 -T=21600 -lbc=1 -time-per-instance=0 -cpuh-per-instance=10 -derandomize -ba=4 -g=0 -md=0 -p=5 -s=1 -v=4 -q -warmup" calcext:value-type="string">
            <text:p>/home/fh2-project-sda/fj0219/mallob/scenarios/scenario_all_c16 -c=16 -l=0.910 -t=4 -T=21600 -lbc=1 -time-per-instance=0 -cpuh-per-instance=10 -derandomize -ba=4 -g=0 -md=0 -p=5 -s=1 -v=4 -q -warmup</text:p>
          </table:table-cell>
          <table:table-cell table:style-name="ce55" table:formula="of:=CONCATENATE(&quot;mallob_id&quot;;[.A6];&quot;_&quot;;[.B6];&quot;x&quot;;[.C6];&quot;x&quot;;[.D6];&quot;_&quot;;[.M6]+20;&quot;s&quot;)" office:value-type="string" office:string-value="mallob_id1004_13x4x5_21620s" calcext:value-type="string">
            <text:p>mallob_id1004_13x4x5_21620s</text:p>
          </table:table-cell>
          <table:table-cell table:style-name="ce5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13&#10;#SBATCH --ntasks=52&#10;#SBATCH --cpus-per-task=5&#10;#SBATCH --output=mallob_id1004_13x4x5_21620s_log&#10;#SBATCH --error=mallob_id1004_13x4x5_21620s_err&#10;#SBATCH --job-name=mallob_id1004_13x4x5_21620s&#10;#SBATCH --partition=normal&#10;#SBATCH --time=6:00:20&#10;mkdir -p /home/fh2-project-sda/fj0219/mallob//mallob_logs/mallob_id1004_13x4x5_21620s&#10;echo logging into /home/fh2-project-sda/fj0219/mallob/mallob_logs/mallob_id1004_13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4_13x4x5_21620s_log</text:p>
            <text:p>#SBATCH --error=mallob_id1004_13x4x5_21620s_err</text:p>
            <text:p>#SBATCH --job-name=mallob_id1004_13x4x5_21620s</text:p>
            <text:p>#SBATCH --partition=normal</text:p>
            <text:p>#SBATCH --time=6:00:20</text:p>
            <text:p>mkdir -p /home/fh2-project-sda/fj0219/mallob//mallob_logs/mallob_id1004_13x4x5_21620s</text:p>
            <text:p>echo logging into /home/fh2-project-sda/fj0219/mallob/mallob_logs/mallob_id1004_13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</text:p>
            <text:p>echo finished</text:p>
          </table:table-cell>
          <table:table-cell table:style-name="ce57"/>
        </table:table-row>
        <table:table-row table:style-name="ro2">
          <table:table-cell table:style-name="ce43" office:value-type="float" office:value="1005" calcext:value-type="float">
            <text:p>1005</text:p>
          </table:table-cell>
          <table:table-cell table:style-name="ce45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7]*[.C7]" office:value-type="float" office:value="36" calcext:value-type="float">
            <text:p>36</text:p>
          </table:table-cell>
          <table:table-cell table:style-name="ce49" table:formula="of:=[.C7]*[.D7]" office:value-type="float" office:value="20" calcext:value-type="float">
            <text:p>20</text:p>
          </table:table-cell>
          <table:table-cell table:style-name="ce45" office:value-type="float" office:value="1" calcext:value-type="float">
            <text:p>1</text:p>
          </table:table-cell>
          <table:table-cell table:style-name="ce49" table:formula="of:=[.E7]-[.G7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1" table:formula="of:=FLOOR([.I7]*[.H7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7]-[.K7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7]/3600*[.F7]*[.B7]" office:value-type="float" office:value="1080" calcext:value-type="float">
            <text:p>108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O7]*[.G7]" office:value-type="float" office:value="1" calcext:value-type="float">
            <text:p>1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7]/[.G7]" office:value-type="float" office:value="400" calcext:value-type="float">
            <text:p>400</text:p>
          </table:table-cell>
          <table:table-cell table:style-name="ce49" table:formula="of:=[.R7]/[.O7]" office:value-type="float" office:value="400" calcext:value-type="float">
            <text:p>400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49" table:formula="of:=[.T7]*[.S7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52" table:formula="of:=FLOOR(([.M7]+20)/3600)" office:value-type="float" office:value="6" calcext:value-type="float">
            <text:p>6</text:p>
          </table:table-cell>
          <table:table-cell table:style-name="ce52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52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5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0 -cpuh-per-instance=10 -derandomize -ba=4 -g=5 -md=0 -p=5 -s=1 -v=4 -q -warmup" calcext:value-type="string">
            <text:p>/home/fh2-project-sda/fj0219/mallob/scenarios/scenario_all_c1 -c=1 -l=0.930 -t=4 -T=21600 -lbc=1 -time-per-instance=0 -cpuh-per-instance=10 -derandomize -ba=4 -g=5 -md=0 -p=5 -s=1 -v=4 -q -warmup</text:p>
          </table:table-cell>
          <table:table-cell table:style-name="ce55" table:formula="of:=CONCATENATE(&quot;mallob_id&quot;;[.A7];&quot;_&quot;;[.B7];&quot;x&quot;;[.C7];&quot;x&quot;;[.D7];&quot;_&quot;;[.M7]+20;&quot;s&quot;)" office:value-type="string" office:string-value="mallob_id1005_9x4x5_21620s" calcext:value-type="string">
            <text:p>mallob_id1005_9x4x5_21620s</text:p>
          </table:table-cell>
          <table:table-cell table:style-name="ce5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1005_9x4x5_21620s_log&#10;#SBATCH --error=mallob_id1005_9x4x5_21620s_err&#10;#SBATCH --job-name=mallob_id1005_9x4x5_21620s&#10;#SBATCH --partition=normal&#10;#SBATCH --time=6:00:20&#10;mkdir -p /home/fh2-project-sda/fj0219/mallob//mallob_logs/mallob_id1005_9x4x5_21620s&#10;echo logging into /home/fh2-project-sda/fj0219/mallob/mallob_logs/mallob_id1005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5_9x4x5_21620s_log</text:p>
            <text:p>#SBATCH --error=mallob_id1005_9x4x5_21620s_err</text:p>
            <text:p>#SBATCH --job-name=mallob_id1005_9x4x5_21620s</text:p>
            <text:p>#SBATCH --partition=normal</text:p>
            <text:p>#SBATCH --time=6:00:20</text:p>
            <text:p>mkdir -p /home/fh2-project-sda/fj0219/mallob//mallob_logs/mallob_id1005_9x4x5_21620s</text:p>
            <text:p>echo logging into /home/fh2-project-sda/fj0219/mallob/mallob_logs/mallob_id1005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</text:p>
            <text:p>echo finished</text:p>
          </table:table-cell>
          <table:table-cell table:style-name="ce57"/>
        </table:table-row>
        <table:table-row table:style-name="ro2">
          <table:table-cell table:style-name="ce43" office:value-type="float" office:value="1006" calcext:value-type="float">
            <text:p>1006</text:p>
          </table:table-cell>
          <table:table-cell table:style-name="ce45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8]*[.C8]" office:value-type="float" office:value="36" calcext:value-type="float">
            <text:p>36</text:p>
          </table:table-cell>
          <table:table-cell table:style-name="ce49" table:formula="of:=[.C8]*[.D8]" office:value-type="float" office:value="20" calcext:value-type="float">
            <text:p>20</text:p>
          </table:table-cell>
          <table:table-cell table:style-name="ce45" office:value-type="float" office:value="2" calcext:value-type="float">
            <text:p>2</text:p>
          </table:table-cell>
          <table:table-cell table:style-name="ce49" table:formula="of:=[.E8]-[.G8]" office:value-type="float" office:value="34" calcext:value-type="float">
            <text:p>34</text:p>
          </table:table-cell>
          <table:table-cell table:style-name="ce50" office:value-type="float" office:value="0.95" calcext:value-type="float">
            <text:p>0.950</text:p>
          </table:table-cell>
          <table:table-cell table:style-name="ce51" table:formula="of:=FLOOR([.I8]*[.H8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8]-[.K8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8]/3600*[.F8]*[.B8]" office:value-type="float" office:value="1080" calcext:value-type="float">
            <text:p>108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O8]*[.G8]" office:value-type="float" office:value="2" calcext:value-type="float">
            <text:p>2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8]/[.G8]" office:value-type="float" office:value="200" calcext:value-type="float">
            <text:p>200</text:p>
          </table:table-cell>
          <table:table-cell table:style-name="ce49" table:formula="of:=[.R8]/[.O8]" office:value-type="float" office:value="200" calcext:value-type="float">
            <text:p>200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49" table:formula="of:=[.T8]*[.S8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52" table:formula="of:=FLOOR(([.M8]+20)/3600)" office:value-type="float" office:value="6" calcext:value-type="float">
            <text:p>6</text:p>
          </table:table-cell>
          <table:table-cell table:style-name="ce52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52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5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4 -T=21600 -lbc=1 -time-per-instance=0 -cpuh-per-instance=10 -derandomize -ba=4 -g=5 -md=0 -p=5 -s=1 -v=4 -q -warmup" calcext:value-type="string">
            <text:p>/home/fh2-project-sda/fj0219/mallob/scenarios/scenario_all_c2 -c=2 -l=0.950 -t=4 -T=21600 -lbc=1 -time-per-instance=0 -cpuh-per-instance=10 -derandomize -ba=4 -g=5 -md=0 -p=5 -s=1 -v=4 -q -warmup</text:p>
          </table:table-cell>
          <table:table-cell table:style-name="ce55" table:formula="of:=CONCATENATE(&quot;mallob_id&quot;;[.A8];&quot;_&quot;;[.B8];&quot;x&quot;;[.C8];&quot;x&quot;;[.D8];&quot;_&quot;;[.M8]+20;&quot;s&quot;)" office:value-type="string" office:string-value="mallob_id1006_9x4x5_21620s" calcext:value-type="string">
            <text:p>mallob_id1006_9x4x5_21620s</text:p>
          </table:table-cell>
          <table:table-cell table:style-name="ce5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1006_9x4x5_21620s_log&#10;#SBATCH --error=mallob_id1006_9x4x5_21620s_err&#10;#SBATCH --job-name=mallob_id1006_9x4x5_21620s&#10;#SBATCH --partition=normal&#10;#SBATCH --time=6:00:20&#10;mkdir -p /home/fh2-project-sda/fj0219/mallob//mallob_logs/mallob_id1006_9x4x5_21620s&#10;echo logging into /home/fh2-project-sda/fj0219/mallob/mallob_logs/mallob_id1006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6_9x4x5_21620s_log</text:p>
            <text:p>#SBATCH --error=mallob_id1006_9x4x5_21620s_err</text:p>
            <text:p>#SBATCH --job-name=mallob_id1006_9x4x5_21620s</text:p>
            <text:p>#SBATCH --partition=normal</text:p>
            <text:p>#SBATCH --time=6:00:20</text:p>
            <text:p>mkdir -p /home/fh2-project-sda/fj0219/mallob//mallob_logs/mallob_id1006_9x4x5_21620s</text:p>
            <text:p>echo logging into /home/fh2-project-sda/fj0219/mallob/mallob_logs/mallob_id1006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</text:p>
            <text:p>echo finished</text:p>
          </table:table-cell>
          <table:table-cell table:style-name="ce57"/>
        </table:table-row>
        <table:table-row table:style-name="ro2">
          <table:table-cell table:style-name="ce43" office:value-type="float" office:value="1007" calcext:value-type="float">
            <text:p>1007</text:p>
          </table:table-cell>
          <table:table-cell table:style-name="ce45" office:value-type="float" office:value="10" calcext:value-type="float">
            <text:p>10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9]*[.C9]" office:value-type="float" office:value="40" calcext:value-type="float">
            <text:p>40</text:p>
          </table:table-cell>
          <table:table-cell table:style-name="ce49" table:formula="of:=[.C9]*[.D9]" office:value-type="float" office:value="20" calcext:value-type="float">
            <text:p>20</text:p>
          </table:table-cell>
          <table:table-cell table:style-name="ce45" office:value-type="float" office:value="4" calcext:value-type="float">
            <text:p>4</text:p>
          </table:table-cell>
          <table:table-cell table:style-name="ce49" table:formula="of:=[.E9]-[.G9]" office:value-type="float" office:value="36" calcext:value-type="float">
            <text:p>36</text:p>
          </table:table-cell>
          <table:table-cell table:style-name="ce50" office:value-type="float" office:value="0.91" calcext:value-type="float">
            <text:p>0.910</text:p>
          </table:table-cell>
          <table:table-cell table:style-name="ce51" table:formula="of:=FLOOR([.I9]*[.H9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9]-[.K9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9]/3600*[.F9]*[.B9]" office:value-type="float" office:value="1200" calcext:value-type="float">
            <text:p>120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O9]*[.G9]" office:value-type="float" office:value="4" calcext:value-type="float">
            <text:p>4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9]/[.G9]" office:value-type="float" office:value="100" calcext:value-type="float">
            <text:p>100</text:p>
          </table:table-cell>
          <table:table-cell table:style-name="ce49" table:formula="of:=[.R9]/[.O9]" office:value-type="float" office:value="100" calcext:value-type="float">
            <text:p>100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49" table:formula="of:=[.T9]*[.S9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52" table:formula="of:=FLOOR(([.M9]+20)/3600)" office:value-type="float" office:value="6" calcext:value-type="float">
            <text:p>6</text:p>
          </table:table-cell>
          <table:table-cell table:style-name="ce52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52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5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10 -t=4 -T=21600 -lbc=1 -time-per-instance=0 -cpuh-per-instance=10 -derandomize -ba=4 -g=5 -md=0 -p=5 -s=1 -v=4 -q -warmup" calcext:value-type="string">
            <text:p>/home/fh2-project-sda/fj0219/mallob/scenarios/scenario_all_c4 -c=4 -l=0.910 -t=4 -T=21600 -lbc=1 -time-per-instance=0 -cpuh-per-instance=10 -derandomize -ba=4 -g=5 -md=0 -p=5 -s=1 -v=4 -q -warmup</text:p>
          </table:table-cell>
          <table:table-cell table:style-name="ce55" table:formula="of:=CONCATENATE(&quot;mallob_id&quot;;[.A9];&quot;_&quot;;[.B9];&quot;x&quot;;[.C9];&quot;x&quot;;[.D9];&quot;_&quot;;[.M9]+20;&quot;s&quot;)" office:value-type="string" office:string-value="mallob_id1007_10x4x5_21620s" calcext:value-type="string">
            <text:p>mallob_id1007_10x4x5_21620s</text:p>
          </table:table-cell>
          <table:table-cell table:style-name="ce5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10&#10;#SBATCH --ntasks=40&#10;#SBATCH --cpus-per-task=5&#10;#SBATCH --output=mallob_id1007_10x4x5_21620s_log&#10;#SBATCH --error=mallob_id1007_10x4x5_21620s_err&#10;#SBATCH --job-name=mallob_id1007_10x4x5_21620s&#10;#SBATCH --partition=normal&#10;#SBATCH --time=6:00:20&#10;mkdir -p /home/fh2-project-sda/fj0219/mallob//mallob_logs/mallob_id1007_10x4x5_21620s&#10;echo logging into /home/fh2-project-sda/fj0219/mallob/mallob_logs/mallob_id1007_10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7_10x4x5_21620s_log</text:p>
            <text:p>#SBATCH --error=mallob_id1007_10x4x5_21620s_err</text:p>
            <text:p>#SBATCH --job-name=mallob_id1007_10x4x5_21620s</text:p>
            <text:p>#SBATCH --partition=normal</text:p>
            <text:p>#SBATCH --time=6:00:20</text:p>
            <text:p>mkdir -p /home/fh2-project-sda/fj0219/mallob//mallob_logs/mallob_id1007_10x4x5_21620s</text:p>
            <text:p>echo logging into /home/fh2-project-sda/fj0219/mallob/mallob_logs/mallob_id1007_1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</text:p>
            <text:p>echo finished</text:p>
          </table:table-cell>
          <table:table-cell table:style-name="ce57"/>
        </table:table-row>
        <table:table-row table:style-name="ro2">
          <table:table-cell table:style-name="ce43" office:value-type="float" office:value="1008" calcext:value-type="float">
            <text:p>1008</text:p>
          </table:table-cell>
          <table:table-cell table:style-name="ce45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10]*[.C10]" office:value-type="float" office:value="44" calcext:value-type="float">
            <text:p>44</text:p>
          </table:table-cell>
          <table:table-cell table:style-name="ce49" table:formula="of:=[.C10]*[.D10]" office:value-type="float" office:value="20" calcext:value-type="float">
            <text:p>20</text:p>
          </table:table-cell>
          <table:table-cell table:style-name="ce45" office:value-type="float" office:value="8" calcext:value-type="float">
            <text:p>8</text:p>
          </table:table-cell>
          <table:table-cell table:style-name="ce49" table:formula="of:=[.E10]-[.G10]" office:value-type="float" office:value="36" calcext:value-type="float">
            <text:p>36</text:p>
          </table:table-cell>
          <table:table-cell table:style-name="ce50" office:value-type="float" office:value="0.91" calcext:value-type="float">
            <text:p>0.910</text:p>
          </table:table-cell>
          <table:table-cell table:style-name="ce51" table:formula="of:=FLOOR([.I10]*[.H10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10]-[.K10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10]/3600*[.F10]*[.B10]" office:value-type="float" office:value="1320" calcext:value-type="float">
            <text:p>13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O10]*[.G10]" office:value-type="float" office:value="8" calcext:value-type="float">
            <text:p>8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10]/[.G10]" office:value-type="float" office:value="50" calcext:value-type="float">
            <text:p>50</text:p>
          </table:table-cell>
          <table:table-cell table:style-name="ce49" table:formula="of:=[.R10]/[.O10]" office:value-type="float" office:value="50" calcext:value-type="float">
            <text:p>50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49" table:formula="of:=[.T10]*[.S10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52" table:formula="of:=FLOOR(([.M10]+20)/3600)" office:value-type="float" office:value="6" calcext:value-type="float">
            <text:p>6</text:p>
          </table:table-cell>
          <table:table-cell table:style-name="ce52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52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5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10 -t=4 -T=21600 -lbc=1 -time-per-instance=0 -cpuh-per-instance=10 -derandomize -ba=4 -g=5 -md=0 -p=5 -s=1 -v=4 -q -warmup" calcext:value-type="string">
            <text:p>/home/fh2-project-sda/fj0219/mallob/scenarios/scenario_all_c8 -c=8 -l=0.910 -t=4 -T=21600 -lbc=1 -time-per-instance=0 -cpuh-per-instance=10 -derandomize -ba=4 -g=5 -md=0 -p=5 -s=1 -v=4 -q -warmup</text:p>
          </table:table-cell>
          <table:table-cell table:style-name="ce55" table:formula="of:=CONCATENATE(&quot;mallob_id&quot;;[.A10];&quot;_&quot;;[.B10];&quot;x&quot;;[.C10];&quot;x&quot;;[.D10];&quot;_&quot;;[.M10]+20;&quot;s&quot;)" office:value-type="string" office:string-value="mallob_id1008_11x4x5_21620s" calcext:value-type="string">
            <text:p>mallob_id1008_11x4x5_21620s</text:p>
          </table:table-cell>
          <table:table-cell table:style-name="ce5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11&#10;#SBATCH --ntasks=44&#10;#SBATCH --cpus-per-task=5&#10;#SBATCH --output=mallob_id1008_11x4x5_21620s_log&#10;#SBATCH --error=mallob_id1008_11x4x5_21620s_err&#10;#SBATCH --job-name=mallob_id1008_11x4x5_21620s&#10;#SBATCH --partition=normal&#10;#SBATCH --time=6:00:20&#10;mkdir -p /home/fh2-project-sda/fj0219/mallob//mallob_logs/mallob_id1008_11x4x5_21620s&#10;echo logging into /home/fh2-project-sda/fj0219/mallob/mallob_logs/mallob_id1008_11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8_11x4x5_21620s_log</text:p>
            <text:p>#SBATCH --error=mallob_id1008_11x4x5_21620s_err</text:p>
            <text:p>#SBATCH --job-name=mallob_id1008_11x4x5_21620s</text:p>
            <text:p>#SBATCH --partition=normal</text:p>
            <text:p>#SBATCH --time=6:00:20</text:p>
            <text:p>mkdir -p /home/fh2-project-sda/fj0219/mallob//mallob_logs/mallob_id1008_11x4x5_21620s</text:p>
            <text:p>echo logging into /home/fh2-project-sda/fj0219/mallob/mallob_logs/mallob_id1008_11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</text:p>
            <text:p>echo finished</text:p>
          </table:table-cell>
          <table:table-cell table:style-name="ce57"/>
        </table:table-row>
        <table:table-row table:style-name="ro2">
          <table:table-cell table:style-name="ce43" office:value-type="float" office:value="1009" calcext:value-type="float">
            <text:p>1009</text:p>
          </table:table-cell>
          <table:table-cell table:style-name="ce45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11]*[.C11]" office:value-type="float" office:value="52" calcext:value-type="float">
            <text:p>52</text:p>
          </table:table-cell>
          <table:table-cell table:style-name="ce49" table:formula="of:=[.C11]*[.D11]" office:value-type="float" office:value="20" calcext:value-type="float">
            <text:p>20</text:p>
          </table:table-cell>
          <table:table-cell table:style-name="ce45" office:value-type="float" office:value="16" calcext:value-type="float">
            <text:p>16</text:p>
          </table:table-cell>
          <table:table-cell table:style-name="ce49" table:formula="of:=[.E11]-[.G11]" office:value-type="float" office:value="36" calcext:value-type="float">
            <text:p>36</text:p>
          </table:table-cell>
          <table:table-cell table:style-name="ce50" office:value-type="float" office:value="0.91" calcext:value-type="float">
            <text:p>0.910</text:p>
          </table:table-cell>
          <table:table-cell table:style-name="ce51" table:formula="of:=FLOOR([.I11]*[.H11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11]-[.K11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11]/3600*[.F11]*[.B11]" office:value-type="float" office:value="1560" calcext:value-type="float">
            <text:p>156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O11]*[.G11]" office:value-type="float" office:value="16" calcext:value-type="float">
            <text:p>16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11]/[.G11]" office:value-type="float" office:value="25" calcext:value-type="float">
            <text:p>25</text:p>
          </table:table-cell>
          <table:table-cell table:style-name="ce49" table:formula="of:=[.R11]/[.O11]" office:value-type="float" office:value="25" calcext:value-type="float">
            <text:p>25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49" table:formula="of:=[.T11]*[.S11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52" table:formula="of:=FLOOR(([.M11]+20)/3600)" office:value-type="float" office:value="6" calcext:value-type="float">
            <text:p>6</text:p>
          </table:table-cell>
          <table:table-cell table:style-name="ce52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52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5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10 -t=4 -T=21600 -lbc=1 -time-per-instance=0 -cpuh-per-instance=10 -derandomize -ba=4 -g=5 -md=0 -p=5 -s=1 -v=4 -q -warmup" calcext:value-type="string">
            <text:p>/home/fh2-project-sda/fj0219/mallob/scenarios/scenario_all_c16 -c=16 -l=0.910 -t=4 -T=21600 -lbc=1 -time-per-instance=0 -cpuh-per-instance=10 -derandomize -ba=4 -g=5 -md=0 -p=5 -s=1 -v=4 -q -warmup</text:p>
          </table:table-cell>
          <table:table-cell table:style-name="ce55" table:formula="of:=CONCATENATE(&quot;mallob_id&quot;;[.A11];&quot;_&quot;;[.B11];&quot;x&quot;;[.C11];&quot;x&quot;;[.D11];&quot;_&quot;;[.M11]+20;&quot;s&quot;)" office:value-type="string" office:string-value="mallob_id1009_13x4x5_21620s" calcext:value-type="string">
            <text:p>mallob_id1009_13x4x5_21620s</text:p>
          </table:table-cell>
          <table:table-cell table:style-name="ce5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13&#10;#SBATCH --ntasks=52&#10;#SBATCH --cpus-per-task=5&#10;#SBATCH --output=mallob_id1009_13x4x5_21620s_log&#10;#SBATCH --error=mallob_id1009_13x4x5_21620s_err&#10;#SBATCH --job-name=mallob_id1009_13x4x5_21620s&#10;#SBATCH --partition=normal&#10;#SBATCH --time=6:00:20&#10;mkdir -p /home/fh2-project-sda/fj0219/mallob//mallob_logs/mallob_id1009_13x4x5_21620s&#10;echo logging into /home/fh2-project-sda/fj0219/mallob/mallob_logs/mallob_id1009_13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9_13x4x5_21620s_log</text:p>
            <text:p>#SBATCH --error=mallob_id1009_13x4x5_21620s_err</text:p>
            <text:p>#SBATCH --job-name=mallob_id1009_13x4x5_21620s</text:p>
            <text:p>#SBATCH --partition=normal</text:p>
            <text:p>#SBATCH --time=6:00:20</text:p>
            <text:p>mkdir -p /home/fh2-project-sda/fj0219/mallob//mallob_logs/mallob_id1009_13x4x5_21620s</text:p>
            <text:p>echo logging into /home/fh2-project-sda/fj0219/mallob/mallob_logs/mallob_id1009_13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</text:p>
            <text:p>echo finished</text:p>
          </table:table-cell>
          <table:table-cell table:style-name="ce57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53" table:formula="of:=SUM([.N2:.N11])" office:value-type="float" office:value="12480" calcext:value-type="float">
            <text:p>12480</text:p>
          </table:table-cell>
          <table:table-cell table:style-name="ce53" office:value-type="string" calcext:value-type="string">
            <text:p>CPUh requested</text:p>
          </table:table-cell>
          <table:table-cell table:number-columns-repeated="23"/>
          <table:table-cell table:style-name="ce5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  <table:table-cell table:style-name="ce57"/>
        </table:table-row>
        <table:table-row table:style-name="ro4">
          <table:table-cell table:style-name="ce44" office:value-type="string" calcext:value-type="string" table:number-columns-spanned="38" table:number-rows-spanned="1">
            <text:p>Given a constant amount of computational power, how does overall performance evolve with respect to the number of job streams?</text:p>
            <text:p>How do results differ when jobs <text:span text:style-name="T1">gradually</text:span> increase their demand?</text:p>
            <text:p>=&gt; Test quality of load balancing and effectiveness of gradual demand increase when scaling overall load.</text:p>
            <text:p>Each job is capped at 10 CPUh such that the system should have a throughput on "unsolvable" jobs that is invariant to the overall load.</text:p>
          </table:table-cell>
          <table:covered-table-cell/>
          <table:covered-table-cell table:style-name="Default"/>
          <table:covered-table-cell table:number-columns-repeated="35"/>
          <table:table-cell table:style-name="ce5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5"/>
          <table:table-cell table:style-name="ce57"/>
        </table:table-row>
        <table:table-row table:style-name="ro1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caleDemandVsLBC_1Client_9x4x5_1wchVs10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58" office:value-type="string" calcext:value-type="string">
            <text:p>ID</text:p>
          </table:table-cell>
          <table:table-cell table:style-name="ce58" office:value-type="string" calcext:value-type="string">
            <text:p>Nodes</text:p>
          </table:table-cell>
          <table:table-cell table:style-name="ce58" office:value-type="string" calcext:value-type="string">
            <text:p>Processes per node</text:p>
          </table:table-cell>
          <table:table-cell table:style-name="ce58" office:value-type="string" calcext:value-type="string">
            <text:p>CPUs per process</text:p>
          </table:table-cell>
          <table:table-cell table:style-name="ce48" office:value-type="string" calcext:value-type="string">
            <text:p>Total processes</text:p>
          </table:table-cell>
          <table:table-cell table:style-name="ce48" office:value-type="string" calcext:value-type="string">
            <text:p>Used CPUs per node</text:p>
          </table:table-cell>
          <table:table-cell table:style-name="ce42" office:value-type="string" calcext:value-type="string">
            <text:p>Client processes</text:p>
          </table:table-cell>
          <table:table-cell table:style-name="ce48" office:value-type="string" calcext:value-type="string">
            <text:p>Workers</text:p>
          </table:table-cell>
          <table:table-cell table:style-name="ce42" office:value-type="string" calcext:value-type="string">
            <text:p>Load factor</text:p>
          </table:table-cell>
          <table:table-cell table:style-name="ce48" office:value-type="string" calcext:value-type="string">
            <text:p>Proj. active workers</text:p>
          </table:table-cell>
          <table:table-cell table:style-name="ce42" office:value-type="string" calcext:value-type="string">
            <text:p>SAT threads per process</text:p>
          </table:table-cell>
          <table:table-cell table:style-name="ce48" office:value-type="string" calcext:value-type="string">
            <text:p>"Free" CPUs per process</text:p>
          </table:table-cell>
          <table:table-cell table:style-name="ce42" office:value-type="string" calcext:value-type="string">
            <text:p>Global timeout (s)</text:p>
          </table:table-cell>
          <table:table-cell table:style-name="ce48" office:value-type="string" calcext:value-type="string">
            <text:p>Requested CPU hours</text:p>
          </table:table-cell>
          <table:table-cell table:style-name="ce42" office:value-type="string" calcext:value-type="string">
            <text:p>Active jobs per client</text:p>
          </table:table-cell>
          <table:table-cell table:style-name="ce48" office:value-type="string" calcext:value-type="string">
            <text:p>Proj. total active jobs</text:p>
          </table:table-cell>
          <table:table-cell table:style-name="ce42" office:value-type="string" calcext:value-type="string">
            <text:p>Total num jobs</text:p>
          </table:table-cell>
          <table:table-cell table:style-name="ce48" office:value-type="string" calcext:value-type="string">
            <text:p>Jobs per client</text:p>
          </table:table-cell>
          <table:table-cell table:style-name="ce48" office:value-type="string" calcext:value-type="string">
            <text:p>Client job epochs</text:p>
          </table:table-cell>
          <table:table-cell table:style-name="ce42" office:value-type="string" calcext:value-type="string">
            <text:p>Wall clock timeout per job (s)</text:p>
          </table:table-cell>
          <table:table-cell table:style-name="ce42" office:value-type="string" calcext:value-type="string">
            <text:p>CPU h timeout per job</text:p>
          </table:table-cell>
          <table:table-cell table:style-name="ce48" office:value-type="string" calcext:value-type="string">
            <text:p>Maximum global runtime (h)</text:p>
          </table:table-cell>
          <table:table-cell table:style-name="ce42" office:value-type="string" calcext:value-type="string">
            <text:p>Derandomize?</text:p>
          </table:table-cell>
          <table:table-cell table:style-name="ce42" office:value-type="string" calcext:value-type="string">
            <text:p>Bounce partners per node</text:p>
          </table:table-cell>
          <table:table-cell table:style-name="ce42" office:value-type="string" calcext:value-type="string">
            <text:p>Geometric growth interval</text:p>
          </table:table-cell>
          <table:table-cell table:style-name="ce42" office:value-type="string" calcext:value-type="string">
            <text:p>Max. demand per job</text:p>
          </table:table-cell>
          <table:table-cell table:style-name="ce42" office:value-type="string" calcext:value-type="string">
            <text:p>Rebalancing interval</text:p>
          </table:table-cell>
          <table:table-cell table:style-name="ce42" office:value-type="string" calcext:value-type="string">
            <text:p>Quiet?</text:p>
          </table:table-cell>
          <table:table-cell table:style-name="ce42" office:value-type="string" calcext:value-type="string">
            <text:p>Verbosity</text:p>
          </table:table-cell>
          <table:table-cell table:style-name="ce42" office:value-type="string" calcext:value-type="string">
            <text:p>Job comm. interval</text:p>
          </table:table-cell>
          <table:table-cell table:style-name="ce42" office:value-type="string" calcext:value-type="string">
            <text:p>Warmup?</text:p>
          </table:table-cell>
          <table:table-cell table:style-name="ce42" office:value-type="string" calcext:value-type="string">
            <text:p>Scenario file</text:p>
          </table:table-cell>
          <table:table-cell table:style-name="ce54" office:value-type="string" calcext:value-type="string">
            <text:p>Hours</text:p>
          </table:table-cell>
          <table:table-cell table:style-name="ce54" office:value-type="string" calcext:value-type="string">
            <text:p>Mins</text:p>
          </table:table-cell>
          <table:table-cell table:style-name="ce54" office:value-type="string" calcext:value-type="string">
            <text:p>Secs</text:p>
          </table:table-cell>
          <table:table-cell table:style-name="ce54" office:value-type="string" calcext:value-type="string">
            <text:p>Arguments</text:p>
          </table:table-cell>
          <table:table-cell table:style-name="ce56" office:value-type="string" calcext:value-type="string">
            <text:p>Job name</text:p>
          </table:table-cell>
          <table:table-cell table:style-name="ce54" office:value-type="string" calcext:value-type="string">
            <text:p>Script</text:p>
          </table:table-cell>
          <table:table-cell/>
        </table:table-row>
        <table:table-row table:style-name="ro5">
          <table:table-cell table:style-name="ce43" office:value-type="float" office:value="2000" calcext:value-type="float">
            <text:p>200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2]*[.C2]" office:value-type="float" office:value="36" calcext:value-type="float">
            <text:p>36</text:p>
          </table:table-cell>
          <table:table-cell table:style-name="ce49" table:formula="of:=[.C2]*[.D2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2]-[.G2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2]*[.H2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2]-[.K2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2]/3600*[.F2]*[.B2]" office:value-type="float" office:value="1080" calcext:value-type="float">
            <text:p>1080</text:p>
          </table:table-cell>
          <table:table-cell table:style-name="ce45" office:value-type="float" office:value="32" calcext:value-type="float">
            <text:p>32</text:p>
          </table:table-cell>
          <table:table-cell table:style-name="ce49" table:formula="of:=[.O2]*[.G2]" office:value-type="float" office:value="32" calcext:value-type="float">
            <text:p>32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2]/[.G2]" office:value-type="float" office:value="400" calcext:value-type="float">
            <text:p>400</text:p>
          </table:table-cell>
          <table:table-cell table:style-name="ce49" table:formula="of:=[.R2]/[.O2]" office:value-type="float" office:value="12.5" calcext:value-type="float">
            <text:p>12,5</text:p>
          </table:table-cell>
          <table:table-cell table:style-name="ce45" office:value-type="float" office:value="3600" calcext:value-type="float">
            <text:p>3600</text:p>
          </table:table-cell>
          <table:table-cell table:style-name="ce52" office:value-type="float" office:value="0" calcext:value-type="float">
            <text:p>0</text:p>
          </table:table-cell>
          <table:table-cell table:style-name="ce49" table:formula="of:=[.T2]*[.S2]/3600" office:value-type="float" office:value="12.5" calcext:value-type="float">
            <text:p>12,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52" table:formula="of:=FLOOR(([.M2]+20)/3600)" office:value-type="float" office:value="6" calcext:value-type="float">
            <text:p>6</text:p>
          </table:table-cell>
          <table:table-cell table:style-name="ce52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52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5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32 -time-per-instance=3600 -cpuh-per-instance=0 -derandomize -ba=4 -g=0 -md=1 -p=5 -s=1 -v=4 -q -warmup" calcext:value-type="string">
            <text:p>/home/fh2-project-sda/fj0219/mallob/scenarios/scenario_all_c1 -c=1 -l=0.930 -t=4 -T=21600 -lbc=32 -time-per-instance=3600 -cpuh-per-instance=0 -derandomize -ba=4 -g=0 -md=1 -p=5 -s=1 -v=4 -q -warmup</text:p>
          </table:table-cell>
          <table:table-cell table:style-name="ce55" table:formula="of:=CONCATENATE(&quot;mallob_id&quot;;[.A2];&quot;_&quot;;[.B2];&quot;x&quot;;[.C2];&quot;x&quot;;[.D2];&quot;_&quot;;[.M2]+20;&quot;s&quot;)" office:value-type="string" office:string-value="mallob_id2000_9x4x5_21620s" calcext:value-type="string">
            <text:p>mallob_id2000_9x4x5_21620s</text:p>
          </table:table-cell>
          <table:table-cell table:style-name="ce5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2000_9x4x5_21620s_log&#10;#SBATCH --error=mallob_id2000_9x4x5_21620s_err&#10;#SBATCH --job-name=mallob_id2000_9x4x5_21620s&#10;#SBATCH --partition=normal&#10;#SBATCH --time=6:00:20&#10;mkdir -p /home/fh2-project-sda/fj0219/mallob//mallob_logs/mallob_id2000_9x4x5_21620s&#10;echo logging into /home/fh2-project-sda/fj0219/mallob/mallob_logs/mallob_id2000_9x4x5_21620s&#10;module load mpi/openmpi/3.1&#10;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0_9x4x5_21620s_log</text:p>
            <text:p>#SBATCH --error=mallob_id2000_9x4x5_21620s_err</text:p>
            <text:p>#SBATCH --job-name=mallob_id2000_9x4x5_21620s</text:p>
            <text:p>#SBATCH --partition=normal</text:p>
            <text:p>#SBATCH --time=6:00:20</text:p>
            <text:p>mkdir -p /home/fh2-project-sda/fj0219/mallob//mallob_logs/mallob_id2000_9x4x5_21620s</text:p>
            <text:p>echo logging into /home/fh2-project-sda/fj0219/mallob/mallob_logs/mallob_id2000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</text:p>
            <text:p>echo finished</text:p>
          </table:table-cell>
          <table:table-cell table:style-name="ce57"/>
        </table:table-row>
        <table:table-row table:style-name="ro5">
          <table:table-cell table:style-name="ce43" office:value-type="float" office:value="2001" calcext:value-type="float">
            <text:p>200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3]*[.C3]" office:value-type="float" office:value="36" calcext:value-type="float">
            <text:p>36</text:p>
          </table:table-cell>
          <table:table-cell table:style-name="ce49" table:formula="of:=[.C3]*[.D3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3]-[.G3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3]*[.H3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3]-[.K3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3]/3600*[.F3]*[.B3]" office:value-type="float" office:value="1080" calcext:value-type="float">
            <text:p>1080</text:p>
          </table:table-cell>
          <table:table-cell table:style-name="ce45" office:value-type="float" office:value="16" calcext:value-type="float">
            <text:p>16</text:p>
          </table:table-cell>
          <table:table-cell table:style-name="ce49" table:formula="of:=[.O3]*[.G3]" office:value-type="float" office:value="16" calcext:value-type="float">
            <text:p>16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3]/[.G3]" office:value-type="float" office:value="400" calcext:value-type="float">
            <text:p>400</text:p>
          </table:table-cell>
          <table:table-cell table:style-name="ce49" table:formula="of:=[.R3]/[.O3]" office:value-type="float" office:value="25" calcext:value-type="float">
            <text:p>25</text:p>
          </table:table-cell>
          <table:table-cell table:style-name="ce45" office:value-type="float" office:value="3600" calcext:value-type="float">
            <text:p>3600</text:p>
          </table:table-cell>
          <table:table-cell table:style-name="ce52" office:value-type="float" office:value="0" calcext:value-type="float">
            <text:p>0</text:p>
          </table:table-cell>
          <table:table-cell table:style-name="ce49" table:formula="of:=[.T3]*[.S3]/3600" office:value-type="float" office:value="25" calcext:value-type="float">
            <text:p>2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52" table:formula="of:=FLOOR(([.M3]+20)/3600)" office:value-type="float" office:value="6" calcext:value-type="float">
            <text:p>6</text:p>
          </table:table-cell>
          <table:table-cell table:style-name="ce52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52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5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600 -lbc=16 -time-per-instance=3600 -cpuh-per-instance=0 -derandomize -ba=4 -g=0 -md=2 -p=5 -s=1 -v=4 -q -warmup" calcext:value-type="string">
            <text:p>/home/fh2-project-sda/fj0219/mallob/scenarios/scenario_all_c1 -c=1 -l=0.930 -t=4 -T=21600 -lbc=16 -time-per-instance=3600 -cpuh-per-instance=0 -derandomize -ba=4 -g=0 -md=2 -p=5 -s=1 -v=4 -q -warmup</text:p>
          </table:table-cell>
          <table:table-cell table:style-name="ce55" table:formula="of:=CONCATENATE(&quot;mallob_id&quot;;[.A3];&quot;_&quot;;[.B3];&quot;x&quot;;[.C3];&quot;x&quot;;[.D3];&quot;_&quot;;[.M3]+20;&quot;s&quot;)" office:value-type="string" office:string-value="mallob_id2001_9x4x5_21620s" calcext:value-type="string">
            <text:p>mallob_id2001_9x4x5_21620s</text:p>
          </table:table-cell>
          <table:table-cell table:style-name="ce5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2001_9x4x5_21620s_log&#10;#SBATCH --error=mallob_id2001_9x4x5_21620s_err&#10;#SBATCH --job-name=mallob_id2001_9x4x5_21620s&#10;#SBATCH --partition=normal&#10;#SBATCH --time=6:00:20&#10;mkdir -p /home/fh2-project-sda/fj0219/mallob//mallob_logs/mallob_id2001_9x4x5_21620s&#10;echo logging into /home/fh2-project-sda/fj0219/mallob/mallob_logs/mallob_id2001_9x4x5_21620s&#10;module load mpi/openmpi/3.1&#10;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1_9x4x5_21620s_log</text:p>
            <text:p>#SBATCH --error=mallob_id2001_9x4x5_21620s_err</text:p>
            <text:p>#SBATCH --job-name=mallob_id2001_9x4x5_21620s</text:p>
            <text:p>#SBATCH --partition=normal</text:p>
            <text:p>#SBATCH --time=6:00:20</text:p>
            <text:p>mkdir -p /home/fh2-project-sda/fj0219/mallob//mallob_logs/mallob_id2001_9x4x5_21620s</text:p>
            <text:p>echo logging into /home/fh2-project-sda/fj0219/mallob/mallob_logs/mallob_id2001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</text:p>
            <text:p>echo finished</text:p>
          </table:table-cell>
          <table:table-cell table:style-name="ce57"/>
        </table:table-row>
        <table:table-row table:style-name="ro2">
          <table:table-cell table:style-name="ce43" office:value-type="float" office:value="2002" calcext:value-type="float">
            <text:p>200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4]*[.C4]" office:value-type="float" office:value="36" calcext:value-type="float">
            <text:p>36</text:p>
          </table:table-cell>
          <table:table-cell table:style-name="ce49" table:formula="of:=[.C4]*[.D4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4]-[.G4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4]*[.H4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4]-[.K4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4]/3600*[.F4]*[.B4]" office:value-type="float" office:value="1080" calcext:value-type="float">
            <text:p>1080</text:p>
          </table:table-cell>
          <table:table-cell table:style-name="ce45" office:value-type="float" office:value="8" calcext:value-type="float">
            <text:p>8</text:p>
          </table:table-cell>
          <table:table-cell table:style-name="ce49" table:formula="of:=[.O4]*[.G4]" office:value-type="float" office:value="8" calcext:value-type="float">
            <text:p>8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4]/[.G4]" office:value-type="float" office:value="400" calcext:value-type="float">
            <text:p>400</text:p>
          </table:table-cell>
          <table:table-cell table:style-name="ce49" table:formula="of:=[.R4]/[.O4]" office:value-type="float" office:value="50" calcext:value-type="float">
            <text:p>50</text:p>
          </table:table-cell>
          <table:table-cell table:style-name="ce45" office:value-type="float" office:value="3600" calcext:value-type="float">
            <text:p>3600</text:p>
          </table:table-cell>
          <table:table-cell table:style-name="ce52" office:value-type="float" office:value="0" calcext:value-type="float">
            <text:p>0</text:p>
          </table:table-cell>
          <table:table-cell table:style-name="ce49" table:formula="of:=[.T4]*[.S4]/3600" office:value-type="float" office:value="50" calcext:value-type="float">
            <text:p>5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52" table:formula="of:=FLOOR(([.M4]+20)/3600)" office:value-type="float" office:value="6" calcext:value-type="float">
            <text:p>6</text:p>
          </table:table-cell>
          <table:table-cell table:style-name="ce52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52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5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600 -lbc=8 -time-per-instance=3600 -cpuh-per-instance=0 -derandomize -ba=4 -g=0 -md=4 -p=5 -s=1 -v=4 -q -warmup" calcext:value-type="string">
            <text:p>/home/fh2-project-sda/fj0219/mallob/scenarios/scenario_all_c1 -c=1 -l=0.930 -t=4 -T=21600 -lbc=8 -time-per-instance=3600 -cpuh-per-instance=0 -derandomize -ba=4 -g=0 -md=4 -p=5 -s=1 -v=4 -q -warmup</text:p>
          </table:table-cell>
          <table:table-cell table:style-name="ce55" table:formula="of:=CONCATENATE(&quot;mallob_id&quot;;[.A4];&quot;_&quot;;[.B4];&quot;x&quot;;[.C4];&quot;x&quot;;[.D4];&quot;_&quot;;[.M4]+20;&quot;s&quot;)" office:value-type="string" office:string-value="mallob_id2002_9x4x5_21620s" calcext:value-type="string">
            <text:p>mallob_id2002_9x4x5_21620s</text:p>
          </table:table-cell>
          <table:table-cell table:style-name="ce5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2002_9x4x5_21620s_log&#10;#SBATCH --error=mallob_id2002_9x4x5_21620s_err&#10;#SBATCH --job-name=mallob_id2002_9x4x5_21620s&#10;#SBATCH --partition=normal&#10;#SBATCH --time=6:00:20&#10;mkdir -p /home/fh2-project-sda/fj0219/mallob//mallob_logs/mallob_id2002_9x4x5_21620s&#10;echo logging into /home/fh2-project-sda/fj0219/mallob/mallob_logs/mallob_id2002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2_9x4x5_21620s_log</text:p>
            <text:p>#SBATCH --error=mallob_id2002_9x4x5_21620s_err</text:p>
            <text:p>#SBATCH --job-name=mallob_id2002_9x4x5_21620s</text:p>
            <text:p>#SBATCH --partition=normal</text:p>
            <text:p>#SBATCH --time=6:00:20</text:p>
            <text:p>mkdir -p /home/fh2-project-sda/fj0219/mallob//mallob_logs/mallob_id2002_9x4x5_21620s</text:p>
            <text:p>echo logging into /home/fh2-project-sda/fj0219/mallob/mallob_logs/mallob_id2002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</text:p>
            <text:p>echo finished</text:p>
          </table:table-cell>
          <table:table-cell table:style-name="ce57"/>
        </table:table-row>
        <table:table-row table:style-name="ro2">
          <table:table-cell table:style-name="ce43" office:value-type="float" office:value="2003" calcext:value-type="float">
            <text:p>200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5]*[.C5]" office:value-type="float" office:value="36" calcext:value-type="float">
            <text:p>36</text:p>
          </table:table-cell>
          <table:table-cell table:style-name="ce49" table:formula="of:=[.C5]*[.D5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5]-[.G5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5]*[.H5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5]-[.K5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5]/3600*[.F5]*[.B5]" office:value-type="float" office:value="1080" calcext:value-type="float">
            <text:p>1080</text:p>
          </table:table-cell>
          <table:table-cell table:style-name="ce45" office:value-type="float" office:value="4" calcext:value-type="float">
            <text:p>4</text:p>
          </table:table-cell>
          <table:table-cell table:style-name="ce49" table:formula="of:=[.O5]*[.G5]" office:value-type="float" office:value="4" calcext:value-type="float">
            <text:p>4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5]/[.G5]" office:value-type="float" office:value="400" calcext:value-type="float">
            <text:p>400</text:p>
          </table:table-cell>
          <table:table-cell table:style-name="ce49" table:formula="of:=[.R5]/[.O5]" office:value-type="float" office:value="100" calcext:value-type="float">
            <text:p>100</text:p>
          </table:table-cell>
          <table:table-cell table:style-name="ce45" office:value-type="float" office:value="3600" calcext:value-type="float">
            <text:p>3600</text:p>
          </table:table-cell>
          <table:table-cell table:style-name="ce52" office:value-type="float" office:value="0" calcext:value-type="float">
            <text:p>0</text:p>
          </table:table-cell>
          <table:table-cell table:style-name="ce49" table:formula="of:=[.T5]*[.S5]/3600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8" calcext:value-type="float">
            <text:p>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52" table:formula="of:=FLOOR(([.M5]+20)/3600)" office:value-type="float" office:value="6" calcext:value-type="float">
            <text:p>6</text:p>
          </table:table-cell>
          <table:table-cell table:style-name="ce52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52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5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600 -lbc=4 -time-per-instance=3600 -cpuh-per-instance=0 -derandomize -ba=4 -g=0 -md=8 -p=5 -s=1 -v=4 -q -warmup" calcext:value-type="string">
            <text:p>/home/fh2-project-sda/fj0219/mallob/scenarios/scenario_all_c1 -c=1 -l=0.930 -t=4 -T=21600 -lbc=4 -time-per-instance=3600 -cpuh-per-instance=0 -derandomize -ba=4 -g=0 -md=8 -p=5 -s=1 -v=4 -q -warmup</text:p>
          </table:table-cell>
          <table:table-cell table:style-name="ce55" table:formula="of:=CONCATENATE(&quot;mallob_id&quot;;[.A5];&quot;_&quot;;[.B5];&quot;x&quot;;[.C5];&quot;x&quot;;[.D5];&quot;_&quot;;[.M5]+20;&quot;s&quot;)" office:value-type="string" office:string-value="mallob_id2003_9x4x5_21620s" calcext:value-type="string">
            <text:p>mallob_id2003_9x4x5_21620s</text:p>
          </table:table-cell>
          <table:table-cell table:style-name="ce5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2003_9x4x5_21620s_log&#10;#SBATCH --error=mallob_id2003_9x4x5_21620s_err&#10;#SBATCH --job-name=mallob_id2003_9x4x5_21620s&#10;#SBATCH --partition=normal&#10;#SBATCH --time=6:00:20&#10;mkdir -p /home/fh2-project-sda/fj0219/mallob//mallob_logs/mallob_id2003_9x4x5_21620s&#10;echo logging into /home/fh2-project-sda/fj0219/mallob/mallob_logs/mallob_id2003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3_9x4x5_21620s_log</text:p>
            <text:p>#SBATCH --error=mallob_id2003_9x4x5_21620s_err</text:p>
            <text:p>#SBATCH --job-name=mallob_id2003_9x4x5_21620s</text:p>
            <text:p>#SBATCH --partition=normal</text:p>
            <text:p>#SBATCH --time=6:00:20</text:p>
            <text:p>mkdir -p /home/fh2-project-sda/fj0219/mallob//mallob_logs/mallob_id2003_9x4x5_21620s</text:p>
            <text:p>echo logging into /home/fh2-project-sda/fj0219/mallob/mallob_logs/mallob_id2003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</text:p>
            <text:p>echo finished</text:p>
          </table:table-cell>
          <table:table-cell table:style-name="ce57"/>
        </table:table-row>
        <table:table-row table:style-name="ro2">
          <table:table-cell table:style-name="ce43" office:value-type="float" office:value="2004" calcext:value-type="float">
            <text:p>200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6]*[.C6]" office:value-type="float" office:value="36" calcext:value-type="float">
            <text:p>36</text:p>
          </table:table-cell>
          <table:table-cell table:style-name="ce49" table:formula="of:=[.C6]*[.D6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6]-[.G6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6]*[.H6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6]-[.K6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6]/3600*[.F6]*[.B6]" office:value-type="float" office:value="1080" calcext:value-type="float">
            <text:p>1080</text:p>
          </table:table-cell>
          <table:table-cell table:style-name="ce45" office:value-type="float" office:value="2" calcext:value-type="float">
            <text:p>2</text:p>
          </table:table-cell>
          <table:table-cell table:style-name="ce49" table:formula="of:=[.O6]*[.G6]" office:value-type="float" office:value="2" calcext:value-type="float">
            <text:p>2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6]/[.G6]" office:value-type="float" office:value="400" calcext:value-type="float">
            <text:p>400</text:p>
          </table:table-cell>
          <table:table-cell table:style-name="ce49" table:formula="of:=[.R6]/[.O6]" office:value-type="float" office:value="200" calcext:value-type="float">
            <text:p>200</text:p>
          </table:table-cell>
          <table:table-cell table:style-name="ce45" office:value-type="float" office:value="3600" calcext:value-type="float">
            <text:p>3600</text:p>
          </table:table-cell>
          <table:table-cell table:style-name="ce52" office:value-type="float" office:value="0" calcext:value-type="float">
            <text:p>0</text:p>
          </table:table-cell>
          <table:table-cell table:style-name="ce49" table:formula="of:=[.T6]*[.S6]/3600" office:value-type="float" office:value="200" calcext:value-type="float">
            <text:p>2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16" calcext:value-type="float">
            <text:p>1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52" table:formula="of:=FLOOR(([.M6]+20)/3600)" office:value-type="float" office:value="6" calcext:value-type="float">
            <text:p>6</text:p>
          </table:table-cell>
          <table:table-cell table:style-name="ce52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52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5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600 -lbc=2 -time-per-instance=3600 -cpuh-per-instance=0 -derandomize -ba=4 -g=0 -md=16 -p=5 -s=1 -v=4 -q -warmup" calcext:value-type="string">
            <text:p>/home/fh2-project-sda/fj0219/mallob/scenarios/scenario_all_c1 -c=1 -l=0.930 -t=4 -T=21600 -lbc=2 -time-per-instance=3600 -cpuh-per-instance=0 -derandomize -ba=4 -g=0 -md=16 -p=5 -s=1 -v=4 -q -warmup</text:p>
          </table:table-cell>
          <table:table-cell table:style-name="ce55" table:formula="of:=CONCATENATE(&quot;mallob_id&quot;;[.A6];&quot;_&quot;;[.B6];&quot;x&quot;;[.C6];&quot;x&quot;;[.D6];&quot;_&quot;;[.M6]+20;&quot;s&quot;)" office:value-type="string" office:string-value="mallob_id2004_9x4x5_21620s" calcext:value-type="string">
            <text:p>mallob_id2004_9x4x5_21620s</text:p>
          </table:table-cell>
          <table:table-cell table:style-name="ce5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2004_9x4x5_21620s_log&#10;#SBATCH --error=mallob_id2004_9x4x5_21620s_err&#10;#SBATCH --job-name=mallob_id2004_9x4x5_21620s&#10;#SBATCH --partition=normal&#10;#SBATCH --time=6:00:20&#10;mkdir -p /home/fh2-project-sda/fj0219/mallob//mallob_logs/mallob_id2004_9x4x5_21620s&#10;echo logging into /home/fh2-project-sda/fj0219/mallob/mallob_logs/mallob_id2004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4_9x4x5_21620s_log</text:p>
            <text:p>#SBATCH --error=mallob_id2004_9x4x5_21620s_err</text:p>
            <text:p>#SBATCH --job-name=mallob_id2004_9x4x5_21620s</text:p>
            <text:p>#SBATCH --partition=normal</text:p>
            <text:p>#SBATCH --time=6:00:20</text:p>
            <text:p>mkdir -p /home/fh2-project-sda/fj0219/mallob//mallob_logs/mallob_id2004_9x4x5_21620s</text:p>
            <text:p>echo logging into /home/fh2-project-sda/fj0219/mallob/mallob_logs/mallob_id2004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</text:p>
            <text:p>echo finished</text:p>
          </table:table-cell>
          <table:table-cell table:style-name="ce57"/>
        </table:table-row>
        <table:table-row table:style-name="ro2">
          <table:table-cell table:style-name="ce43" office:value-type="float" office:value="2005" calcext:value-type="float">
            <text:p>200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7]*[.C7]" office:value-type="float" office:value="36" calcext:value-type="float">
            <text:p>36</text:p>
          </table:table-cell>
          <table:table-cell table:style-name="ce49" table:formula="of:=[.C7]*[.D7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7]-[.G7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7]*[.H7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7]-[.K7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7]/3600*[.F7]*[.B7]" office:value-type="float" office:value="1080" calcext:value-type="float">
            <text:p>1080</text:p>
          </table:table-cell>
          <table:table-cell table:style-name="ce45" office:value-type="float" office:value="1" calcext:value-type="float">
            <text:p>1</text:p>
          </table:table-cell>
          <table:table-cell table:style-name="ce49" table:formula="of:=[.O7]*[.G7]" office:value-type="float" office:value="1" calcext:value-type="float">
            <text:p>1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7]/[.G7]" office:value-type="float" office:value="400" calcext:value-type="float">
            <text:p>400</text:p>
          </table:table-cell>
          <table:table-cell table:style-name="ce49" table:formula="of:=[.R7]/[.O7]" office:value-type="float" office:value="400" calcext:value-type="float">
            <text:p>400</text:p>
          </table:table-cell>
          <table:table-cell table:style-name="ce45" office:value-type="float" office:value="3600" calcext:value-type="float">
            <text:p>3600</text:p>
          </table:table-cell>
          <table:table-cell table:style-name="ce52" office:value-type="float" office:value="0" calcext:value-type="float">
            <text:p>0</text:p>
          </table:table-cell>
          <table:table-cell table:style-name="ce49" table:formula="of:=[.T7]*[.S7]/3600" office:value-type="float" office:value="400" calcext:value-type="float">
            <text:p>4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32" calcext:value-type="float">
            <text:p>3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52" table:formula="of:=FLOOR(([.M7]+20)/3600)" office:value-type="float" office:value="6" calcext:value-type="float">
            <text:p>6</text:p>
          </table:table-cell>
          <table:table-cell table:style-name="ce52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52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5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3600 -cpuh-per-instance=0 -derandomize -ba=4 -g=0 -md=32 -p=5 -s=1 -v=4 -q -warmup" calcext:value-type="string">
            <text:p>/home/fh2-project-sda/fj0219/mallob/scenarios/scenario_all_c1 -c=1 -l=0.930 -t=4 -T=21600 -lbc=1 -time-per-instance=3600 -cpuh-per-instance=0 -derandomize -ba=4 -g=0 -md=32 -p=5 -s=1 -v=4 -q -warmup</text:p>
          </table:table-cell>
          <table:table-cell table:style-name="ce55" table:formula="of:=CONCATENATE(&quot;mallob_id&quot;;[.A7];&quot;_&quot;;[.B7];&quot;x&quot;;[.C7];&quot;x&quot;;[.D7];&quot;_&quot;;[.M7]+20;&quot;s&quot;)" office:value-type="string" office:string-value="mallob_id2005_9x4x5_21620s" calcext:value-type="string">
            <text:p>mallob_id2005_9x4x5_21620s</text:p>
          </table:table-cell>
          <table:table-cell table:style-name="ce5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2005_9x4x5_21620s_log&#10;#SBATCH --error=mallob_id2005_9x4x5_21620s_err&#10;#SBATCH --job-name=mallob_id2005_9x4x5_21620s&#10;#SBATCH --partition=normal&#10;#SBATCH --time=6:00:20&#10;mkdir -p /home/fh2-project-sda/fj0219/mallob//mallob_logs/mallob_id2005_9x4x5_21620s&#10;echo logging into /home/fh2-project-sda/fj0219/mallob/mallob_logs/mallob_id2005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5_9x4x5_21620s_log</text:p>
            <text:p>#SBATCH --error=mallob_id2005_9x4x5_21620s_err</text:p>
            <text:p>#SBATCH --job-name=mallob_id2005_9x4x5_21620s</text:p>
            <text:p>#SBATCH --partition=normal</text:p>
            <text:p>#SBATCH --time=6:00:20</text:p>
            <text:p>mkdir -p /home/fh2-project-sda/fj0219/mallob//mallob_logs/mallob_id2005_9x4x5_21620s</text:p>
            <text:p>echo logging into /home/fh2-project-sda/fj0219/mallob/mallob_logs/mallob_id2005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</text:p>
            <text:p>echo finished</text:p>
          </table:table-cell>
          <table:table-cell/>
        </table:table-row>
        <table:table-row table:style-name="ro2">
          <table:table-cell table:style-name="ce43" office:value-type="float" office:value="2006" calcext:value-type="float">
            <text:p>200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8]*[.C8]" office:value-type="float" office:value="36" calcext:value-type="float">
            <text:p>36</text:p>
          </table:table-cell>
          <table:table-cell table:style-name="ce49" table:formula="of:=[.C8]*[.D8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8]-[.G8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8]*[.H8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8]-[.K8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8]/3600*[.F8]*[.B8]" office:value-type="float" office:value="1080" calcext:value-type="float">
            <text:p>1080</text:p>
          </table:table-cell>
          <table:table-cell table:style-name="ce45" office:value-type="float" office:value="32" calcext:value-type="float">
            <text:p>32</text:p>
          </table:table-cell>
          <table:table-cell table:style-name="ce49" table:formula="of:=[.O8]*[.G8]" office:value-type="float" office:value="32" calcext:value-type="float">
            <text:p>32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8]/[.G8]" office:value-type="float" office:value="400" calcext:value-type="float">
            <text:p>400</text:p>
          </table:table-cell>
          <table:table-cell table:style-name="ce49" table:formula="of:=[.R8]/[.O8]" office:value-type="float" office:value="12.5" calcext:value-type="float">
            <text:p>12,5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10" calcext:value-type="float">
            <text:p>10</text:p>
          </table:table-cell>
          <table:table-cell table:style-name="ce49" table:formula="of:=[.T8]*[.S8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52" table:formula="of:=FLOOR(([.M8]+20)/3600)" office:value-type="float" office:value="6" calcext:value-type="float">
            <text:p>6</text:p>
          </table:table-cell>
          <table:table-cell table:style-name="ce52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52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5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600 -lbc=32 -time-per-instance=0 -cpuh-per-instance=10 -derandomize -ba=4 -g=0 -md=1 -p=5 -s=1 -v=4 -q -warmup" calcext:value-type="string">
            <text:p>/home/fh2-project-sda/fj0219/mallob/scenarios/scenario_all_c1 -c=1 -l=0.930 -t=4 -T=21600 -lbc=32 -time-per-instance=0 -cpuh-per-instance=10 -derandomize -ba=4 -g=0 -md=1 -p=5 -s=1 -v=4 -q -warmup</text:p>
          </table:table-cell>
          <table:table-cell table:style-name="ce55" table:formula="of:=CONCATENATE(&quot;mallob_id&quot;;[.A8];&quot;_&quot;;[.B8];&quot;x&quot;;[.C8];&quot;x&quot;;[.D8];&quot;_&quot;;[.M8]+20;&quot;s&quot;)" office:value-type="string" office:string-value="mallob_id2006_9x4x5_21620s" calcext:value-type="string">
            <text:p>mallob_id2006_9x4x5_21620s</text:p>
          </table:table-cell>
          <table:table-cell table:style-name="ce5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2006_9x4x5_21620s_log&#10;#SBATCH --error=mallob_id2006_9x4x5_21620s_err&#10;#SBATCH --job-name=mallob_id2006_9x4x5_21620s&#10;#SBATCH --partition=normal&#10;#SBATCH --time=6:00:20&#10;mkdir -p /home/fh2-project-sda/fj0219/mallob//mallob_logs/mallob_id2006_9x4x5_21620s&#10;echo logging into /home/fh2-project-sda/fj0219/mallob/mallob_logs/mallob_id2006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6_9x4x5_21620s_log</text:p>
            <text:p>#SBATCH --error=mallob_id2006_9x4x5_21620s_err</text:p>
            <text:p>#SBATCH --job-name=mallob_id2006_9x4x5_21620s</text:p>
            <text:p>#SBATCH --partition=normal</text:p>
            <text:p>#SBATCH --time=6:00:20</text:p>
            <text:p>mkdir -p /home/fh2-project-sda/fj0219/mallob//mallob_logs/mallob_id2006_9x4x5_21620s</text:p>
            <text:p>echo logging into /home/fh2-project-sda/fj0219/mallob/mallob_logs/mallob_id2006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</text:p>
            <text:p>echo finished</text:p>
          </table:table-cell>
          <table:table-cell/>
        </table:table-row>
        <table:table-row table:style-name="ro2">
          <table:table-cell table:style-name="ce43" office:value-type="float" office:value="2007" calcext:value-type="float">
            <text:p>200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9]*[.C9]" office:value-type="float" office:value="36" calcext:value-type="float">
            <text:p>36</text:p>
          </table:table-cell>
          <table:table-cell table:style-name="ce49" table:formula="of:=[.C9]*[.D9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9]-[.G9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9]*[.H9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9]-[.K9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9]/3600*[.F9]*[.B9]" office:value-type="float" office:value="1080" calcext:value-type="float">
            <text:p>1080</text:p>
          </table:table-cell>
          <table:table-cell table:style-name="ce45" office:value-type="float" office:value="16" calcext:value-type="float">
            <text:p>16</text:p>
          </table:table-cell>
          <table:table-cell table:style-name="ce49" table:formula="of:=[.O9]*[.G9]" office:value-type="float" office:value="16" calcext:value-type="float">
            <text:p>16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9]/[.G9]" office:value-type="float" office:value="400" calcext:value-type="float">
            <text:p>400</text:p>
          </table:table-cell>
          <table:table-cell table:style-name="ce49" table:formula="of:=[.R9]/[.O9]" office:value-type="float" office:value="25" calcext:value-type="float">
            <text:p>25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10" calcext:value-type="float">
            <text:p>10</text:p>
          </table:table-cell>
          <table:table-cell table:style-name="ce49" table:formula="of:=[.T9]*[.S9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52" table:formula="of:=FLOOR(([.M9]+20)/3600)" office:value-type="float" office:value="6" calcext:value-type="float">
            <text:p>6</text:p>
          </table:table-cell>
          <table:table-cell table:style-name="ce52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52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5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600 -lbc=16 -time-per-instance=0 -cpuh-per-instance=10 -derandomize -ba=4 -g=0 -md=2 -p=5 -s=1 -v=4 -q -warmup" calcext:value-type="string">
            <text:p>/home/fh2-project-sda/fj0219/mallob/scenarios/scenario_all_c1 -c=1 -l=0.930 -t=4 -T=21600 -lbc=16 -time-per-instance=0 -cpuh-per-instance=10 -derandomize -ba=4 -g=0 -md=2 -p=5 -s=1 -v=4 -q -warmup</text:p>
          </table:table-cell>
          <table:table-cell table:style-name="ce55" table:formula="of:=CONCATENATE(&quot;mallob_id&quot;;[.A9];&quot;_&quot;;[.B9];&quot;x&quot;;[.C9];&quot;x&quot;;[.D9];&quot;_&quot;;[.M9]+20;&quot;s&quot;)" office:value-type="string" office:string-value="mallob_id2007_9x4x5_21620s" calcext:value-type="string">
            <text:p>mallob_id2007_9x4x5_21620s</text:p>
          </table:table-cell>
          <table:table-cell table:style-name="ce5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2007_9x4x5_21620s_log&#10;#SBATCH --error=mallob_id2007_9x4x5_21620s_err&#10;#SBATCH --job-name=mallob_id2007_9x4x5_21620s&#10;#SBATCH --partition=normal&#10;#SBATCH --time=6:00:20&#10;mkdir -p /home/fh2-project-sda/fj0219/mallob//mallob_logs/mallob_id2007_9x4x5_21620s&#10;echo logging into /home/fh2-project-sda/fj0219/mallob/mallob_logs/mallob_id2007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7_9x4x5_21620s_log</text:p>
            <text:p>#SBATCH --error=mallob_id2007_9x4x5_21620s_err</text:p>
            <text:p>#SBATCH --job-name=mallob_id2007_9x4x5_21620s</text:p>
            <text:p>#SBATCH --partition=normal</text:p>
            <text:p>#SBATCH --time=6:00:20</text:p>
            <text:p>mkdir -p /home/fh2-project-sda/fj0219/mallob//mallob_logs/mallob_id2007_9x4x5_21620s</text:p>
            <text:p>echo logging into /home/fh2-project-sda/fj0219/mallob/mallob_logs/mallob_id2007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</text:p>
            <text:p>echo finished</text:p>
          </table:table-cell>
          <table:table-cell/>
        </table:table-row>
        <table:table-row table:style-name="ro2">
          <table:table-cell table:style-name="ce43" office:value-type="float" office:value="2008" calcext:value-type="float">
            <text:p>200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10]*[.C10]" office:value-type="float" office:value="36" calcext:value-type="float">
            <text:p>36</text:p>
          </table:table-cell>
          <table:table-cell table:style-name="ce49" table:formula="of:=[.C10]*[.D10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10]-[.G10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10]*[.H10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10]-[.K10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10]/3600*[.F10]*[.B10]" office:value-type="float" office:value="1080" calcext:value-type="float">
            <text:p>1080</text:p>
          </table:table-cell>
          <table:table-cell table:style-name="ce45" office:value-type="float" office:value="8" calcext:value-type="float">
            <text:p>8</text:p>
          </table:table-cell>
          <table:table-cell table:style-name="ce49" table:formula="of:=[.O10]*[.G10]" office:value-type="float" office:value="8" calcext:value-type="float">
            <text:p>8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10]/[.G10]" office:value-type="float" office:value="400" calcext:value-type="float">
            <text:p>400</text:p>
          </table:table-cell>
          <table:table-cell table:style-name="ce49" table:formula="of:=[.R10]/[.O10]" office:value-type="float" office:value="50" calcext:value-type="float">
            <text:p>50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10" calcext:value-type="float">
            <text:p>10</text:p>
          </table:table-cell>
          <table:table-cell table:style-name="ce49" table:formula="of:=[.T10]*[.S10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52" table:formula="of:=FLOOR(([.M10]+20)/3600)" office:value-type="float" office:value="6" calcext:value-type="float">
            <text:p>6</text:p>
          </table:table-cell>
          <table:table-cell table:style-name="ce52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52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5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600 -lbc=8 -time-per-instance=0 -cpuh-per-instance=10 -derandomize -ba=4 -g=0 -md=4 -p=5 -s=1 -v=4 -q -warmup" calcext:value-type="string">
            <text:p>/home/fh2-project-sda/fj0219/mallob/scenarios/scenario_all_c1 -c=1 -l=0.930 -t=4 -T=21600 -lbc=8 -time-per-instance=0 -cpuh-per-instance=10 -derandomize -ba=4 -g=0 -md=4 -p=5 -s=1 -v=4 -q -warmup</text:p>
          </table:table-cell>
          <table:table-cell table:style-name="ce55" table:formula="of:=CONCATENATE(&quot;mallob_id&quot;;[.A10];&quot;_&quot;;[.B10];&quot;x&quot;;[.C10];&quot;x&quot;;[.D10];&quot;_&quot;;[.M10]+20;&quot;s&quot;)" office:value-type="string" office:string-value="mallob_id2008_9x4x5_21620s" calcext:value-type="string">
            <text:p>mallob_id2008_9x4x5_21620s</text:p>
          </table:table-cell>
          <table:table-cell table:style-name="ce5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2008_9x4x5_21620s_log&#10;#SBATCH --error=mallob_id2008_9x4x5_21620s_err&#10;#SBATCH --job-name=mallob_id2008_9x4x5_21620s&#10;#SBATCH --partition=normal&#10;#SBATCH --time=6:00:20&#10;mkdir -p /home/fh2-project-sda/fj0219/mallob//mallob_logs/mallob_id2008_9x4x5_21620s&#10;echo logging into /home/fh2-project-sda/fj0219/mallob/mallob_logs/mallob_id2008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8_9x4x5_21620s_log</text:p>
            <text:p>#SBATCH --error=mallob_id2008_9x4x5_21620s_err</text:p>
            <text:p>#SBATCH --job-name=mallob_id2008_9x4x5_21620s</text:p>
            <text:p>#SBATCH --partition=normal</text:p>
            <text:p>#SBATCH --time=6:00:20</text:p>
            <text:p>mkdir -p /home/fh2-project-sda/fj0219/mallob//mallob_logs/mallob_id2008_9x4x5_21620s</text:p>
            <text:p>echo logging into /home/fh2-project-sda/fj0219/mallob/mallob_logs/mallob_id2008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</text:p>
            <text:p>echo finished</text:p>
          </table:table-cell>
          <table:table-cell/>
        </table:table-row>
        <table:table-row table:style-name="ro2">
          <table:table-cell table:style-name="ce43" office:value-type="float" office:value="2009" calcext:value-type="float">
            <text:p>200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11]*[.C11]" office:value-type="float" office:value="36" calcext:value-type="float">
            <text:p>36</text:p>
          </table:table-cell>
          <table:table-cell table:style-name="ce49" table:formula="of:=[.C11]*[.D11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11]-[.G11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11]*[.H11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11]-[.K11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11]/3600*[.F11]*[.B11]" office:value-type="float" office:value="1080" calcext:value-type="float">
            <text:p>1080</text:p>
          </table:table-cell>
          <table:table-cell table:style-name="ce45" office:value-type="float" office:value="4" calcext:value-type="float">
            <text:p>4</text:p>
          </table:table-cell>
          <table:table-cell table:style-name="ce49" table:formula="of:=[.O11]*[.G11]" office:value-type="float" office:value="4" calcext:value-type="float">
            <text:p>4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11]/[.G11]" office:value-type="float" office:value="400" calcext:value-type="float">
            <text:p>400</text:p>
          </table:table-cell>
          <table:table-cell table:style-name="ce49" table:formula="of:=[.R11]/[.O11]" office:value-type="float" office:value="100" calcext:value-type="float">
            <text:p>100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10" calcext:value-type="float">
            <text:p>10</text:p>
          </table:table-cell>
          <table:table-cell table:style-name="ce49" table:formula="of:=[.T11]*[.S11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8" calcext:value-type="float">
            <text:p>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52" table:formula="of:=FLOOR(([.M11]+20)/3600)" office:value-type="float" office:value="6" calcext:value-type="float">
            <text:p>6</text:p>
          </table:table-cell>
          <table:table-cell table:style-name="ce52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52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5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600 -lbc=4 -time-per-instance=0 -cpuh-per-instance=10 -derandomize -ba=4 -g=0 -md=8 -p=5 -s=1 -v=4 -q -warmup" calcext:value-type="string">
            <text:p>/home/fh2-project-sda/fj0219/mallob/scenarios/scenario_all_c1 -c=1 -l=0.930 -t=4 -T=21600 -lbc=4 -time-per-instance=0 -cpuh-per-instance=10 -derandomize -ba=4 -g=0 -md=8 -p=5 -s=1 -v=4 -q -warmup</text:p>
          </table:table-cell>
          <table:table-cell table:style-name="ce55" table:formula="of:=CONCATENATE(&quot;mallob_id&quot;;[.A11];&quot;_&quot;;[.B11];&quot;x&quot;;[.C11];&quot;x&quot;;[.D11];&quot;_&quot;;[.M11]+20;&quot;s&quot;)" office:value-type="string" office:string-value="mallob_id2009_9x4x5_21620s" calcext:value-type="string">
            <text:p>mallob_id2009_9x4x5_21620s</text:p>
          </table:table-cell>
          <table:table-cell table:style-name="ce5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2009_9x4x5_21620s_log&#10;#SBATCH --error=mallob_id2009_9x4x5_21620s_err&#10;#SBATCH --job-name=mallob_id2009_9x4x5_21620s&#10;#SBATCH --partition=normal&#10;#SBATCH --time=6:00:20&#10;mkdir -p /home/fh2-project-sda/fj0219/mallob//mallob_logs/mallob_id2009_9x4x5_21620s&#10;echo logging into /home/fh2-project-sda/fj0219/mallob/mallob_logs/mallob_id2009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9_9x4x5_21620s_log</text:p>
            <text:p>#SBATCH --error=mallob_id2009_9x4x5_21620s_err</text:p>
            <text:p>#SBATCH --job-name=mallob_id2009_9x4x5_21620s</text:p>
            <text:p>#SBATCH --partition=normal</text:p>
            <text:p>#SBATCH --time=6:00:20</text:p>
            <text:p>mkdir -p /home/fh2-project-sda/fj0219/mallob//mallob_logs/mallob_id2009_9x4x5_21620s</text:p>
            <text:p>echo logging into /home/fh2-project-sda/fj0219/mallob/mallob_logs/mallob_id2009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</text:p>
            <text:p>echo finished</text:p>
          </table:table-cell>
          <table:table-cell/>
        </table:table-row>
        <table:table-row table:style-name="ro2">
          <table:table-cell table:style-name="ce43" office:value-type="float" office:value="2010" calcext:value-type="float">
            <text:p>201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12]*[.C12]" office:value-type="float" office:value="36" calcext:value-type="float">
            <text:p>36</text:p>
          </table:table-cell>
          <table:table-cell table:style-name="ce49" table:formula="of:=[.C12]*[.D12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12]-[.G12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12]*[.H12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12]-[.K12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12]/3600*[.F12]*[.B12]" office:value-type="float" office:value="1080" calcext:value-type="float">
            <text:p>1080</text:p>
          </table:table-cell>
          <table:table-cell table:style-name="ce45" office:value-type="float" office:value="2" calcext:value-type="float">
            <text:p>2</text:p>
          </table:table-cell>
          <table:table-cell table:style-name="ce49" table:formula="of:=[.O12]*[.G12]" office:value-type="float" office:value="2" calcext:value-type="float">
            <text:p>2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12]/[.G12]" office:value-type="float" office:value="400" calcext:value-type="float">
            <text:p>400</text:p>
          </table:table-cell>
          <table:table-cell table:style-name="ce49" table:formula="of:=[.R12]/[.O12]" office:value-type="float" office:value="200" calcext:value-type="float">
            <text:p>200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10" calcext:value-type="float">
            <text:p>10</text:p>
          </table:table-cell>
          <table:table-cell table:style-name="ce49" table:formula="of:=[.T12]*[.S12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16" calcext:value-type="float">
            <text:p>1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52" table:formula="of:=FLOOR(([.M12]+20)/3600)" office:value-type="float" office:value="6" calcext:value-type="float">
            <text:p>6</text:p>
          </table:table-cell>
          <table:table-cell table:style-name="ce52" table:formula="of:=IF(FLOOR((([.M12]+20)-[.AG12]*3600)/60)&lt;10;CONCATENATE(&quot;0&quot;;FLOOR((([.M12]+20)-[.AG12]*3600)/60));FLOOR((([.M12]+20)-[.AG12]*3600)/60))" office:value-type="string" office:string-value="00" calcext:value-type="string">
            <text:p>00</text:p>
          </table:table-cell>
          <table:table-cell table:style-name="ce52" table:formula="of:=IF(FLOOR((([.M12]+20)-[.AG12]*3600-[.AH12]*60))&lt;10;CONCATENATE(&quot;0&quot;;FLOOR((([.M12]+20)-[.AG12]*3600-[.AH12]*60)));FLOOR((([.M12]+20)-[.AG12]*3600-[.AH12]*60)))" office:value-type="float" office:value="20" calcext:value-type="float">
            <text:p>20</text:p>
          </table:table-cell>
          <table:table-cell table:style-name="ce55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600 -lbc=2 -time-per-instance=0 -cpuh-per-instance=10 -derandomize -ba=4 -g=0 -md=16 -p=5 -s=1 -v=4 -q -warmup" calcext:value-type="string">
            <text:p>/home/fh2-project-sda/fj0219/mallob/scenarios/scenario_all_c1 -c=1 -l=0.930 -t=4 -T=21600 -lbc=2 -time-per-instance=0 -cpuh-per-instance=10 -derandomize -ba=4 -g=0 -md=16 -p=5 -s=1 -v=4 -q -warmup</text:p>
          </table:table-cell>
          <table:table-cell table:style-name="ce55" table:formula="of:=CONCATENATE(&quot;mallob_id&quot;;[.A12];&quot;_&quot;;[.B12];&quot;x&quot;;[.C12];&quot;x&quot;;[.D12];&quot;_&quot;;[.M12]+20;&quot;s&quot;)" office:value-type="string" office:string-value="mallob_id2010_9x4x5_21620s" calcext:value-type="string">
            <text:p>mallob_id2010_9x4x5_21620s</text:p>
          </table:table-cell>
          <table:table-cell table:style-name="ce55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2010_9x4x5_21620s_log&#10;#SBATCH --error=mallob_id2010_9x4x5_21620s_err&#10;#SBATCH --job-name=mallob_id2010_9x4x5_21620s&#10;#SBATCH --partition=normal&#10;#SBATCH --time=6:00:20&#10;mkdir -p /home/fh2-project-sda/fj0219/mallob//mallob_logs/mallob_id2010_9x4x5_21620s&#10;echo logging into /home/fh2-project-sda/fj0219/mallob/mallob_logs/mallob_id2010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0_9x4x5_21620s_log</text:p>
            <text:p>#SBATCH --error=mallob_id2010_9x4x5_21620s_err</text:p>
            <text:p>#SBATCH --job-name=mallob_id2010_9x4x5_21620s</text:p>
            <text:p>#SBATCH --partition=normal</text:p>
            <text:p>#SBATCH --time=6:00:20</text:p>
            <text:p>mkdir -p /home/fh2-project-sda/fj0219/mallob//mallob_logs/mallob_id2010_9x4x5_21620s</text:p>
            <text:p>echo logging into /home/fh2-project-sda/fj0219/mallob/mallob_logs/mallob_id2010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</text:p>
            <text:p>echo finished</text:p>
          </table:table-cell>
          <table:table-cell/>
        </table:table-row>
        <table:table-row table:style-name="ro2">
          <table:table-cell table:style-name="ce43" office:value-type="float" office:value="2011" calcext:value-type="float">
            <text:p>201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13]*[.C13]" office:value-type="float" office:value="36" calcext:value-type="float">
            <text:p>36</text:p>
          </table:table-cell>
          <table:table-cell table:style-name="ce49" table:formula="of:=[.C13]*[.D13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13]-[.G13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13]*[.H13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13]-[.K13]" office:value-type="float" office:value="1" calcext:value-type="float">
            <text:p>1</text:p>
          </table:table-cell>
          <table:table-cell table:style-name="ce52" table:formula="of:=6*3600" office:value-type="float" office:value="21600" calcext:value-type="float">
            <text:p>21600</text:p>
          </table:table-cell>
          <table:table-cell table:style-name="ce49" table:formula="of:=[.M13]/3600*[.F13]*[.B13]" office:value-type="float" office:value="1080" calcext:value-type="float">
            <text:p>1080</text:p>
          </table:table-cell>
          <table:table-cell table:style-name="ce45" office:value-type="float" office:value="1" calcext:value-type="float">
            <text:p>1</text:p>
          </table:table-cell>
          <table:table-cell table:style-name="ce49" table:formula="of:=[.O13]*[.G13]" office:value-type="float" office:value="1" calcext:value-type="float">
            <text:p>1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13]/[.G13]" office:value-type="float" office:value="400" calcext:value-type="float">
            <text:p>400</text:p>
          </table:table-cell>
          <table:table-cell table:style-name="ce49" table:formula="of:=[.R13]/[.O13]" office:value-type="float" office:value="400" calcext:value-type="float">
            <text:p>400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10" calcext:value-type="float">
            <text:p>10</text:p>
          </table:table-cell>
          <table:table-cell table:style-name="ce49" table:formula="of:=[.T13]*[.S13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32" calcext:value-type="float">
            <text:p>3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52" table:formula="of:=FLOOR(([.M13]+20)/3600)" office:value-type="float" office:value="6" calcext:value-type="float">
            <text:p>6</text:p>
          </table:table-cell>
          <table:table-cell table:style-name="ce52" table:formula="of:=IF(FLOOR((([.M13]+20)-[.AG13]*3600)/60)&lt;10;CONCATENATE(&quot;0&quot;;FLOOR((([.M13]+20)-[.AG13]*3600)/60));FLOOR((([.M13]+20)-[.AG13]*3600)/60))" office:value-type="string" office:string-value="00" calcext:value-type="string">
            <text:p>00</text:p>
          </table:table-cell>
          <table:table-cell table:style-name="ce52" table:formula="of:=IF(FLOOR((([.M13]+20)-[.AG13]*3600-[.AH13]*60))&lt;10;CONCATENATE(&quot;0&quot;;FLOOR((([.M13]+20)-[.AG13]*3600-[.AH13]*60)));FLOOR((([.M13]+20)-[.AG13]*3600-[.AH13]*60)))" office:value-type="float" office:value="20" calcext:value-type="float">
            <text:p>20</text:p>
          </table:table-cell>
          <table:table-cell table:style-name="ce55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600 -lbc=1 -time-per-instance=0 -cpuh-per-instance=10 -derandomize -ba=4 -g=0 -md=32 -p=5 -s=1 -v=4 -q -warmup" calcext:value-type="string">
            <text:p>/home/fh2-project-sda/fj0219/mallob/scenarios/scenario_all_c1 -c=1 -l=0.930 -t=4 -T=21600 -lbc=1 -time-per-instance=0 -cpuh-per-instance=10 -derandomize -ba=4 -g=0 -md=32 -p=5 -s=1 -v=4 -q -warmup</text:p>
          </table:table-cell>
          <table:table-cell table:style-name="ce55" table:formula="of:=CONCATENATE(&quot;mallob_id&quot;;[.A13];&quot;_&quot;;[.B13];&quot;x&quot;;[.C13];&quot;x&quot;;[.D13];&quot;_&quot;;[.M13]+20;&quot;s&quot;)" office:value-type="string" office:string-value="mallob_id2011_9x4x5_21620s" calcext:value-type="string">
            <text:p>mallob_id2011_9x4x5_21620s</text:p>
          </table:table-cell>
          <table:table-cell table:style-name="ce55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2011_9x4x5_21620s_log&#10;#SBATCH --error=mallob_id2011_9x4x5_21620s_err&#10;#SBATCH --job-name=mallob_id2011_9x4x5_21620s&#10;#SBATCH --partition=normal&#10;#SBATCH --time=6:00:20&#10;mkdir -p /home/fh2-project-sda/fj0219/mallob//mallob_logs/mallob_id2011_9x4x5_21620s&#10;echo logging into /home/fh2-project-sda/fj0219/mallob/mallob_logs/mallob_id2011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1_9x4x5_21620s_log</text:p>
            <text:p>#SBATCH --error=mallob_id2011_9x4x5_21620s_err</text:p>
            <text:p>#SBATCH --job-name=mallob_id2011_9x4x5_21620s</text:p>
            <text:p>#SBATCH --partition=normal</text:p>
            <text:p>#SBATCH --time=6:00:20</text:p>
            <text:p>mkdir -p /home/fh2-project-sda/fj0219/mallob//mallob_logs/mallob_id2011_9x4x5_21620s</text:p>
            <text:p>echo logging into /home/fh2-project-sda/fj0219/mallob/mallob_logs/mallob_id2011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53" table:formula="of:=SUM([.N2:.N13])" office:value-type="float" office:value="12960" calcext:value-type="float">
            <text:p>12960</text:p>
          </table:table-cell>
          <table:table-cell table:style-name="ce53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6">
          <table:table-cell table:style-name="ce44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How do results differ if the individual jobs are bound by their CPU resources instead of wall clock time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LargeSystem_1h" table:style-name="ta1">
        <table:table-column table:style-name="co1" table:default-cell-style-name="Default"/>
        <table:table-column table:style-name="co32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58" office:value-type="string" calcext:value-type="string">
            <text:p>ID</text:p>
          </table:table-cell>
          <table:table-cell table:style-name="ce58" office:value-type="string" calcext:value-type="string">
            <text:p>Nodes</text:p>
          </table:table-cell>
          <table:table-cell table:style-name="ce58" office:value-type="string" calcext:value-type="string">
            <text:p>Processes per node</text:p>
          </table:table-cell>
          <table:table-cell table:style-name="ce58" office:value-type="string" calcext:value-type="string">
            <text:p>CPUs per process</text:p>
          </table:table-cell>
          <table:table-cell table:style-name="ce48" office:value-type="string" calcext:value-type="string">
            <text:p>Total processes</text:p>
          </table:table-cell>
          <table:table-cell table:style-name="ce48" office:value-type="string" calcext:value-type="string">
            <text:p>Used CPUs per node</text:p>
          </table:table-cell>
          <table:table-cell table:style-name="ce42" office:value-type="string" calcext:value-type="string">
            <text:p>Client processes</text:p>
          </table:table-cell>
          <table:table-cell table:style-name="ce48" office:value-type="string" calcext:value-type="string">
            <text:p>Workers</text:p>
          </table:table-cell>
          <table:table-cell table:style-name="ce42" office:value-type="string" calcext:value-type="string">
            <text:p>Load factor</text:p>
          </table:table-cell>
          <table:table-cell table:style-name="ce48" office:value-type="string" calcext:value-type="string">
            <text:p>Proj. active workers</text:p>
          </table:table-cell>
          <table:table-cell table:style-name="ce42" office:value-type="string" calcext:value-type="string">
            <text:p>SAT threads per process</text:p>
          </table:table-cell>
          <table:table-cell table:style-name="ce48" office:value-type="string" calcext:value-type="string">
            <text:p>"Free" CPUs per process</text:p>
          </table:table-cell>
          <table:table-cell table:style-name="ce42" office:value-type="string" calcext:value-type="string">
            <text:p>Global timeout (s)</text:p>
          </table:table-cell>
          <table:table-cell table:style-name="ce48" office:value-type="string" calcext:value-type="string">
            <text:p>Requested CPU hours</text:p>
          </table:table-cell>
          <table:table-cell table:style-name="ce42" office:value-type="string" calcext:value-type="string">
            <text:p>Active jobs per client</text:p>
          </table:table-cell>
          <table:table-cell table:style-name="ce48" office:value-type="string" calcext:value-type="string">
            <text:p>Proj. total active jobs</text:p>
          </table:table-cell>
          <table:table-cell table:style-name="ce42" office:value-type="string" calcext:value-type="string">
            <text:p>Total num jobs</text:p>
          </table:table-cell>
          <table:table-cell table:style-name="ce48" office:value-type="string" calcext:value-type="string">
            <text:p>Jobs per client</text:p>
          </table:table-cell>
          <table:table-cell table:style-name="ce48" office:value-type="string" calcext:value-type="string">
            <text:p>Client job epochs</text:p>
          </table:table-cell>
          <table:table-cell table:style-name="ce42" office:value-type="string" calcext:value-type="string">
            <text:p>Wall clock timeout per job (s)</text:p>
          </table:table-cell>
          <table:table-cell table:style-name="ce42" office:value-type="string" calcext:value-type="string">
            <text:p>CPU h timeout per job</text:p>
          </table:table-cell>
          <table:table-cell table:style-name="ce48" office:value-type="string" calcext:value-type="string">
            <text:p>Maximum global runtime (h)</text:p>
          </table:table-cell>
          <table:table-cell table:style-name="ce42" office:value-type="string" calcext:value-type="string">
            <text:p>Derandomize?</text:p>
          </table:table-cell>
          <table:table-cell table:style-name="ce42" office:value-type="string" calcext:value-type="string">
            <text:p>Bounce partners per node</text:p>
          </table:table-cell>
          <table:table-cell table:style-name="ce42" office:value-type="string" calcext:value-type="string">
            <text:p>Geometric growth interval</text:p>
          </table:table-cell>
          <table:table-cell table:style-name="ce42" office:value-type="string" calcext:value-type="string">
            <text:p>Max. demand per job</text:p>
          </table:table-cell>
          <table:table-cell table:style-name="ce42" office:value-type="string" calcext:value-type="string">
            <text:p>Rebalancing interval</text:p>
          </table:table-cell>
          <table:table-cell table:style-name="ce42" office:value-type="string" calcext:value-type="string">
            <text:p>Quiet?</text:p>
          </table:table-cell>
          <table:table-cell table:style-name="ce42" office:value-type="string" calcext:value-type="string">
            <text:p>Verbosity</text:p>
          </table:table-cell>
          <table:table-cell table:style-name="ce42" office:value-type="string" calcext:value-type="string">
            <text:p>Job comm. interval</text:p>
          </table:table-cell>
          <table:table-cell table:style-name="ce42" office:value-type="string" calcext:value-type="string">
            <text:p>Warmup?</text:p>
          </table:table-cell>
          <table:table-cell table:style-name="ce42" office:value-type="string" calcext:value-type="string">
            <text:p>Scenario file</text:p>
          </table:table-cell>
          <table:table-cell table:style-name="ce54" office:value-type="string" calcext:value-type="string">
            <text:p>Hours</text:p>
          </table:table-cell>
          <table:table-cell table:style-name="ce54" office:value-type="string" calcext:value-type="string">
            <text:p>Mins</text:p>
          </table:table-cell>
          <table:table-cell table:style-name="ce54" office:value-type="string" calcext:value-type="string">
            <text:p>Secs</text:p>
          </table:table-cell>
          <table:table-cell table:style-name="ce54" office:value-type="string" calcext:value-type="string">
            <text:p>Arguments</text:p>
          </table:table-cell>
          <table:table-cell table:style-name="ce56" office:value-type="string" calcext:value-type="string">
            <text:p>Job name</text:p>
          </table:table-cell>
          <table:table-cell table:style-name="ce54" office:value-type="string" calcext:value-type="string">
            <text:p>Script</text:p>
          </table:table-cell>
        </table:table-row>
        <table:table-row table:style-name="ro5">
          <table:table-cell table:style-name="ce43" office:value-type="float" office:value="3000" calcext:value-type="float">
            <text:p>3000</text:p>
          </table:table-cell>
          <table:table-cell table:style-name="ce45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B2]*[.C2]" office:value-type="float" office:value="80" calcext:value-type="float">
            <text:p>80</text:p>
          </table:table-cell>
          <table:table-cell table:style-name="ce49" table:formula="of:=[.C2]*[.D2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2]-[.G2]" office:value-type="float" office:value="79" calcext:value-type="float">
            <text:p>79</text:p>
          </table:table-cell>
          <table:table-cell table:style-name="ce50" office:value-type="float" office:value="0.95" calcext:value-type="float">
            <text:p>0.950</text:p>
          </table:table-cell>
          <table:table-cell table:style-name="ce60" table:formula="of:=FLOOR([.I2]*[.H2])" office:value-type="float" office:value="75" calcext:value-type="float">
            <text:p>75</text:p>
          </table:table-cell>
          <table:table-cell table:style-name="ce52" office:value-type="float" office:value="2" calcext:value-type="float">
            <text:p>2</text:p>
          </table:table-cell>
          <table:table-cell table:style-name="ce49" table:formula="of:=[.D2]-[.K2]" office:value-type="float" office:value="0" calcext:value-type="float">
            <text:p>0</text:p>
          </table:table-cell>
          <table:table-cell table:style-name="ce52" office:value-type="float" office:value="3600" calcext:value-type="float">
            <text:p>3600</text:p>
          </table:table-cell>
          <table:table-cell table:style-name="ce49" table:formula="of:=[.M2]/3600*[.F2]*[.B2]" office:value-type="float" office:value="160" calcext:value-type="float">
            <text:p>160</text:p>
          </table:table-cell>
          <table:table-cell table:style-name="ce43" office:value-type="float" office:value="8" calcext:value-type="float">
            <text:p>8</text:p>
          </table:table-cell>
          <table:table-cell table:style-name="ce49" table:formula="of:=[.O2]*[.G2]" office:value-type="float" office:value="8" calcext:value-type="float">
            <text:p>8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2]/[.G2]" office:value-type="float" office:value="400" calcext:value-type="float">
            <text:p>400</text:p>
          </table:table-cell>
          <table:table-cell table:style-name="ce49" table:formula="of:=[.R2]/[.O2]" office:value-type="float" office:value="50" calcext:value-type="float">
            <text:p>5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9" table:formula="of:=[.T2]*[.S2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52" table:formula="of:=FLOOR(([.M2]+20)/3600)" office:value-type="float" office:value="1" calcext:value-type="float">
            <text:p>1</text:p>
          </table:table-cell>
          <table:table-cell table:style-name="ce52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52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5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50 -t=2 -T=3600 -lbc=8 -time-per-instance=0 -cpuh-per-instance=2 -derandomize -ba=4 -g=5 -md=0 -p=5 -s=1 -v=4 -q -warmup" calcext:value-type="string">
            <text:p>/home/fh2-project-sda/fj0219/mallob/scenarios/scenario_all_c1 -c=1 -l=0.950 -t=2 -T=3600 -lbc=8 -time-per-instance=0 -cpuh-per-instance=2 -derandomize -ba=4 -g=5 -md=0 -p=5 -s=1 -v=4 -q -warmup</text:p>
          </table:table-cell>
          <table:table-cell table:style-name="ce55" table:formula="of:=CONCATENATE(&quot;mallob_id&quot;;[.A2];&quot;_&quot;;[.B2];&quot;x&quot;;[.C2];&quot;x&quot;;[.D2];&quot;_&quot;;[.M2]+20;&quot;s&quot;)" office:value-type="string" office:string-value="mallob_id3000_8x10x2_3620s" calcext:value-type="string">
            <text:p>mallob_id3000_8x10x2_3620s</text:p>
          </table:table-cell>
          <table:table-cell table:style-name="ce5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8&#10;#SBATCH --ntasks=80&#10;#SBATCH --cpus-per-task=2&#10;#SBATCH --output=mallob_id3000_8x10x2_3620s_log&#10;#SBATCH --error=mallob_id3000_8x10x2_3620s_err&#10;#SBATCH --job-name=mallob_id3000_8x10x2_3620s&#10;#SBATCH --partition=normal&#10;#SBATCH --time=1:00:20&#10;mkdir -p /home/fh2-project-sda/fj0219/mallob//mallob_logs/mallob_id3000_8x10x2_3620s&#10;echo logging into /home/fh2-project-sda/fj0219/mallob/mallob_logs/mallob_id3000_8x10x2_3620s&#10;module load mpi/openmpi/3.1&#10;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0_8x10x2_3620s_log</text:p>
            <text:p>#SBATCH --error=mallob_id3000_8x10x2_3620s_err</text:p>
            <text:p>#SBATCH --job-name=mallob_id3000_8x10x2_3620s</text:p>
            <text:p>#SBATCH --partition=normal</text:p>
            <text:p>#SBATCH --time=1:00:20</text:p>
            <text:p>mkdir -p /home/fh2-project-sda/fj0219/mallob//mallob_logs/mallob_id3000_8x10x2_3620s</text:p>
            <text:p>echo logging into /home/fh2-project-sda/fj0219/mallob/mallob_logs/mallob_id3000_8x10x2_3620s</text:p>
            <text:p>module load mpi/openmpi/3.1</text:p>
            <text:p>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</text:p>
            <text:p>echo finished</text:p>
          </table:table-cell>
        </table:table-row>
        <table:table-row table:style-name="ro5">
          <table:table-cell table:style-name="ce43" office:value-type="float" office:value="3001" calcext:value-type="float">
            <text:p>3001</text:p>
          </table:table-cell>
          <table:table-cell table:style-name="ce45" office:value-type="float" office:value="16" calcext:value-type="float">
            <text:p>16</text:p>
          </table:table-cell>
          <table:table-cell table:style-name="ce43" office:value-type="float" office:value="10" calcext:value-type="float">
            <text:p>10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B3]*[.C3]" office:value-type="float" office:value="160" calcext:value-type="float">
            <text:p>160</text:p>
          </table:table-cell>
          <table:table-cell table:style-name="ce49" table:formula="of:=[.C3]*[.D3]" office:value-type="float" office:value="20" calcext:value-type="float">
            <text:p>20</text:p>
          </table:table-cell>
          <table:table-cell table:style-name="ce43" office:value-type="float" office:value="2" calcext:value-type="float">
            <text:p>2</text:p>
          </table:table-cell>
          <table:table-cell table:style-name="ce49" table:formula="of:=[.E3]-[.G3]" office:value-type="float" office:value="158" calcext:value-type="float">
            <text:p>158</text:p>
          </table:table-cell>
          <table:table-cell table:style-name="ce50" office:value-type="float" office:value="0.95" calcext:value-type="float">
            <text:p>0.950</text:p>
          </table:table-cell>
          <table:table-cell table:style-name="ce60" table:formula="of:=FLOOR([.I3]*[.H3])" office:value-type="float" office:value="150" calcext:value-type="float">
            <text:p>150</text:p>
          </table:table-cell>
          <table:table-cell table:style-name="ce52" office:value-type="float" office:value="2" calcext:value-type="float">
            <text:p>2</text:p>
          </table:table-cell>
          <table:table-cell table:style-name="ce49" table:formula="of:=[.D3]-[.K3]" office:value-type="float" office:value="0" calcext:value-type="float">
            <text:p>0</text:p>
          </table:table-cell>
          <table:table-cell table:style-name="ce52" office:value-type="float" office:value="3600" calcext:value-type="float">
            <text:p>3600</text:p>
          </table:table-cell>
          <table:table-cell table:style-name="ce49" table:formula="of:=[.M3]/3600*[.F3]*[.B3]" office:value-type="float" office:value="320" calcext:value-type="float">
            <text:p>320</text:p>
          </table:table-cell>
          <table:table-cell table:style-name="ce43" office:value-type="float" office:value="8" calcext:value-type="float">
            <text:p>8</text:p>
          </table:table-cell>
          <table:table-cell table:style-name="ce49" table:formula="of:=[.O3]*[.G3]" office:value-type="float" office:value="16" calcext:value-type="float">
            <text:p>16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3]/[.G3]" office:value-type="float" office:value="200" calcext:value-type="float">
            <text:p>200</text:p>
          </table:table-cell>
          <table:table-cell table:style-name="ce49" table:formula="of:=[.R3]/[.O3]" office:value-type="float" office:value="25" calcext:value-type="float">
            <text:p>2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9" table:formula="of:=[.T3]*[.S3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52" table:formula="of:=FLOOR(([.M3]+20)/3600)" office:value-type="float" office:value="1" calcext:value-type="float">
            <text:p>1</text:p>
          </table:table-cell>
          <table:table-cell table:style-name="ce52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52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5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2 -T=3600 -lbc=8 -time-per-instance=0 -cpuh-per-instance=2 -derandomize -ba=4 -g=5 -md=0 -p=5 -s=1 -v=4 -q -warmup" calcext:value-type="string">
            <text:p>/home/fh2-project-sda/fj0219/mallob/scenarios/scenario_all_c2 -c=2 -l=0.950 -t=2 -T=3600 -lbc=8 -time-per-instance=0 -cpuh-per-instance=2 -derandomize -ba=4 -g=5 -md=0 -p=5 -s=1 -v=4 -q -warmup</text:p>
          </table:table-cell>
          <table:table-cell table:style-name="ce55" table:formula="of:=CONCATENATE(&quot;mallob_id&quot;;[.A3];&quot;_&quot;;[.B3];&quot;x&quot;;[.C3];&quot;x&quot;;[.D3];&quot;_&quot;;[.M3]+20;&quot;s&quot;)" office:value-type="string" office:string-value="mallob_id3001_16x10x2_3620s" calcext:value-type="string">
            <text:p>mallob_id3001_16x10x2_3620s</text:p>
          </table:table-cell>
          <table:table-cell table:style-name="ce5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16&#10;#SBATCH --ntasks=160&#10;#SBATCH --cpus-per-task=2&#10;#SBATCH --output=mallob_id3001_16x10x2_3620s_log&#10;#SBATCH --error=mallob_id3001_16x10x2_3620s_err&#10;#SBATCH --job-name=mallob_id3001_16x10x2_3620s&#10;#SBATCH --partition=normal&#10;#SBATCH --time=1:00:20&#10;mkdir -p /home/fh2-project-sda/fj0219/mallob//mallob_logs/mallob_id3001_16x10x2_3620s&#10;echo logging into /home/fh2-project-sda/fj0219/mallob/mallob_logs/mallob_id3001_16x10x2_3620s&#10;module load mpi/openmpi/3.1&#10;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1_16x10x2_3620s_log</text:p>
            <text:p>#SBATCH --error=mallob_id3001_16x10x2_3620s_err</text:p>
            <text:p>#SBATCH --job-name=mallob_id3001_16x10x2_3620s</text:p>
            <text:p>#SBATCH --partition=normal</text:p>
            <text:p>#SBATCH --time=1:00:20</text:p>
            <text:p>mkdir -p /home/fh2-project-sda/fj0219/mallob//mallob_logs/mallob_id3001_16x10x2_3620s</text:p>
            <text:p>echo logging into /home/fh2-project-sda/fj0219/mallob/mallob_logs/mallob_id3001_16x10x2_3620s</text:p>
            <text:p>module load mpi/openmpi/3.1</text:p>
            <text:p>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</text:p>
            <text:p>echo finished</text:p>
          </table:table-cell>
        </table:table-row>
        <table:table-row table:style-name="ro2">
          <table:table-cell table:style-name="ce43" office:value-type="float" office:value="3002" calcext:value-type="float">
            <text:p>3002</text:p>
          </table:table-cell>
          <table:table-cell table:style-name="ce45" office:value-type="float" office:value="32" calcext:value-type="float">
            <text:p>32</text:p>
          </table:table-cell>
          <table:table-cell table:style-name="ce43" office:value-type="float" office:value="10" calcext:value-type="float">
            <text:p>10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B4]*[.C4]" office:value-type="float" office:value="320" calcext:value-type="float">
            <text:p>320</text:p>
          </table:table-cell>
          <table:table-cell table:style-name="ce49" table:formula="of:=[.C4]*[.D4]" office:value-type="float" office:value="20" calcext:value-type="float">
            <text:p>20</text:p>
          </table:table-cell>
          <table:table-cell table:style-name="ce43" office:value-type="float" office:value="4" calcext:value-type="float">
            <text:p>4</text:p>
          </table:table-cell>
          <table:table-cell table:style-name="ce49" table:formula="of:=[.E4]-[.G4]" office:value-type="float" office:value="316" calcext:value-type="float">
            <text:p>316</text:p>
          </table:table-cell>
          <table:table-cell table:style-name="ce50" office:value-type="float" office:value="0.95" calcext:value-type="float">
            <text:p>0.950</text:p>
          </table:table-cell>
          <table:table-cell table:style-name="ce60" table:formula="of:=FLOOR([.I4]*[.H4])" office:value-type="float" office:value="300" calcext:value-type="float">
            <text:p>300</text:p>
          </table:table-cell>
          <table:table-cell table:style-name="ce52" office:value-type="float" office:value="2" calcext:value-type="float">
            <text:p>2</text:p>
          </table:table-cell>
          <table:table-cell table:style-name="ce49" table:formula="of:=[.D4]-[.K4]" office:value-type="float" office:value="0" calcext:value-type="float">
            <text:p>0</text:p>
          </table:table-cell>
          <table:table-cell table:style-name="ce52" office:value-type="float" office:value="3600" calcext:value-type="float">
            <text:p>3600</text:p>
          </table:table-cell>
          <table:table-cell table:style-name="ce49" table:formula="of:=[.M4]/3600*[.F4]*[.B4]" office:value-type="float" office:value="640" calcext:value-type="float">
            <text:p>640</text:p>
          </table:table-cell>
          <table:table-cell table:style-name="ce43" office:value-type="float" office:value="8" calcext:value-type="float">
            <text:p>8</text:p>
          </table:table-cell>
          <table:table-cell table:style-name="ce49" table:formula="of:=[.O4]*[.G4]" office:value-type="float" office:value="32" calcext:value-type="float">
            <text:p>32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4]/[.G4]" office:value-type="float" office:value="100" calcext:value-type="float">
            <text:p>100</text:p>
          </table:table-cell>
          <table:table-cell table:style-name="ce49" table:formula="of:=[.R4]/[.O4]" office:value-type="float" office:value="12.5" calcext:value-type="float">
            <text:p>12,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9" table:formula="of:=[.T4]*[.S4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52" table:formula="of:=FLOOR(([.M4]+20)/3600)" office:value-type="float" office:value="1" calcext:value-type="float">
            <text:p>1</text:p>
          </table:table-cell>
          <table:table-cell table:style-name="ce52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52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5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50 -t=2 -T=3600 -lbc=8 -time-per-instance=0 -cpuh-per-instance=2 -derandomize -ba=4 -g=5 -md=0 -p=5 -s=1 -v=4 -q -warmup" calcext:value-type="string">
            <text:p>/home/fh2-project-sda/fj0219/mallob/scenarios/scenario_all_c4 -c=4 -l=0.950 -t=2 -T=3600 -lbc=8 -time-per-instance=0 -cpuh-per-instance=2 -derandomize -ba=4 -g=5 -md=0 -p=5 -s=1 -v=4 -q -warmup</text:p>
          </table:table-cell>
          <table:table-cell table:style-name="ce55" table:formula="of:=CONCATENATE(&quot;mallob_id&quot;;[.A4];&quot;_&quot;;[.B4];&quot;x&quot;;[.C4];&quot;x&quot;;[.D4];&quot;_&quot;;[.M4]+20;&quot;s&quot;)" office:value-type="string" office:string-value="mallob_id3002_32x10x2_3620s" calcext:value-type="string">
            <text:p>mallob_id3002_32x10x2_3620s</text:p>
          </table:table-cell>
          <table:table-cell table:style-name="ce5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32&#10;#SBATCH --ntasks=320&#10;#SBATCH --cpus-per-task=2&#10;#SBATCH --output=mallob_id3002_32x10x2_3620s_log&#10;#SBATCH --error=mallob_id3002_32x10x2_3620s_err&#10;#SBATCH --job-name=mallob_id3002_32x10x2_3620s&#10;#SBATCH --partition=normal&#10;#SBATCH --time=1:00:20&#10;mkdir -p /home/fh2-project-sda/fj0219/mallob//mallob_logs/mallob_id3002_32x10x2_3620s&#10;echo logging into /home/fh2-project-sda/fj0219/mallob/mallob_logs/mallob_id3002_32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2_32x10x2_3620s_log</text:p>
            <text:p>#SBATCH --error=mallob_id3002_32x10x2_3620s_err</text:p>
            <text:p>#SBATCH --job-name=mallob_id3002_32x10x2_3620s</text:p>
            <text:p>#SBATCH --partition=normal</text:p>
            <text:p>#SBATCH --time=1:00:20</text:p>
            <text:p>mkdir -p /home/fh2-project-sda/fj0219/mallob//mallob_logs/mallob_id3002_32x10x2_3620s</text:p>
            <text:p>echo logging into /home/fh2-project-sda/fj0219/mallob/mallob_logs/mallob_id3002_32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</text:p>
            <text:p>echo finished</text:p>
          </table:table-cell>
        </table:table-row>
        <table:table-row table:style-name="ro2">
          <table:table-cell table:style-name="ce43" office:value-type="float" office:value="3003" calcext:value-type="float">
            <text:p>3003</text:p>
          </table:table-cell>
          <table:table-cell table:style-name="ce45" office:value-type="float" office:value="64" calcext:value-type="float">
            <text:p>64</text:p>
          </table:table-cell>
          <table:table-cell table:style-name="ce43" office:value-type="float" office:value="10" calcext:value-type="float">
            <text:p>10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B5]*[.C5]" office:value-type="float" office:value="640" calcext:value-type="float">
            <text:p>640</text:p>
          </table:table-cell>
          <table:table-cell table:style-name="ce49" table:formula="of:=[.C5]*[.D5]" office:value-type="float" office:value="20" calcext:value-type="float">
            <text:p>20</text:p>
          </table:table-cell>
          <table:table-cell table:style-name="ce43" office:value-type="float" office:value="8" calcext:value-type="float">
            <text:p>8</text:p>
          </table:table-cell>
          <table:table-cell table:style-name="ce49" table:formula="of:=[.E5]-[.G5]" office:value-type="float" office:value="632" calcext:value-type="float">
            <text:p>632</text:p>
          </table:table-cell>
          <table:table-cell table:style-name="ce50" office:value-type="float" office:value="0.95" calcext:value-type="float">
            <text:p>0.950</text:p>
          </table:table-cell>
          <table:table-cell table:style-name="ce60" table:formula="of:=FLOOR([.I5]*[.H5])" office:value-type="float" office:value="600" calcext:value-type="float">
            <text:p>600</text:p>
          </table:table-cell>
          <table:table-cell table:style-name="ce52" office:value-type="float" office:value="2" calcext:value-type="float">
            <text:p>2</text:p>
          </table:table-cell>
          <table:table-cell table:style-name="ce49" table:formula="of:=[.D5]-[.K5]" office:value-type="float" office:value="0" calcext:value-type="float">
            <text:p>0</text:p>
          </table:table-cell>
          <table:table-cell table:style-name="ce52" office:value-type="float" office:value="3600" calcext:value-type="float">
            <text:p>3600</text:p>
          </table:table-cell>
          <table:table-cell table:style-name="ce49" table:formula="of:=[.M5]/3600*[.F5]*[.B5]" office:value-type="float" office:value="1280" calcext:value-type="float">
            <text:p>1280</text:p>
          </table:table-cell>
          <table:table-cell table:style-name="ce43" office:value-type="float" office:value="8" calcext:value-type="float">
            <text:p>8</text:p>
          </table:table-cell>
          <table:table-cell table:style-name="ce49" table:formula="of:=[.O5]*[.G5]" office:value-type="float" office:value="64" calcext:value-type="float">
            <text:p>64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5]/[.G5]" office:value-type="float" office:value="50" calcext:value-type="float">
            <text:p>50</text:p>
          </table:table-cell>
          <table:table-cell table:style-name="ce49" table:formula="of:=[.R5]/[.O5]" office:value-type="float" office:value="6.25" calcext:value-type="float">
            <text:p>6,2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9" table:formula="of:=[.T5]*[.S5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52" table:formula="of:=FLOOR(([.M5]+20)/3600)" office:value-type="float" office:value="1" calcext:value-type="float">
            <text:p>1</text:p>
          </table:table-cell>
          <table:table-cell table:style-name="ce52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52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5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50 -t=2 -T=3600 -lbc=8 -time-per-instance=0 -cpuh-per-instance=2 -derandomize -ba=4 -g=5 -md=0 -p=5 -s=1 -v=4 -q -warmup" calcext:value-type="string">
            <text:p>/home/fh2-project-sda/fj0219/mallob/scenarios/scenario_all_c8 -c=8 -l=0.950 -t=2 -T=3600 -lbc=8 -time-per-instance=0 -cpuh-per-instance=2 -derandomize -ba=4 -g=5 -md=0 -p=5 -s=1 -v=4 -q -warmup</text:p>
          </table:table-cell>
          <table:table-cell table:style-name="ce55" table:formula="of:=CONCATENATE(&quot;mallob_id&quot;;[.A5];&quot;_&quot;;[.B5];&quot;x&quot;;[.C5];&quot;x&quot;;[.D5];&quot;_&quot;;[.M5]+20;&quot;s&quot;)" office:value-type="string" office:string-value="mallob_id3003_64x10x2_3620s" calcext:value-type="string">
            <text:p>mallob_id3003_64x10x2_3620s</text:p>
          </table:table-cell>
          <table:table-cell table:style-name="ce5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64&#10;#SBATCH --ntasks=640&#10;#SBATCH --cpus-per-task=2&#10;#SBATCH --output=mallob_id3003_64x10x2_3620s_log&#10;#SBATCH --error=mallob_id3003_64x10x2_3620s_err&#10;#SBATCH --job-name=mallob_id3003_64x10x2_3620s&#10;#SBATCH --partition=normal&#10;#SBATCH --time=1:00:20&#10;mkdir -p /home/fh2-project-sda/fj0219/mallob//mallob_logs/mallob_id3003_64x10x2_3620s&#10;echo logging into /home/fh2-project-sda/fj0219/mallob/mallob_logs/mallob_id3003_64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3_64x10x2_3620s_log</text:p>
            <text:p>#SBATCH --error=mallob_id3003_64x10x2_3620s_err</text:p>
            <text:p>#SBATCH --job-name=mallob_id3003_64x10x2_3620s</text:p>
            <text:p>#SBATCH --partition=normal</text:p>
            <text:p>#SBATCH --time=1:00:20</text:p>
            <text:p>mkdir -p /home/fh2-project-sda/fj0219/mallob//mallob_logs/mallob_id3003_64x10x2_3620s</text:p>
            <text:p>echo logging into /home/fh2-project-sda/fj0219/mallob/mallob_logs/mallob_id3003_64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</text:p>
            <text:p>echo finished</text:p>
          </table:table-cell>
        </table:table-row>
        <table:table-row table:style-name="ro2">
          <table:table-cell table:style-name="ce43" office:value-type="float" office:value="3004" calcext:value-type="float">
            <text:p>3004</text:p>
          </table:table-cell>
          <table:table-cell table:style-name="ce45" office:value-type="float" office:value="128" calcext:value-type="float">
            <text:p>128</text:p>
          </table:table-cell>
          <table:table-cell table:style-name="ce43" office:value-type="float" office:value="10" calcext:value-type="float">
            <text:p>10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B6]*[.C6]" office:value-type="float" office:value="1280" calcext:value-type="float">
            <text:p>1280</text:p>
          </table:table-cell>
          <table:table-cell table:style-name="ce49" table:formula="of:=[.C6]*[.D6]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49" table:formula="of:=[.E6]-[.G6]" office:value-type="float" office:value="1264" calcext:value-type="float">
            <text:p>1264</text:p>
          </table:table-cell>
          <table:table-cell table:style-name="ce50" office:value-type="float" office:value="0.95" calcext:value-type="float">
            <text:p>0.950</text:p>
          </table:table-cell>
          <table:table-cell table:style-name="ce60" table:formula="of:=FLOOR([.I6]*[.H6])" office:value-type="float" office:value="1200" calcext:value-type="float">
            <text:p>1200</text:p>
          </table:table-cell>
          <table:table-cell table:style-name="ce52" office:value-type="float" office:value="2" calcext:value-type="float">
            <text:p>2</text:p>
          </table:table-cell>
          <table:table-cell table:style-name="ce49" table:formula="of:=[.D6]-[.K6]" office:value-type="float" office:value="0" calcext:value-type="float">
            <text:p>0</text:p>
          </table:table-cell>
          <table:table-cell table:style-name="ce52" office:value-type="float" office:value="3600" calcext:value-type="float">
            <text:p>3600</text:p>
          </table:table-cell>
          <table:table-cell table:style-name="ce49" table:formula="of:=[.M6]/3600*[.F6]*[.B6]" office:value-type="float" office:value="2560" calcext:value-type="float">
            <text:p>2560</text:p>
          </table:table-cell>
          <table:table-cell table:style-name="ce43" office:value-type="float" office:value="8" calcext:value-type="float">
            <text:p>8</text:p>
          </table:table-cell>
          <table:table-cell table:style-name="ce49" table:formula="of:=[.O6]*[.G6]" office:value-type="float" office:value="128" calcext:value-type="float">
            <text:p>128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6]/[.G6]" office:value-type="float" office:value="25" calcext:value-type="float">
            <text:p>25</text:p>
          </table:table-cell>
          <table:table-cell table:style-name="ce49" table:formula="of:=[.R6]/[.O6]" office:value-type="float" office:value="3.125" calcext:value-type="float">
            <text:p>3,12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9" table:formula="of:=[.T6]*[.S6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52" table:formula="of:=FLOOR(([.M6]+20)/3600)" office:value-type="float" office:value="1" calcext:value-type="float">
            <text:p>1</text:p>
          </table:table-cell>
          <table:table-cell table:style-name="ce52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52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5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50 -t=2 -T=3600 -lbc=8 -time-per-instance=0 -cpuh-per-instance=2 -derandomize -ba=4 -g=5 -md=0 -p=5 -s=1 -v=4 -q -warmup" calcext:value-type="string">
            <text:p>/home/fh2-project-sda/fj0219/mallob/scenarios/scenario_all_c16 -c=16 -l=0.950 -t=2 -T=3600 -lbc=8 -time-per-instance=0 -cpuh-per-instance=2 -derandomize -ba=4 -g=5 -md=0 -p=5 -s=1 -v=4 -q -warmup</text:p>
          </table:table-cell>
          <table:table-cell table:style-name="ce55" table:formula="of:=CONCATENATE(&quot;mallob_id&quot;;[.A6];&quot;_&quot;;[.B6];&quot;x&quot;;[.C6];&quot;x&quot;;[.D6];&quot;_&quot;;[.M6]+20;&quot;s&quot;)" office:value-type="string" office:string-value="mallob_id3004_128x10x2_3620s" calcext:value-type="string">
            <text:p>mallob_id3004_128x10x2_3620s</text:p>
          </table:table-cell>
          <table:table-cell table:style-name="ce5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128&#10;#SBATCH --ntasks=1280&#10;#SBATCH --cpus-per-task=2&#10;#SBATCH --output=mallob_id3004_128x10x2_3620s_log&#10;#SBATCH --error=mallob_id3004_128x10x2_3620s_err&#10;#SBATCH --job-name=mallob_id3004_128x10x2_3620s&#10;#SBATCH --partition=normal&#10;#SBATCH --time=1:00:20&#10;mkdir -p /home/fh2-project-sda/fj0219/mallob//mallob_logs/mallob_id3004_128x10x2_3620s&#10;echo logging into /home/fh2-project-sda/fj0219/mallob/mallob_logs/mallob_id3004_12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4_128x10x2_3620s_log</text:p>
            <text:p>#SBATCH --error=mallob_id3004_128x10x2_3620s_err</text:p>
            <text:p>#SBATCH --job-name=mallob_id3004_128x10x2_3620s</text:p>
            <text:p>#SBATCH --partition=normal</text:p>
            <text:p>#SBATCH --time=1:00:20</text:p>
            <text:p>mkdir -p /home/fh2-project-sda/fj0219/mallob//mallob_logs/mallob_id3004_128x10x2_3620s</text:p>
            <text:p>echo logging into /home/fh2-project-sda/fj0219/mallob/mallob_logs/mallob_id3004_12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</text:p>
            <text:p>echo finished</text:p>
          </table:table-cell>
        </table:table-row>
        <table:table-row table:style-name="ro2">
          <table:table-cell table:style-name="ce43" office:value-type="float" office:value="3005" calcext:value-type="float">
            <text:p>3005</text:p>
          </table:table-cell>
          <table:table-cell table:style-name="ce45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B7]*[.C7]" office:value-type="float" office:value="80" calcext:value-type="float">
            <text:p>80</text:p>
          </table:table-cell>
          <table:table-cell table:style-name="ce49" table:formula="of:=[.C7]*[.D7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7]-[.G7]" office:value-type="float" office:value="79" calcext:value-type="float">
            <text:p>79</text:p>
          </table:table-cell>
          <table:table-cell table:style-name="ce50" office:value-type="float" office:value="0.95" calcext:value-type="float">
            <text:p>0.950</text:p>
          </table:table-cell>
          <table:table-cell table:style-name="ce60" table:formula="of:=FLOOR([.I7]*[.H7])" office:value-type="float" office:value="75" calcext:value-type="float">
            <text:p>75</text:p>
          </table:table-cell>
          <table:table-cell table:style-name="ce52" office:value-type="float" office:value="2" calcext:value-type="float">
            <text:p>2</text:p>
          </table:table-cell>
          <table:table-cell table:style-name="ce49" table:formula="of:=[.D7]-[.K7]" office:value-type="float" office:value="0" calcext:value-type="float">
            <text:p>0</text:p>
          </table:table-cell>
          <table:table-cell table:style-name="ce52" office:value-type="float" office:value="3600" calcext:value-type="float">
            <text:p>3600</text:p>
          </table:table-cell>
          <table:table-cell table:style-name="ce49" table:formula="of:=[.M7]/3600*[.F7]*[.B7]" office:value-type="float" office:value="160" calcext:value-type="float">
            <text:p>160</text:p>
          </table:table-cell>
          <table:table-cell table:style-name="ce43" office:value-type="float" office:value="8" calcext:value-type="float">
            <text:p>8</text:p>
          </table:table-cell>
          <table:table-cell table:style-name="ce49" table:formula="of:=[.O7]*[.G7]" office:value-type="float" office:value="8" calcext:value-type="float">
            <text:p>8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7]/[.G7]" office:value-type="float" office:value="400" calcext:value-type="float">
            <text:p>400</text:p>
          </table:table-cell>
          <table:table-cell table:style-name="ce49" table:formula="of:=[.R7]/[.O7]" office:value-type="float" office:value="50" calcext:value-type="float">
            <text:p>5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9" table:formula="of:=[.T7]*[.S7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52" table:formula="of:=FLOOR(([.M7]+20)/3600)" office:value-type="float" office:value="1" calcext:value-type="float">
            <text:p>1</text:p>
          </table:table-cell>
          <table:table-cell table:style-name="ce52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52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5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50 -t=2 -T=3600 -lbc=8 -time-per-instance=0 -cpuh-per-instance=2 -derandomize -ba=4 -g=0 -md=0 -p=5 -s=1 -v=4 -q -warmup" calcext:value-type="string">
            <text:p>/home/fh2-project-sda/fj0219/mallob/scenarios/scenario_all_c1 -c=1 -l=0.950 -t=2 -T=3600 -lbc=8 -time-per-instance=0 -cpuh-per-instance=2 -derandomize -ba=4 -g=0 -md=0 -p=5 -s=1 -v=4 -q -warmup</text:p>
          </table:table-cell>
          <table:table-cell table:style-name="ce55" table:formula="of:=CONCATENATE(&quot;mallob_id&quot;;[.A7];&quot;_&quot;;[.B7];&quot;x&quot;;[.C7];&quot;x&quot;;[.D7];&quot;_&quot;;[.M7]+20;&quot;s&quot;)" office:value-type="string" office:string-value="mallob_id3005_8x10x2_3620s" calcext:value-type="string">
            <text:p>mallob_id3005_8x10x2_3620s</text:p>
          </table:table-cell>
          <table:table-cell table:style-name="ce5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8&#10;#SBATCH --ntasks=80&#10;#SBATCH --cpus-per-task=2&#10;#SBATCH --output=mallob_id3005_8x10x2_3620s_log&#10;#SBATCH --error=mallob_id3005_8x10x2_3620s_err&#10;#SBATCH --job-name=mallob_id3005_8x10x2_3620s&#10;#SBATCH --partition=normal&#10;#SBATCH --time=1:00:20&#10;mkdir -p /home/fh2-project-sda/fj0219/mallob//mallob_logs/mallob_id3005_8x10x2_3620s&#10;echo logging into /home/fh2-project-sda/fj0219/mallob/mallob_logs/mallob_id3005_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5_8x10x2_3620s_log</text:p>
            <text:p>#SBATCH --error=mallob_id3005_8x10x2_3620s_err</text:p>
            <text:p>#SBATCH --job-name=mallob_id3005_8x10x2_3620s</text:p>
            <text:p>#SBATCH --partition=normal</text:p>
            <text:p>#SBATCH --time=1:00:20</text:p>
            <text:p>mkdir -p /home/fh2-project-sda/fj0219/mallob//mallob_logs/mallob_id3005_8x10x2_3620s</text:p>
            <text:p>echo logging into /home/fh2-project-sda/fj0219/mallob/mallob_logs/mallob_id3005_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</text:p>
            <text:p>echo finished</text:p>
          </table:table-cell>
        </table:table-row>
        <table:table-row table:style-name="ro2">
          <table:table-cell table:style-name="ce43" office:value-type="float" office:value="3006" calcext:value-type="float">
            <text:p>3006</text:p>
          </table:table-cell>
          <table:table-cell table:style-name="ce45" office:value-type="float" office:value="16" calcext:value-type="float">
            <text:p>16</text:p>
          </table:table-cell>
          <table:table-cell table:style-name="ce43" office:value-type="float" office:value="10" calcext:value-type="float">
            <text:p>10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B8]*[.C8]" office:value-type="float" office:value="160" calcext:value-type="float">
            <text:p>160</text:p>
          </table:table-cell>
          <table:table-cell table:style-name="ce49" table:formula="of:=[.C8]*[.D8]" office:value-type="float" office:value="20" calcext:value-type="float">
            <text:p>20</text:p>
          </table:table-cell>
          <table:table-cell table:style-name="ce43" office:value-type="float" office:value="2" calcext:value-type="float">
            <text:p>2</text:p>
          </table:table-cell>
          <table:table-cell table:style-name="ce49" table:formula="of:=[.E8]-[.G8]" office:value-type="float" office:value="158" calcext:value-type="float">
            <text:p>158</text:p>
          </table:table-cell>
          <table:table-cell table:style-name="ce50" office:value-type="float" office:value="0.95" calcext:value-type="float">
            <text:p>0.950</text:p>
          </table:table-cell>
          <table:table-cell table:style-name="ce60" table:formula="of:=FLOOR([.I8]*[.H8])" office:value-type="float" office:value="150" calcext:value-type="float">
            <text:p>150</text:p>
          </table:table-cell>
          <table:table-cell table:style-name="ce52" office:value-type="float" office:value="2" calcext:value-type="float">
            <text:p>2</text:p>
          </table:table-cell>
          <table:table-cell table:style-name="ce49" table:formula="of:=[.D8]-[.K8]" office:value-type="float" office:value="0" calcext:value-type="float">
            <text:p>0</text:p>
          </table:table-cell>
          <table:table-cell table:style-name="ce52" office:value-type="float" office:value="3600" calcext:value-type="float">
            <text:p>3600</text:p>
          </table:table-cell>
          <table:table-cell table:style-name="ce49" table:formula="of:=[.M8]/3600*[.F8]*[.B8]" office:value-type="float" office:value="320" calcext:value-type="float">
            <text:p>320</text:p>
          </table:table-cell>
          <table:table-cell table:style-name="ce43" office:value-type="float" office:value="8" calcext:value-type="float">
            <text:p>8</text:p>
          </table:table-cell>
          <table:table-cell table:style-name="ce49" table:formula="of:=[.O8]*[.G8]" office:value-type="float" office:value="16" calcext:value-type="float">
            <text:p>16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8]/[.G8]" office:value-type="float" office:value="200" calcext:value-type="float">
            <text:p>200</text:p>
          </table:table-cell>
          <table:table-cell table:style-name="ce49" table:formula="of:=[.R8]/[.O8]" office:value-type="float" office:value="25" calcext:value-type="float">
            <text:p>2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9" table:formula="of:=[.T8]*[.S8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52" table:formula="of:=FLOOR(([.M8]+20)/3600)" office:value-type="float" office:value="1" calcext:value-type="float">
            <text:p>1</text:p>
          </table:table-cell>
          <table:table-cell table:style-name="ce52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52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5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2 -T=3600 -lbc=8 -time-per-instance=0 -cpuh-per-instance=2 -derandomize -ba=4 -g=0 -md=0 -p=5 -s=1 -v=4 -q -warmup" calcext:value-type="string">
            <text:p>/home/fh2-project-sda/fj0219/mallob/scenarios/scenario_all_c2 -c=2 -l=0.950 -t=2 -T=3600 -lbc=8 -time-per-instance=0 -cpuh-per-instance=2 -derandomize -ba=4 -g=0 -md=0 -p=5 -s=1 -v=4 -q -warmup</text:p>
          </table:table-cell>
          <table:table-cell table:style-name="ce55" table:formula="of:=CONCATENATE(&quot;mallob_id&quot;;[.A8];&quot;_&quot;;[.B8];&quot;x&quot;;[.C8];&quot;x&quot;;[.D8];&quot;_&quot;;[.M8]+20;&quot;s&quot;)" office:value-type="string" office:string-value="mallob_id3006_16x10x2_3620s" calcext:value-type="string">
            <text:p>mallob_id3006_16x10x2_3620s</text:p>
          </table:table-cell>
          <table:table-cell table:style-name="ce5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16&#10;#SBATCH --ntasks=160&#10;#SBATCH --cpus-per-task=2&#10;#SBATCH --output=mallob_id3006_16x10x2_3620s_log&#10;#SBATCH --error=mallob_id3006_16x10x2_3620s_err&#10;#SBATCH --job-name=mallob_id3006_16x10x2_3620s&#10;#SBATCH --partition=normal&#10;#SBATCH --time=1:00:20&#10;mkdir -p /home/fh2-project-sda/fj0219/mallob//mallob_logs/mallob_id3006_16x10x2_3620s&#10;echo logging into /home/fh2-project-sda/fj0219/mallob/mallob_logs/mallob_id3006_16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6_16x10x2_3620s_log</text:p>
            <text:p>#SBATCH --error=mallob_id3006_16x10x2_3620s_err</text:p>
            <text:p>#SBATCH --job-name=mallob_id3006_16x10x2_3620s</text:p>
            <text:p>#SBATCH --partition=normal</text:p>
            <text:p>#SBATCH --time=1:00:20</text:p>
            <text:p>mkdir -p /home/fh2-project-sda/fj0219/mallob//mallob_logs/mallob_id3006_16x10x2_3620s</text:p>
            <text:p>echo logging into /home/fh2-project-sda/fj0219/mallob/mallob_logs/mallob_id3006_16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</text:p>
            <text:p>echo finished</text:p>
          </table:table-cell>
        </table:table-row>
        <table:table-row table:style-name="ro2">
          <table:table-cell table:style-name="ce43" office:value-type="float" office:value="3007" calcext:value-type="float">
            <text:p>3007</text:p>
          </table:table-cell>
          <table:table-cell table:style-name="ce45" office:value-type="float" office:value="32" calcext:value-type="float">
            <text:p>32</text:p>
          </table:table-cell>
          <table:table-cell table:style-name="ce43" office:value-type="float" office:value="10" calcext:value-type="float">
            <text:p>10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B9]*[.C9]" office:value-type="float" office:value="320" calcext:value-type="float">
            <text:p>320</text:p>
          </table:table-cell>
          <table:table-cell table:style-name="ce49" table:formula="of:=[.C9]*[.D9]" office:value-type="float" office:value="20" calcext:value-type="float">
            <text:p>20</text:p>
          </table:table-cell>
          <table:table-cell table:style-name="ce43" office:value-type="float" office:value="4" calcext:value-type="float">
            <text:p>4</text:p>
          </table:table-cell>
          <table:table-cell table:style-name="ce49" table:formula="of:=[.E9]-[.G9]" office:value-type="float" office:value="316" calcext:value-type="float">
            <text:p>316</text:p>
          </table:table-cell>
          <table:table-cell table:style-name="ce50" office:value-type="float" office:value="0.95" calcext:value-type="float">
            <text:p>0.950</text:p>
          </table:table-cell>
          <table:table-cell table:style-name="ce60" table:formula="of:=FLOOR([.I9]*[.H9])" office:value-type="float" office:value="300" calcext:value-type="float">
            <text:p>300</text:p>
          </table:table-cell>
          <table:table-cell table:style-name="ce52" office:value-type="float" office:value="2" calcext:value-type="float">
            <text:p>2</text:p>
          </table:table-cell>
          <table:table-cell table:style-name="ce49" table:formula="of:=[.D9]-[.K9]" office:value-type="float" office:value="0" calcext:value-type="float">
            <text:p>0</text:p>
          </table:table-cell>
          <table:table-cell table:style-name="ce52" office:value-type="float" office:value="3600" calcext:value-type="float">
            <text:p>3600</text:p>
          </table:table-cell>
          <table:table-cell table:style-name="ce49" table:formula="of:=[.M9]/3600*[.F9]*[.B9]" office:value-type="float" office:value="640" calcext:value-type="float">
            <text:p>640</text:p>
          </table:table-cell>
          <table:table-cell table:style-name="ce43" office:value-type="float" office:value="8" calcext:value-type="float">
            <text:p>8</text:p>
          </table:table-cell>
          <table:table-cell table:style-name="ce49" table:formula="of:=[.O9]*[.G9]" office:value-type="float" office:value="32" calcext:value-type="float">
            <text:p>32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9]/[.G9]" office:value-type="float" office:value="100" calcext:value-type="float">
            <text:p>100</text:p>
          </table:table-cell>
          <table:table-cell table:style-name="ce49" table:formula="of:=[.R9]/[.O9]" office:value-type="float" office:value="12.5" calcext:value-type="float">
            <text:p>12,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9" table:formula="of:=[.T9]*[.S9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52" table:formula="of:=FLOOR(([.M9]+20)/3600)" office:value-type="float" office:value="1" calcext:value-type="float">
            <text:p>1</text:p>
          </table:table-cell>
          <table:table-cell table:style-name="ce52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52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5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50 -t=2 -T=3600 -lbc=8 -time-per-instance=0 -cpuh-per-instance=2 -derandomize -ba=4 -g=0 -md=0 -p=5 -s=1 -v=4 -q -warmup" calcext:value-type="string">
            <text:p>/home/fh2-project-sda/fj0219/mallob/scenarios/scenario_all_c4 -c=4 -l=0.950 -t=2 -T=3600 -lbc=8 -time-per-instance=0 -cpuh-per-instance=2 -derandomize -ba=4 -g=0 -md=0 -p=5 -s=1 -v=4 -q -warmup</text:p>
          </table:table-cell>
          <table:table-cell table:style-name="ce55" table:formula="of:=CONCATENATE(&quot;mallob_id&quot;;[.A9];&quot;_&quot;;[.B9];&quot;x&quot;;[.C9];&quot;x&quot;;[.D9];&quot;_&quot;;[.M9]+20;&quot;s&quot;)" office:value-type="string" office:string-value="mallob_id3007_32x10x2_3620s" calcext:value-type="string">
            <text:p>mallob_id3007_32x10x2_3620s</text:p>
          </table:table-cell>
          <table:table-cell table:style-name="ce5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32&#10;#SBATCH --ntasks=320&#10;#SBATCH --cpus-per-task=2&#10;#SBATCH --output=mallob_id3007_32x10x2_3620s_log&#10;#SBATCH --error=mallob_id3007_32x10x2_3620s_err&#10;#SBATCH --job-name=mallob_id3007_32x10x2_3620s&#10;#SBATCH --partition=normal&#10;#SBATCH --time=1:00:20&#10;mkdir -p /home/fh2-project-sda/fj0219/mallob//mallob_logs/mallob_id3007_32x10x2_3620s&#10;echo logging into /home/fh2-project-sda/fj0219/mallob/mallob_logs/mallob_id3007_32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7_32x10x2_3620s_log</text:p>
            <text:p>#SBATCH --error=mallob_id3007_32x10x2_3620s_err</text:p>
            <text:p>#SBATCH --job-name=mallob_id3007_32x10x2_3620s</text:p>
            <text:p>#SBATCH --partition=normal</text:p>
            <text:p>#SBATCH --time=1:00:20</text:p>
            <text:p>mkdir -p /home/fh2-project-sda/fj0219/mallob//mallob_logs/mallob_id3007_32x10x2_3620s</text:p>
            <text:p>echo logging into /home/fh2-project-sda/fj0219/mallob/mallob_logs/mallob_id3007_32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</text:p>
            <text:p>echo finished</text:p>
          </table:table-cell>
        </table:table-row>
        <table:table-row table:style-name="ro2">
          <table:table-cell table:style-name="ce43" office:value-type="float" office:value="3008" calcext:value-type="float">
            <text:p>3008</text:p>
          </table:table-cell>
          <table:table-cell table:style-name="ce45" office:value-type="float" office:value="64" calcext:value-type="float">
            <text:p>64</text:p>
          </table:table-cell>
          <table:table-cell table:style-name="ce43" office:value-type="float" office:value="10" calcext:value-type="float">
            <text:p>10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B10]*[.C10]" office:value-type="float" office:value="640" calcext:value-type="float">
            <text:p>640</text:p>
          </table:table-cell>
          <table:table-cell table:style-name="ce49" table:formula="of:=[.C10]*[.D10]" office:value-type="float" office:value="20" calcext:value-type="float">
            <text:p>20</text:p>
          </table:table-cell>
          <table:table-cell table:style-name="ce43" office:value-type="float" office:value="8" calcext:value-type="float">
            <text:p>8</text:p>
          </table:table-cell>
          <table:table-cell table:style-name="ce49" table:formula="of:=[.E10]-[.G10]" office:value-type="float" office:value="632" calcext:value-type="float">
            <text:p>632</text:p>
          </table:table-cell>
          <table:table-cell table:style-name="ce50" office:value-type="float" office:value="0.95" calcext:value-type="float">
            <text:p>0.950</text:p>
          </table:table-cell>
          <table:table-cell table:style-name="ce60" table:formula="of:=FLOOR([.I10]*[.H10])" office:value-type="float" office:value="600" calcext:value-type="float">
            <text:p>600</text:p>
          </table:table-cell>
          <table:table-cell table:style-name="ce52" office:value-type="float" office:value="2" calcext:value-type="float">
            <text:p>2</text:p>
          </table:table-cell>
          <table:table-cell table:style-name="ce49" table:formula="of:=[.D10]-[.K10]" office:value-type="float" office:value="0" calcext:value-type="float">
            <text:p>0</text:p>
          </table:table-cell>
          <table:table-cell table:style-name="ce52" office:value-type="float" office:value="3600" calcext:value-type="float">
            <text:p>3600</text:p>
          </table:table-cell>
          <table:table-cell table:style-name="ce49" table:formula="of:=[.M10]/3600*[.F10]*[.B10]" office:value-type="float" office:value="1280" calcext:value-type="float">
            <text:p>1280</text:p>
          </table:table-cell>
          <table:table-cell table:style-name="ce43" office:value-type="float" office:value="8" calcext:value-type="float">
            <text:p>8</text:p>
          </table:table-cell>
          <table:table-cell table:style-name="ce49" table:formula="of:=[.O10]*[.G10]" office:value-type="float" office:value="64" calcext:value-type="float">
            <text:p>64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10]/[.G10]" office:value-type="float" office:value="50" calcext:value-type="float">
            <text:p>50</text:p>
          </table:table-cell>
          <table:table-cell table:style-name="ce49" table:formula="of:=[.R10]/[.O10]" office:value-type="float" office:value="6.25" calcext:value-type="float">
            <text:p>6,2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9" table:formula="of:=[.T10]*[.S10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52" table:formula="of:=FLOOR(([.M10]+20)/3600)" office:value-type="float" office:value="1" calcext:value-type="float">
            <text:p>1</text:p>
          </table:table-cell>
          <table:table-cell table:style-name="ce52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52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5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50 -t=2 -T=3600 -lbc=8 -time-per-instance=0 -cpuh-per-instance=2 -derandomize -ba=4 -g=0 -md=0 -p=5 -s=1 -v=4 -q -warmup" calcext:value-type="string">
            <text:p>/home/fh2-project-sda/fj0219/mallob/scenarios/scenario_all_c8 -c=8 -l=0.950 -t=2 -T=3600 -lbc=8 -time-per-instance=0 -cpuh-per-instance=2 -derandomize -ba=4 -g=0 -md=0 -p=5 -s=1 -v=4 -q -warmup</text:p>
          </table:table-cell>
          <table:table-cell table:style-name="ce55" table:formula="of:=CONCATENATE(&quot;mallob_id&quot;;[.A10];&quot;_&quot;;[.B10];&quot;x&quot;;[.C10];&quot;x&quot;;[.D10];&quot;_&quot;;[.M10]+20;&quot;s&quot;)" office:value-type="string" office:string-value="mallob_id3008_64x10x2_3620s" calcext:value-type="string">
            <text:p>mallob_id3008_64x10x2_3620s</text:p>
          </table:table-cell>
          <table:table-cell table:style-name="ce5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64&#10;#SBATCH --ntasks=640&#10;#SBATCH --cpus-per-task=2&#10;#SBATCH --output=mallob_id3008_64x10x2_3620s_log&#10;#SBATCH --error=mallob_id3008_64x10x2_3620s_err&#10;#SBATCH --job-name=mallob_id3008_64x10x2_3620s&#10;#SBATCH --partition=normal&#10;#SBATCH --time=1:00:20&#10;mkdir -p /home/fh2-project-sda/fj0219/mallob//mallob_logs/mallob_id3008_64x10x2_3620s&#10;echo logging into /home/fh2-project-sda/fj0219/mallob/mallob_logs/mallob_id3008_64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8_64x10x2_3620s_log</text:p>
            <text:p>#SBATCH --error=mallob_id3008_64x10x2_3620s_err</text:p>
            <text:p>#SBATCH --job-name=mallob_id3008_64x10x2_3620s</text:p>
            <text:p>#SBATCH --partition=normal</text:p>
            <text:p>#SBATCH --time=1:00:20</text:p>
            <text:p>mkdir -p /home/fh2-project-sda/fj0219/mallob//mallob_logs/mallob_id3008_64x10x2_3620s</text:p>
            <text:p>echo logging into /home/fh2-project-sda/fj0219/mallob/mallob_logs/mallob_id3008_64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</text:p>
            <text:p>echo finished</text:p>
          </table:table-cell>
        </table:table-row>
        <table:table-row table:style-name="ro2">
          <table:table-cell table:style-name="ce43" office:value-type="float" office:value="3009" calcext:value-type="float">
            <text:p>3009</text:p>
          </table:table-cell>
          <table:table-cell table:style-name="ce45" office:value-type="float" office:value="128" calcext:value-type="float">
            <text:p>128</text:p>
          </table:table-cell>
          <table:table-cell table:style-name="ce43" office:value-type="float" office:value="10" calcext:value-type="float">
            <text:p>10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B11]*[.C11]" office:value-type="float" office:value="1280" calcext:value-type="float">
            <text:p>1280</text:p>
          </table:table-cell>
          <table:table-cell table:style-name="ce49" table:formula="of:=[.C11]*[.D11]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49" table:formula="of:=[.E11]-[.G11]" office:value-type="float" office:value="1264" calcext:value-type="float">
            <text:p>1264</text:p>
          </table:table-cell>
          <table:table-cell table:style-name="ce50" office:value-type="float" office:value="0.95" calcext:value-type="float">
            <text:p>0.950</text:p>
          </table:table-cell>
          <table:table-cell table:style-name="ce60" table:formula="of:=FLOOR([.I11]*[.H11])" office:value-type="float" office:value="1200" calcext:value-type="float">
            <text:p>1200</text:p>
          </table:table-cell>
          <table:table-cell table:style-name="ce52" office:value-type="float" office:value="2" calcext:value-type="float">
            <text:p>2</text:p>
          </table:table-cell>
          <table:table-cell table:style-name="ce49" table:formula="of:=[.D11]-[.K11]" office:value-type="float" office:value="0" calcext:value-type="float">
            <text:p>0</text:p>
          </table:table-cell>
          <table:table-cell table:style-name="ce52" office:value-type="float" office:value="3600" calcext:value-type="float">
            <text:p>3600</text:p>
          </table:table-cell>
          <table:table-cell table:style-name="ce49" table:formula="of:=[.M11]/3600*[.F11]*[.B11]" office:value-type="float" office:value="2560" calcext:value-type="float">
            <text:p>2560</text:p>
          </table:table-cell>
          <table:table-cell table:style-name="ce43" office:value-type="float" office:value="8" calcext:value-type="float">
            <text:p>8</text:p>
          </table:table-cell>
          <table:table-cell table:style-name="ce49" table:formula="of:=[.O11]*[.G11]" office:value-type="float" office:value="128" calcext:value-type="float">
            <text:p>128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11]/[.G11]" office:value-type="float" office:value="25" calcext:value-type="float">
            <text:p>25</text:p>
          </table:table-cell>
          <table:table-cell table:style-name="ce49" table:formula="of:=[.R11]/[.O11]" office:value-type="float" office:value="3.125" calcext:value-type="float">
            <text:p>3,12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9" table:formula="of:=[.T11]*[.S11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52" table:formula="of:=FLOOR(([.M11]+20)/3600)" office:value-type="float" office:value="1" calcext:value-type="float">
            <text:p>1</text:p>
          </table:table-cell>
          <table:table-cell table:style-name="ce52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52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5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50 -t=2 -T=3600 -lbc=8 -time-per-instance=0 -cpuh-per-instance=2 -derandomize -ba=4 -g=0 -md=0 -p=5 -s=1 -v=4 -q -warmup" calcext:value-type="string">
            <text:p>/home/fh2-project-sda/fj0219/mallob/scenarios/scenario_all_c16 -c=16 -l=0.950 -t=2 -T=3600 -lbc=8 -time-per-instance=0 -cpuh-per-instance=2 -derandomize -ba=4 -g=0 -md=0 -p=5 -s=1 -v=4 -q -warmup</text:p>
          </table:table-cell>
          <table:table-cell table:style-name="ce55" table:formula="of:=CONCATENATE(&quot;mallob_id&quot;;[.A11];&quot;_&quot;;[.B11];&quot;x&quot;;[.C11];&quot;x&quot;;[.D11];&quot;_&quot;;[.M11]+20;&quot;s&quot;)" office:value-type="string" office:string-value="mallob_id3009_128x10x2_3620s" calcext:value-type="string">
            <text:p>mallob_id3009_128x10x2_3620s</text:p>
          </table:table-cell>
          <table:table-cell table:style-name="ce5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128&#10;#SBATCH --ntasks=1280&#10;#SBATCH --cpus-per-task=2&#10;#SBATCH --output=mallob_id3009_128x10x2_3620s_log&#10;#SBATCH --error=mallob_id3009_128x10x2_3620s_err&#10;#SBATCH --job-name=mallob_id3009_128x10x2_3620s&#10;#SBATCH --partition=normal&#10;#SBATCH --time=1:00:20&#10;mkdir -p /home/fh2-project-sda/fj0219/mallob//mallob_logs/mallob_id3009_128x10x2_3620s&#10;echo logging into /home/fh2-project-sda/fj0219/mallob/mallob_logs/mallob_id3009_12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9_128x10x2_3620s_log</text:p>
            <text:p>#SBATCH --error=mallob_id3009_128x10x2_3620s_err</text:p>
            <text:p>#SBATCH --job-name=mallob_id3009_128x10x2_3620s</text:p>
            <text:p>#SBATCH --partition=normal</text:p>
            <text:p>#SBATCH --time=1:00:20</text:p>
            <text:p>mkdir -p /home/fh2-project-sda/fj0219/mallob//mallob_logs/mallob_id3009_128x10x2_3620s</text:p>
            <text:p>echo logging into /home/fh2-project-sda/fj0219/mallob/mallob_logs/mallob_id3009_12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</text:p>
            <text:p>echo finished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53" table:formula="of:=SUM([.N2:.N13])" office:value-type="float" office:value="9920" calcext:value-type="float">
            <text:p>9920</text:p>
          </table:table-cell>
          <table:table-cell table:style-name="ce53" office:value-type="string" calcext:value-type="string">
            <text:p>CPUh requested</text:p>
          </table:table-cell>
          <table:table-cell table:number-columns-repeated="2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4">
          <table:table-cell table:style-name="ce44" office:value-type="string" calcext:value-type="string" table:number-columns-spanned="26" table:number-rows-spanned="1">
            <text:p>Stress test: How does the system scale with a large number of processes?</text:p>
            <text:p>Weak scaling (number of clients scales together with number of nodes).</text:p>
            <text:p>Evaluate behaviour regarding latencies, job growth, load balancing durations, job communication, ...</text:p>
            <text:p>Greedy and agile configuration: Two CPUs/process, no CPU "free" for communication, jobs timeout after 2CPUh used</text:p>
          </table:table-cell>
          <table:covered-table-cell/>
          <table:covered-table-cell table:style-name="Default"/>
          <table:covered-table-cell table:number-columns-repeated="23"/>
          <table:table-cell table:number-columns-repeated="12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35"/>
        </table:table-row>
        <table:table-row table:style-name="ro1" table:number-rows-repeated="1048552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caleDemandVsLBC_1Client_9x4x5_1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58" office:value-type="string" calcext:value-type="string">
            <text:p>ID</text:p>
          </table:table-cell>
          <table:table-cell table:style-name="ce58" office:value-type="string" calcext:value-type="string">
            <text:p>Nodes</text:p>
          </table:table-cell>
          <table:table-cell table:style-name="ce58" office:value-type="string" calcext:value-type="string">
            <text:p>Processes per node</text:p>
          </table:table-cell>
          <table:table-cell table:style-name="ce58" office:value-type="string" calcext:value-type="string">
            <text:p>CPUs per process</text:p>
          </table:table-cell>
          <table:table-cell table:style-name="ce48" office:value-type="string" calcext:value-type="string">
            <text:p>Total processes</text:p>
          </table:table-cell>
          <table:table-cell table:style-name="ce48" office:value-type="string" calcext:value-type="string">
            <text:p>Used CPUs per node</text:p>
          </table:table-cell>
          <table:table-cell table:style-name="ce42" office:value-type="string" calcext:value-type="string">
            <text:p>Client processes</text:p>
          </table:table-cell>
          <table:table-cell table:style-name="ce48" office:value-type="string" calcext:value-type="string">
            <text:p>Workers</text:p>
          </table:table-cell>
          <table:table-cell table:style-name="ce42" office:value-type="string" calcext:value-type="string">
            <text:p>Load factor</text:p>
          </table:table-cell>
          <table:table-cell table:style-name="ce48" office:value-type="string" calcext:value-type="string">
            <text:p>Proj. active workers</text:p>
          </table:table-cell>
          <table:table-cell table:style-name="ce42" office:value-type="string" calcext:value-type="string">
            <text:p>SAT threads per process</text:p>
          </table:table-cell>
          <table:table-cell table:style-name="ce48" office:value-type="string" calcext:value-type="string">
            <text:p>"Free" CPUs per process</text:p>
          </table:table-cell>
          <table:table-cell table:style-name="ce42" office:value-type="string" calcext:value-type="string">
            <text:p>Global timeout (s)</text:p>
          </table:table-cell>
          <table:table-cell table:style-name="ce48" office:value-type="string" calcext:value-type="string">
            <text:p>Requested CPU hours</text:p>
          </table:table-cell>
          <table:table-cell table:style-name="ce42" office:value-type="string" calcext:value-type="string">
            <text:p>Active jobs per client</text:p>
          </table:table-cell>
          <table:table-cell table:style-name="ce48" office:value-type="string" calcext:value-type="string">
            <text:p>Proj. total active jobs</text:p>
          </table:table-cell>
          <table:table-cell table:style-name="ce42" office:value-type="string" calcext:value-type="string">
            <text:p>Total num jobs</text:p>
          </table:table-cell>
          <table:table-cell table:style-name="ce48" office:value-type="string" calcext:value-type="string">
            <text:p>Jobs per client</text:p>
          </table:table-cell>
          <table:table-cell table:style-name="ce48" office:value-type="string" calcext:value-type="string">
            <text:p>Client job epochs</text:p>
          </table:table-cell>
          <table:table-cell table:style-name="ce42" office:value-type="string" calcext:value-type="string">
            <text:p>Wall clock timeout per job (s)</text:p>
          </table:table-cell>
          <table:table-cell table:style-name="ce42" office:value-type="string" calcext:value-type="string">
            <text:p>CPU h timeout per job</text:p>
          </table:table-cell>
          <table:table-cell table:style-name="ce48" office:value-type="string" calcext:value-type="string">
            <text:p>Maximum global runtime (h)</text:p>
          </table:table-cell>
          <table:table-cell table:style-name="ce42" office:value-type="string" calcext:value-type="string">
            <text:p>Derandomize?</text:p>
          </table:table-cell>
          <table:table-cell table:style-name="ce42" office:value-type="string" calcext:value-type="string">
            <text:p>Bounce partners per node</text:p>
          </table:table-cell>
          <table:table-cell table:style-name="ce42" office:value-type="string" calcext:value-type="string">
            <text:p>Geometric growth interval</text:p>
          </table:table-cell>
          <table:table-cell table:style-name="ce42" office:value-type="string" calcext:value-type="string">
            <text:p>Max. demand per job</text:p>
          </table:table-cell>
          <table:table-cell table:style-name="ce42" office:value-type="string" calcext:value-type="string">
            <text:p>Rebalancing interval</text:p>
          </table:table-cell>
          <table:table-cell table:style-name="ce42" office:value-type="string" calcext:value-type="string">
            <text:p>Quiet?</text:p>
          </table:table-cell>
          <table:table-cell table:style-name="ce42" office:value-type="string" calcext:value-type="string">
            <text:p>Verbosity</text:p>
          </table:table-cell>
          <table:table-cell table:style-name="ce42" office:value-type="string" calcext:value-type="string">
            <text:p>Job comm. interval</text:p>
          </table:table-cell>
          <table:table-cell table:style-name="ce42" office:value-type="string" calcext:value-type="string">
            <text:p>Warmup?</text:p>
          </table:table-cell>
          <table:table-cell table:style-name="ce42" office:value-type="string" calcext:value-type="string">
            <text:p>Scenario file</text:p>
          </table:table-cell>
          <table:table-cell table:style-name="ce54" office:value-type="string" calcext:value-type="string">
            <text:p>Hours</text:p>
          </table:table-cell>
          <table:table-cell table:style-name="ce54" office:value-type="string" calcext:value-type="string">
            <text:p>Mins</text:p>
          </table:table-cell>
          <table:table-cell table:style-name="ce54" office:value-type="string" calcext:value-type="string">
            <text:p>Secs</text:p>
          </table:table-cell>
          <table:table-cell table:style-name="ce54" office:value-type="string" calcext:value-type="string">
            <text:p>Arguments</text:p>
          </table:table-cell>
          <table:table-cell table:style-name="ce56" office:value-type="string" calcext:value-type="string">
            <text:p>Job name</text:p>
          </table:table-cell>
          <table:table-cell table:style-name="ce54" office:value-type="string" calcext:value-type="string">
            <text:p>Script</text:p>
          </table:table-cell>
          <table:table-cell/>
        </table:table-row>
        <table:table-row table:style-name="ro2">
          <table:table-cell table:style-name="ce43" office:value-type="float" office:value="4000" calcext:value-type="float">
            <text:p>400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2]*[.C2]" office:value-type="float" office:value="36" calcext:value-type="float">
            <text:p>36</text:p>
          </table:table-cell>
          <table:table-cell table:style-name="ce49" table:formula="of:=[.C2]*[.D2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2]-[.G2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2]*[.H2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2]-[.K2]" office:value-type="float" office:value="1" calcext:value-type="float">
            <text:p>1</text:p>
          </table:table-cell>
          <table:table-cell table:style-name="ce52" table:formula="of:=6*3600-30" office:value-type="float" office:value="21570" calcext:value-type="float">
            <text:p>21570</text:p>
          </table:table-cell>
          <table:table-cell table:style-name="ce49" table:formula="of:=[.M2]/3600*[.F2]*[.B2]" office:value-type="float" office:value="1078.5" calcext:value-type="float">
            <text:p>1078,5</text:p>
          </table:table-cell>
          <table:table-cell table:style-name="ce45" office:value-type="float" office:value="32" calcext:value-type="float">
            <text:p>32</text:p>
          </table:table-cell>
          <table:table-cell table:style-name="ce49" table:formula="of:=[.O2]*[.G2]" office:value-type="float" office:value="32" calcext:value-type="float">
            <text:p>32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2]/[.G2]" office:value-type="float" office:value="400" calcext:value-type="float">
            <text:p>400</text:p>
          </table:table-cell>
          <table:table-cell table:style-name="ce49" table:formula="of:=[.R2]/[.O2]" office:value-type="float" office:value="12.5" calcext:value-type="float">
            <text:p>12,5</text:p>
          </table:table-cell>
          <table:table-cell table:style-name="ce61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9" table:formula="of:=[.T2]*[.S2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52" table:formula="of:=FLOOR(([.M2]+20)/3600)" office:value-type="float" office:value="5" calcext:value-type="float">
            <text:p>5</text:p>
          </table:table-cell>
          <table:table-cell table:style-name="ce52" table:formula="of:=IF(FLOOR((([.M2]+20)-[.AG2]*3600)/60)&lt;10;CONCATENATE(&quot;0&quot;;FLOOR((([.M2]+20)-[.AG2]*3600)/60));FLOOR((([.M2]+20)-[.AG2]*3600)/60))" office:value-type="float" office:value="59" calcext:value-type="float">
            <text:p>59</text:p>
          </table:table-cell>
          <table:table-cell table:style-name="ce52" table:formula="of:=IF(FLOOR((([.M2]+20)-[.AG2]*3600-[.AH2]*60))&lt;10;CONCATENATE(&quot;0&quot;;FLOOR((([.M2]+20)-[.AG2]*3600-[.AH2]*60)));FLOOR((([.M2]+20)-[.AG2]*3600-[.AH2]*60)))" office:value-type="float" office:value="50" calcext:value-type="float">
            <text:p>50</text:p>
          </table:table-cell>
          <table:table-cell table:style-name="ce5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570 -lbc=32 -time-per-instance=0 -cpuh-per-instance=1 -derandomize -ba=4 -g=0 -md=1 -p=5 -s=1 -v=5 -warmup" calcext:value-type="string">
            <text:p>/home/fh2-project-sda/fj0219/mallob/scenarios/scenario_all_c1 -c=1 -l=0.930 -t=4 -T=21570 -lbc=32 -time-per-instance=0 -cpuh-per-instance=1 -derandomize -ba=4 -g=0 -md=1 -p=5 -s=1 -v=5 -warmup</text:p>
          </table:table-cell>
          <table:table-cell table:style-name="ce55" table:formula="of:=CONCATENATE(&quot;mallob_id&quot;;[.A2];&quot;_&quot;;[.B2];&quot;x&quot;;[.C2];&quot;x&quot;;[.D2];&quot;_&quot;;[.M2]+20;&quot;s&quot;)" office:value-type="string" office:string-value="mallob_id4000_9x4x5_21590s" calcext:value-type="string">
            <text:p>mallob_id4000_9x4x5_21590s</text:p>
          </table:table-cell>
          <table:table-cell table:style-name="ce5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4000_9x4x5_21590s_log&#10;#SBATCH --error=mallob_id4000_9x4x5_21590s_err&#10;#SBATCH --job-name=mallob_id4000_9x4x5_21590s&#10;#SBATCH --partition=normal&#10;#SBATCH --time=5:59:50&#10;mkdir -p /home/fh2-project-sda/fj0219/mallob//mallob_logs/mallob_id4000_9x4x5_21590s&#10;echo logging into /home/fh2-project-sda/fj0219/mallob/mallob_logs/mallob_id4000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0_9x4x5_21590s_log</text:p>
            <text:p>#SBATCH --error=mallob_id4000_9x4x5_21590s_err</text:p>
            <text:p>#SBATCH --job-name=mallob_id4000_9x4x5_21590s</text:p>
            <text:p>#SBATCH --partition=normal</text:p>
            <text:p>#SBATCH --time=5:59:50</text:p>
            <text:p>mkdir -p /home/fh2-project-sda/fj0219/mallob//mallob_logs/mallob_id4000_9x4x5_21590s</text:p>
            <text:p>echo logging into /home/fh2-project-sda/fj0219/mallob/mallob_logs/mallob_id4000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</text:p>
            <text:p>echo finished</text:p>
          </table:table-cell>
          <table:table-cell table:style-name="ce57"/>
        </table:table-row>
        <table:table-row table:style-name="ro2">
          <table:table-cell table:style-name="ce43" office:value-type="float" office:value="4001" calcext:value-type="float">
            <text:p>400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3]*[.C3]" office:value-type="float" office:value="36" calcext:value-type="float">
            <text:p>36</text:p>
          </table:table-cell>
          <table:table-cell table:style-name="ce49" table:formula="of:=[.C3]*[.D3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3]-[.G3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3]*[.H3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3]-[.K3]" office:value-type="float" office:value="1" calcext:value-type="float">
            <text:p>1</text:p>
          </table:table-cell>
          <table:table-cell table:style-name="ce52" table:formula="of:=6*3600-30" office:value-type="float" office:value="21570" calcext:value-type="float">
            <text:p>21570</text:p>
          </table:table-cell>
          <table:table-cell table:style-name="ce49" table:formula="of:=[.M3]/3600*[.F3]*[.B3]" office:value-type="float" office:value="1078.5" calcext:value-type="float">
            <text:p>1078,5</text:p>
          </table:table-cell>
          <table:table-cell table:style-name="ce45" office:value-type="float" office:value="16" calcext:value-type="float">
            <text:p>16</text:p>
          </table:table-cell>
          <table:table-cell table:style-name="ce49" table:formula="of:=[.O3]*[.G3]" office:value-type="float" office:value="16" calcext:value-type="float">
            <text:p>16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3]/[.G3]" office:value-type="float" office:value="400" calcext:value-type="float">
            <text:p>400</text:p>
          </table:table-cell>
          <table:table-cell table:style-name="ce49" table:formula="of:=[.R3]/[.O3]" office:value-type="float" office:value="25" calcext:value-type="float">
            <text:p>25</text:p>
          </table:table-cell>
          <table:table-cell table:style-name="ce61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9" table:formula="of:=[.T3]*[.S3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52" table:formula="of:=FLOOR(([.M3]+20)/3600)" office:value-type="float" office:value="5" calcext:value-type="float">
            <text:p>5</text:p>
          </table:table-cell>
          <table:table-cell table:style-name="ce52" table:formula="of:=IF(FLOOR((([.M3]+20)-[.AG3]*3600)/60)&lt;10;CONCATENATE(&quot;0&quot;;FLOOR((([.M3]+20)-[.AG3]*3600)/60));FLOOR((([.M3]+20)-[.AG3]*3600)/60))" office:value-type="float" office:value="59" calcext:value-type="float">
            <text:p>59</text:p>
          </table:table-cell>
          <table:table-cell table:style-name="ce52" table:formula="of:=IF(FLOOR((([.M3]+20)-[.AG3]*3600-[.AH3]*60))&lt;10;CONCATENATE(&quot;0&quot;;FLOOR((([.M3]+20)-[.AG3]*3600-[.AH3]*60)));FLOOR((([.M3]+20)-[.AG3]*3600-[.AH3]*60)))" office:value-type="float" office:value="50" calcext:value-type="float">
            <text:p>50</text:p>
          </table:table-cell>
          <table:table-cell table:style-name="ce5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570 -lbc=16 -time-per-instance=0 -cpuh-per-instance=1 -derandomize -ba=4 -g=0 -md=2 -p=5 -s=1 -v=5 -warmup" calcext:value-type="string">
            <text:p>/home/fh2-project-sda/fj0219/mallob/scenarios/scenario_all_c1 -c=1 -l=0.930 -t=4 -T=21570 -lbc=16 -time-per-instance=0 -cpuh-per-instance=1 -derandomize -ba=4 -g=0 -md=2 -p=5 -s=1 -v=5 -warmup</text:p>
          </table:table-cell>
          <table:table-cell table:style-name="ce55" table:formula="of:=CONCATENATE(&quot;mallob_id&quot;;[.A3];&quot;_&quot;;[.B3];&quot;x&quot;;[.C3];&quot;x&quot;;[.D3];&quot;_&quot;;[.M3]+20;&quot;s&quot;)" office:value-type="string" office:string-value="mallob_id4001_9x4x5_21590s" calcext:value-type="string">
            <text:p>mallob_id4001_9x4x5_21590s</text:p>
          </table:table-cell>
          <table:table-cell table:style-name="ce5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4001_9x4x5_21590s_log&#10;#SBATCH --error=mallob_id4001_9x4x5_21590s_err&#10;#SBATCH --job-name=mallob_id4001_9x4x5_21590s&#10;#SBATCH --partition=normal&#10;#SBATCH --time=5:59:50&#10;mkdir -p /home/fh2-project-sda/fj0219/mallob//mallob_logs/mallob_id4001_9x4x5_21590s&#10;echo logging into /home/fh2-project-sda/fj0219/mallob/mallob_logs/mallob_id4001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1_9x4x5_21590s_log</text:p>
            <text:p>#SBATCH --error=mallob_id4001_9x4x5_21590s_err</text:p>
            <text:p>#SBATCH --job-name=mallob_id4001_9x4x5_21590s</text:p>
            <text:p>#SBATCH --partition=normal</text:p>
            <text:p>#SBATCH --time=5:59:50</text:p>
            <text:p>mkdir -p /home/fh2-project-sda/fj0219/mallob//mallob_logs/mallob_id4001_9x4x5_21590s</text:p>
            <text:p>echo logging into /home/fh2-project-sda/fj0219/mallob/mallob_logs/mallob_id4001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</text:p>
            <text:p>echo finished</text:p>
          </table:table-cell>
          <table:table-cell table:style-name="ce57"/>
        </table:table-row>
        <table:table-row table:style-name="ro2">
          <table:table-cell table:style-name="ce43" office:value-type="float" office:value="4002" calcext:value-type="float">
            <text:p>400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4]*[.C4]" office:value-type="float" office:value="36" calcext:value-type="float">
            <text:p>36</text:p>
          </table:table-cell>
          <table:table-cell table:style-name="ce49" table:formula="of:=[.C4]*[.D4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4]-[.G4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4]*[.H4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4]-[.K4]" office:value-type="float" office:value="1" calcext:value-type="float">
            <text:p>1</text:p>
          </table:table-cell>
          <table:table-cell table:style-name="ce52" table:formula="of:=6*3600-30" office:value-type="float" office:value="21570" calcext:value-type="float">
            <text:p>21570</text:p>
          </table:table-cell>
          <table:table-cell table:style-name="ce49" table:formula="of:=[.M4]/3600*[.F4]*[.B4]" office:value-type="float" office:value="1078.5" calcext:value-type="float">
            <text:p>1078,5</text:p>
          </table:table-cell>
          <table:table-cell table:style-name="ce45" office:value-type="float" office:value="8" calcext:value-type="float">
            <text:p>8</text:p>
          </table:table-cell>
          <table:table-cell table:style-name="ce49" table:formula="of:=[.O4]*[.G4]" office:value-type="float" office:value="8" calcext:value-type="float">
            <text:p>8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4]/[.G4]" office:value-type="float" office:value="400" calcext:value-type="float">
            <text:p>400</text:p>
          </table:table-cell>
          <table:table-cell table:style-name="ce49" table:formula="of:=[.R4]/[.O4]" office:value-type="float" office:value="50" calcext:value-type="float">
            <text:p>50</text:p>
          </table:table-cell>
          <table:table-cell table:style-name="ce61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9" table:formula="of:=[.T4]*[.S4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52" table:formula="of:=FLOOR(([.M4]+20)/3600)" office:value-type="float" office:value="5" calcext:value-type="float">
            <text:p>5</text:p>
          </table:table-cell>
          <table:table-cell table:style-name="ce52" table:formula="of:=IF(FLOOR((([.M4]+20)-[.AG4]*3600)/60)&lt;10;CONCATENATE(&quot;0&quot;;FLOOR((([.M4]+20)-[.AG4]*3600)/60));FLOOR((([.M4]+20)-[.AG4]*3600)/60))" office:value-type="float" office:value="59" calcext:value-type="float">
            <text:p>59</text:p>
          </table:table-cell>
          <table:table-cell table:style-name="ce52" table:formula="of:=IF(FLOOR((([.M4]+20)-[.AG4]*3600-[.AH4]*60))&lt;10;CONCATENATE(&quot;0&quot;;FLOOR((([.M4]+20)-[.AG4]*3600-[.AH4]*60)));FLOOR((([.M4]+20)-[.AG4]*3600-[.AH4]*60)))" office:value-type="float" office:value="50" calcext:value-type="float">
            <text:p>50</text:p>
          </table:table-cell>
          <table:table-cell table:style-name="ce5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570 -lbc=8 -time-per-instance=0 -cpuh-per-instance=1 -derandomize -ba=4 -g=0 -md=4 -p=5 -s=1 -v=5 -warmup" calcext:value-type="string">
            <text:p>/home/fh2-project-sda/fj0219/mallob/scenarios/scenario_all_c1 -c=1 -l=0.930 -t=4 -T=21570 -lbc=8 -time-per-instance=0 -cpuh-per-instance=1 -derandomize -ba=4 -g=0 -md=4 -p=5 -s=1 -v=5 -warmup</text:p>
          </table:table-cell>
          <table:table-cell table:style-name="ce55" table:formula="of:=CONCATENATE(&quot;mallob_id&quot;;[.A4];&quot;_&quot;;[.B4];&quot;x&quot;;[.C4];&quot;x&quot;;[.D4];&quot;_&quot;;[.M4]+20;&quot;s&quot;)" office:value-type="string" office:string-value="mallob_id4002_9x4x5_21590s" calcext:value-type="string">
            <text:p>mallob_id4002_9x4x5_21590s</text:p>
          </table:table-cell>
          <table:table-cell table:style-name="ce5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4002_9x4x5_21590s_log&#10;#SBATCH --error=mallob_id4002_9x4x5_21590s_err&#10;#SBATCH --job-name=mallob_id4002_9x4x5_21590s&#10;#SBATCH --partition=normal&#10;#SBATCH --time=5:59:50&#10;mkdir -p /home/fh2-project-sda/fj0219/mallob//mallob_logs/mallob_id4002_9x4x5_21590s&#10;echo logging into /home/fh2-project-sda/fj0219/mallob/mallob_logs/mallob_id4002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2_9x4x5_21590s_log</text:p>
            <text:p>#SBATCH --error=mallob_id4002_9x4x5_21590s_err</text:p>
            <text:p>#SBATCH --job-name=mallob_id4002_9x4x5_21590s</text:p>
            <text:p>#SBATCH --partition=normal</text:p>
            <text:p>#SBATCH --time=5:59:50</text:p>
            <text:p>mkdir -p /home/fh2-project-sda/fj0219/mallob//mallob_logs/mallob_id4002_9x4x5_21590s</text:p>
            <text:p>echo logging into /home/fh2-project-sda/fj0219/mallob/mallob_logs/mallob_id4002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</text:p>
            <text:p>echo finished</text:p>
          </table:table-cell>
          <table:table-cell table:style-name="ce57"/>
        </table:table-row>
        <table:table-row table:style-name="ro2">
          <table:table-cell table:style-name="ce43" office:value-type="float" office:value="4003" calcext:value-type="float">
            <text:p>400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5]*[.C5]" office:value-type="float" office:value="36" calcext:value-type="float">
            <text:p>36</text:p>
          </table:table-cell>
          <table:table-cell table:style-name="ce49" table:formula="of:=[.C5]*[.D5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5]-[.G5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5]*[.H5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5]-[.K5]" office:value-type="float" office:value="1" calcext:value-type="float">
            <text:p>1</text:p>
          </table:table-cell>
          <table:table-cell table:style-name="ce52" table:formula="of:=6*3600-30" office:value-type="float" office:value="21570" calcext:value-type="float">
            <text:p>21570</text:p>
          </table:table-cell>
          <table:table-cell table:style-name="ce49" table:formula="of:=[.M5]/3600*[.F5]*[.B5]" office:value-type="float" office:value="1078.5" calcext:value-type="float">
            <text:p>1078,5</text:p>
          </table:table-cell>
          <table:table-cell table:style-name="ce45" office:value-type="float" office:value="4" calcext:value-type="float">
            <text:p>4</text:p>
          </table:table-cell>
          <table:table-cell table:style-name="ce49" table:formula="of:=[.O5]*[.G5]" office:value-type="float" office:value="4" calcext:value-type="float">
            <text:p>4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5]/[.G5]" office:value-type="float" office:value="400" calcext:value-type="float">
            <text:p>400</text:p>
          </table:table-cell>
          <table:table-cell table:style-name="ce49" table:formula="of:=[.R5]/[.O5]" office:value-type="float" office:value="100" calcext:value-type="float">
            <text:p>100</text:p>
          </table:table-cell>
          <table:table-cell table:style-name="ce61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9" table:formula="of:=[.T5]*[.S5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8" calcext:value-type="float">
            <text:p>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52" table:formula="of:=FLOOR(([.M5]+20)/3600)" office:value-type="float" office:value="5" calcext:value-type="float">
            <text:p>5</text:p>
          </table:table-cell>
          <table:table-cell table:style-name="ce52" table:formula="of:=IF(FLOOR((([.M5]+20)-[.AG5]*3600)/60)&lt;10;CONCATENATE(&quot;0&quot;;FLOOR((([.M5]+20)-[.AG5]*3600)/60));FLOOR((([.M5]+20)-[.AG5]*3600)/60))" office:value-type="float" office:value="59" calcext:value-type="float">
            <text:p>59</text:p>
          </table:table-cell>
          <table:table-cell table:style-name="ce52" table:formula="of:=IF(FLOOR((([.M5]+20)-[.AG5]*3600-[.AH5]*60))&lt;10;CONCATENATE(&quot;0&quot;;FLOOR((([.M5]+20)-[.AG5]*3600-[.AH5]*60)));FLOOR((([.M5]+20)-[.AG5]*3600-[.AH5]*60)))" office:value-type="float" office:value="50" calcext:value-type="float">
            <text:p>50</text:p>
          </table:table-cell>
          <table:table-cell table:style-name="ce5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570 -lbc=4 -time-per-instance=0 -cpuh-per-instance=1 -derandomize -ba=4 -g=0 -md=8 -p=5 -s=1 -v=5 -warmup" calcext:value-type="string">
            <text:p>/home/fh2-project-sda/fj0219/mallob/scenarios/scenario_all_c1 -c=1 -l=0.930 -t=4 -T=21570 -lbc=4 -time-per-instance=0 -cpuh-per-instance=1 -derandomize -ba=4 -g=0 -md=8 -p=5 -s=1 -v=5 -warmup</text:p>
          </table:table-cell>
          <table:table-cell table:style-name="ce55" table:formula="of:=CONCATENATE(&quot;mallob_id&quot;;[.A5];&quot;_&quot;;[.B5];&quot;x&quot;;[.C5];&quot;x&quot;;[.D5];&quot;_&quot;;[.M5]+20;&quot;s&quot;)" office:value-type="string" office:string-value="mallob_id4003_9x4x5_21590s" calcext:value-type="string">
            <text:p>mallob_id4003_9x4x5_21590s</text:p>
          </table:table-cell>
          <table:table-cell table:style-name="ce5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4003_9x4x5_21590s_log&#10;#SBATCH --error=mallob_id4003_9x4x5_21590s_err&#10;#SBATCH --job-name=mallob_id4003_9x4x5_21590s&#10;#SBATCH --partition=normal&#10;#SBATCH --time=5:59:50&#10;mkdir -p /home/fh2-project-sda/fj0219/mallob//mallob_logs/mallob_id4003_9x4x5_21590s&#10;echo logging into /home/fh2-project-sda/fj0219/mallob/mallob_logs/mallob_id4003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3_9x4x5_21590s_log</text:p>
            <text:p>#SBATCH --error=mallob_id4003_9x4x5_21590s_err</text:p>
            <text:p>#SBATCH --job-name=mallob_id4003_9x4x5_21590s</text:p>
            <text:p>#SBATCH --partition=normal</text:p>
            <text:p>#SBATCH --time=5:59:50</text:p>
            <text:p>mkdir -p /home/fh2-project-sda/fj0219/mallob//mallob_logs/mallob_id4003_9x4x5_21590s</text:p>
            <text:p>echo logging into /home/fh2-project-sda/fj0219/mallob/mallob_logs/mallob_id4003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</text:p>
            <text:p>echo finished</text:p>
          </table:table-cell>
          <table:table-cell table:style-name="ce57"/>
        </table:table-row>
        <table:table-row table:style-name="ro2">
          <table:table-cell table:style-name="ce43" office:value-type="float" office:value="4004" calcext:value-type="float">
            <text:p>400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6]*[.C6]" office:value-type="float" office:value="36" calcext:value-type="float">
            <text:p>36</text:p>
          </table:table-cell>
          <table:table-cell table:style-name="ce49" table:formula="of:=[.C6]*[.D6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6]-[.G6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6]*[.H6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6]-[.K6]" office:value-type="float" office:value="1" calcext:value-type="float">
            <text:p>1</text:p>
          </table:table-cell>
          <table:table-cell table:style-name="ce52" table:formula="of:=6*3600-30" office:value-type="float" office:value="21570" calcext:value-type="float">
            <text:p>21570</text:p>
          </table:table-cell>
          <table:table-cell table:style-name="ce49" table:formula="of:=[.M6]/3600*[.F6]*[.B6]" office:value-type="float" office:value="1078.5" calcext:value-type="float">
            <text:p>1078,5</text:p>
          </table:table-cell>
          <table:table-cell table:style-name="ce45" office:value-type="float" office:value="2" calcext:value-type="float">
            <text:p>2</text:p>
          </table:table-cell>
          <table:table-cell table:style-name="ce49" table:formula="of:=[.O6]*[.G6]" office:value-type="float" office:value="2" calcext:value-type="float">
            <text:p>2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6]/[.G6]" office:value-type="float" office:value="400" calcext:value-type="float">
            <text:p>400</text:p>
          </table:table-cell>
          <table:table-cell table:style-name="ce49" table:formula="of:=[.R6]/[.O6]" office:value-type="float" office:value="200" calcext:value-type="float">
            <text:p>200</text:p>
          </table:table-cell>
          <table:table-cell table:style-name="ce61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9" table:formula="of:=[.T6]*[.S6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16" calcext:value-type="float">
            <text:p>1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52" table:formula="of:=FLOOR(([.M6]+20)/3600)" office:value-type="float" office:value="5" calcext:value-type="float">
            <text:p>5</text:p>
          </table:table-cell>
          <table:table-cell table:style-name="ce52" table:formula="of:=IF(FLOOR((([.M6]+20)-[.AG6]*3600)/60)&lt;10;CONCATENATE(&quot;0&quot;;FLOOR((([.M6]+20)-[.AG6]*3600)/60));FLOOR((([.M6]+20)-[.AG6]*3600)/60))" office:value-type="float" office:value="59" calcext:value-type="float">
            <text:p>59</text:p>
          </table:table-cell>
          <table:table-cell table:style-name="ce52" table:formula="of:=IF(FLOOR((([.M6]+20)-[.AG6]*3600-[.AH6]*60))&lt;10;CONCATENATE(&quot;0&quot;;FLOOR((([.M6]+20)-[.AG6]*3600-[.AH6]*60)));FLOOR((([.M6]+20)-[.AG6]*3600-[.AH6]*60)))" office:value-type="float" office:value="50" calcext:value-type="float">
            <text:p>50</text:p>
          </table:table-cell>
          <table:table-cell table:style-name="ce5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570 -lbc=2 -time-per-instance=0 -cpuh-per-instance=1 -derandomize -ba=4 -g=0 -md=16 -p=5 -s=1 -v=5 -warmup" calcext:value-type="string">
            <text:p>/home/fh2-project-sda/fj0219/mallob/scenarios/scenario_all_c1 -c=1 -l=0.930 -t=4 -T=21570 -lbc=2 -time-per-instance=0 -cpuh-per-instance=1 -derandomize -ba=4 -g=0 -md=16 -p=5 -s=1 -v=5 -warmup</text:p>
          </table:table-cell>
          <table:table-cell table:style-name="ce55" table:formula="of:=CONCATENATE(&quot;mallob_id&quot;;[.A6];&quot;_&quot;;[.B6];&quot;x&quot;;[.C6];&quot;x&quot;;[.D6];&quot;_&quot;;[.M6]+20;&quot;s&quot;)" office:value-type="string" office:string-value="mallob_id4004_9x4x5_21590s" calcext:value-type="string">
            <text:p>mallob_id4004_9x4x5_21590s</text:p>
          </table:table-cell>
          <table:table-cell table:style-name="ce5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4004_9x4x5_21590s_log&#10;#SBATCH --error=mallob_id4004_9x4x5_21590s_err&#10;#SBATCH --job-name=mallob_id4004_9x4x5_21590s&#10;#SBATCH --partition=normal&#10;#SBATCH --time=5:59:50&#10;mkdir -p /home/fh2-project-sda/fj0219/mallob//mallob_logs/mallob_id4004_9x4x5_21590s&#10;echo logging into /home/fh2-project-sda/fj0219/mallob/mallob_logs/mallob_id4004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4_9x4x5_21590s_log</text:p>
            <text:p>#SBATCH --error=mallob_id4004_9x4x5_21590s_err</text:p>
            <text:p>#SBATCH --job-name=mallob_id4004_9x4x5_21590s</text:p>
            <text:p>#SBATCH --partition=normal</text:p>
            <text:p>#SBATCH --time=5:59:50</text:p>
            <text:p>mkdir -p /home/fh2-project-sda/fj0219/mallob//mallob_logs/mallob_id4004_9x4x5_21590s</text:p>
            <text:p>echo logging into /home/fh2-project-sda/fj0219/mallob/mallob_logs/mallob_id4004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</text:p>
            <text:p>echo finished</text:p>
          </table:table-cell>
          <table:table-cell table:style-name="ce57"/>
        </table:table-row>
        <table:table-row table:style-name="ro2">
          <table:table-cell table:style-name="ce43" office:value-type="float" office:value="4005" calcext:value-type="float">
            <text:p>400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7]*[.C7]" office:value-type="float" office:value="36" calcext:value-type="float">
            <text:p>36</text:p>
          </table:table-cell>
          <table:table-cell table:style-name="ce49" table:formula="of:=[.C7]*[.D7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7]-[.G7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7]*[.H7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7]-[.K7]" office:value-type="float" office:value="1" calcext:value-type="float">
            <text:p>1</text:p>
          </table:table-cell>
          <table:table-cell table:style-name="ce52" table:formula="of:=6*3600-30" office:value-type="float" office:value="21570" calcext:value-type="float">
            <text:p>21570</text:p>
          </table:table-cell>
          <table:table-cell table:style-name="ce49" table:formula="of:=[.M7]/3600*[.F7]*[.B7]" office:value-type="float" office:value="1078.5" calcext:value-type="float">
            <text:p>1078,5</text:p>
          </table:table-cell>
          <table:table-cell table:style-name="ce45" office:value-type="float" office:value="1" calcext:value-type="float">
            <text:p>1</text:p>
          </table:table-cell>
          <table:table-cell table:style-name="ce49" table:formula="of:=[.O7]*[.G7]" office:value-type="float" office:value="1" calcext:value-type="float">
            <text:p>1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7]/[.G7]" office:value-type="float" office:value="400" calcext:value-type="float">
            <text:p>400</text:p>
          </table:table-cell>
          <table:table-cell table:style-name="ce49" table:formula="of:=[.R7]/[.O7]" office:value-type="float" office:value="400" calcext:value-type="float">
            <text:p>400</text:p>
          </table:table-cell>
          <table:table-cell table:style-name="ce61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9" table:formula="of:=[.T7]*[.S7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45" office:value-type="float" office:value="32" calcext:value-type="float">
            <text:p>3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52" table:formula="of:=FLOOR(([.M7]+20)/3600)" office:value-type="float" office:value="5" calcext:value-type="float">
            <text:p>5</text:p>
          </table:table-cell>
          <table:table-cell table:style-name="ce52" table:formula="of:=IF(FLOOR((([.M7]+20)-[.AG7]*3600)/60)&lt;10;CONCATENATE(&quot;0&quot;;FLOOR((([.M7]+20)-[.AG7]*3600)/60));FLOOR((([.M7]+20)-[.AG7]*3600)/60))" office:value-type="float" office:value="59" calcext:value-type="float">
            <text:p>59</text:p>
          </table:table-cell>
          <table:table-cell table:style-name="ce52" table:formula="of:=IF(FLOOR((([.M7]+20)-[.AG7]*3600-[.AH7]*60))&lt;10;CONCATENATE(&quot;0&quot;;FLOOR((([.M7]+20)-[.AG7]*3600-[.AH7]*60)));FLOOR((([.M7]+20)-[.AG7]*3600-[.AH7]*60)))" office:value-type="float" office:value="50" calcext:value-type="float">
            <text:p>50</text:p>
          </table:table-cell>
          <table:table-cell table:style-name="ce5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570 -lbc=1 -time-per-instance=0 -cpuh-per-instance=1 -derandomize -ba=4 -g=0 -md=32 -p=5 -s=1 -v=5 -warmup" calcext:value-type="string">
            <text:p>/home/fh2-project-sda/fj0219/mallob/scenarios/scenario_all_c1 -c=1 -l=0.930 -t=4 -T=21570 -lbc=1 -time-per-instance=0 -cpuh-per-instance=1 -derandomize -ba=4 -g=0 -md=32 -p=5 -s=1 -v=5 -warmup</text:p>
          </table:table-cell>
          <table:table-cell table:style-name="ce55" table:formula="of:=CONCATENATE(&quot;mallob_id&quot;;[.A7];&quot;_&quot;;[.B7];&quot;x&quot;;[.C7];&quot;x&quot;;[.D7];&quot;_&quot;;[.M7]+20;&quot;s&quot;)" office:value-type="string" office:string-value="mallob_id4005_9x4x5_21590s" calcext:value-type="string">
            <text:p>mallob_id4005_9x4x5_21590s</text:p>
          </table:table-cell>
          <table:table-cell table:style-name="ce5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4005_9x4x5_21590s_log&#10;#SBATCH --error=mallob_id4005_9x4x5_21590s_err&#10;#SBATCH --job-name=mallob_id4005_9x4x5_21590s&#10;#SBATCH --partition=normal&#10;#SBATCH --time=5:59:50&#10;mkdir -p /home/fh2-project-sda/fj0219/mallob//mallob_logs/mallob_id4005_9x4x5_21590s&#10;echo logging into /home/fh2-project-sda/fj0219/mallob/mallob_logs/mallob_id4005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5_9x4x5_21590s_log</text:p>
            <text:p>#SBATCH --error=mallob_id4005_9x4x5_21590s_err</text:p>
            <text:p>#SBATCH --job-name=mallob_id4005_9x4x5_21590s</text:p>
            <text:p>#SBATCH --partition=normal</text:p>
            <text:p>#SBATCH --time=5:59:50</text:p>
            <text:p>mkdir -p /home/fh2-project-sda/fj0219/mallob//mallob_logs/mallob_id4005_9x4x5_21590s</text:p>
            <text:p>echo logging into /home/fh2-project-sda/fj0219/mallob/mallob_logs/mallob_id4005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</text:p>
            <text:p>echo finished</text:p>
          </table:table-cell>
          <table:table-cell/>
        </table:table-row>
        <table:table-row table:style-name="ro2">
          <table:table-cell table:style-name="ce43" office:value-type="float" office:value="4006" calcext:value-type="float">
            <text:p>400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8]*[.C8]" office:value-type="float" office:value="36" calcext:value-type="float">
            <text:p>36</text:p>
          </table:table-cell>
          <table:table-cell table:style-name="ce49" table:formula="of:=[.C8]*[.D8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8]-[.G8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8]*[.H8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8]-[.K8]" office:value-type="float" office:value="1" calcext:value-type="float">
            <text:p>1</text:p>
          </table:table-cell>
          <table:table-cell table:style-name="ce52" table:formula="of:=6*3600-30" office:value-type="float" office:value="21570" calcext:value-type="float">
            <text:p>21570</text:p>
          </table:table-cell>
          <table:table-cell table:style-name="ce49" table:formula="of:=[.M8]/3600*[.F8]*[.B8]" office:value-type="float" office:value="1078.5" calcext:value-type="float">
            <text:p>1078,5</text:p>
          </table:table-cell>
          <table:table-cell table:style-name="ce45" office:value-type="float" office:value="32" calcext:value-type="float">
            <text:p>32</text:p>
          </table:table-cell>
          <table:table-cell table:style-name="ce49" table:formula="of:=[.O8]*[.G8]" office:value-type="float" office:value="32" calcext:value-type="float">
            <text:p>32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8]/[.G8]" office:value-type="float" office:value="400" calcext:value-type="float">
            <text:p>400</text:p>
          </table:table-cell>
          <table:table-cell table:style-name="ce49" table:formula="of:=[.R8]/[.O8]" office:value-type="float" office:value="12.5" calcext:value-type="float">
            <text:p>12,5</text:p>
          </table:table-cell>
          <table:table-cell table:style-name="ce61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9" table:formula="of:=[.T8]*[.S8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52" table:formula="of:=FLOOR(([.M8]+20)/3600)" office:value-type="float" office:value="5" calcext:value-type="float">
            <text:p>5</text:p>
          </table:table-cell>
          <table:table-cell table:style-name="ce52" table:formula="of:=IF(FLOOR((([.M8]+20)-[.AG8]*3600)/60)&lt;10;CONCATENATE(&quot;0&quot;;FLOOR((([.M8]+20)-[.AG8]*3600)/60));FLOOR((([.M8]+20)-[.AG8]*3600)/60))" office:value-type="float" office:value="59" calcext:value-type="float">
            <text:p>59</text:p>
          </table:table-cell>
          <table:table-cell table:style-name="ce52" table:formula="of:=IF(FLOOR((([.M8]+20)-[.AG8]*3600-[.AH8]*60))&lt;10;CONCATENATE(&quot;0&quot;;FLOOR((([.M8]+20)-[.AG8]*3600-[.AH8]*60)));FLOOR((([.M8]+20)-[.AG8]*3600-[.AH8]*60)))" office:value-type="float" office:value="50" calcext:value-type="float">
            <text:p>50</text:p>
          </table:table-cell>
          <table:table-cell table:style-name="ce5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570 -lbc=32 -time-per-instance=0 -cpuh-per-instance=1 -derandomize -ba=4 -g=5 -md=1 -p=5 -s=1 -v=5 -warmup" calcext:value-type="string">
            <text:p>/home/fh2-project-sda/fj0219/mallob/scenarios/scenario_all_c1 -c=1 -l=0.930 -t=4 -T=21570 -lbc=32 -time-per-instance=0 -cpuh-per-instance=1 -derandomize -ba=4 -g=5 -md=1 -p=5 -s=1 -v=5 -warmup</text:p>
          </table:table-cell>
          <table:table-cell table:style-name="ce55" table:formula="of:=CONCATENATE(&quot;mallob_id&quot;;[.A8];&quot;_&quot;;[.B8];&quot;x&quot;;[.C8];&quot;x&quot;;[.D8];&quot;_&quot;;[.M8]+20;&quot;s&quot;)" office:value-type="string" office:string-value="mallob_id4006_9x4x5_21590s" calcext:value-type="string">
            <text:p>mallob_id4006_9x4x5_21590s</text:p>
          </table:table-cell>
          <table:table-cell table:style-name="ce5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4006_9x4x5_21590s_log&#10;#SBATCH --error=mallob_id4006_9x4x5_21590s_err&#10;#SBATCH --job-name=mallob_id4006_9x4x5_21590s&#10;#SBATCH --partition=normal&#10;#SBATCH --time=5:59:50&#10;mkdir -p /home/fh2-project-sda/fj0219/mallob//mallob_logs/mallob_id4006_9x4x5_21590s&#10;echo logging into /home/fh2-project-sda/fj0219/mallob/mallob_logs/mallob_id4006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6_9x4x5_21590s_log</text:p>
            <text:p>#SBATCH --error=mallob_id4006_9x4x5_21590s_err</text:p>
            <text:p>#SBATCH --job-name=mallob_id4006_9x4x5_21590s</text:p>
            <text:p>#SBATCH --partition=normal</text:p>
            <text:p>#SBATCH --time=5:59:50</text:p>
            <text:p>mkdir -p /home/fh2-project-sda/fj0219/mallob//mallob_logs/mallob_id4006_9x4x5_21590s</text:p>
            <text:p>echo logging into /home/fh2-project-sda/fj0219/mallob/mallob_logs/mallob_id4006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</text:p>
            <text:p>echo finished</text:p>
          </table:table-cell>
          <table:table-cell/>
        </table:table-row>
        <table:table-row table:style-name="ro2">
          <table:table-cell table:style-name="ce43" office:value-type="float" office:value="4007" calcext:value-type="float">
            <text:p>400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9]*[.C9]" office:value-type="float" office:value="36" calcext:value-type="float">
            <text:p>36</text:p>
          </table:table-cell>
          <table:table-cell table:style-name="ce49" table:formula="of:=[.C9]*[.D9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9]-[.G9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9]*[.H9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9]-[.K9]" office:value-type="float" office:value="1" calcext:value-type="float">
            <text:p>1</text:p>
          </table:table-cell>
          <table:table-cell table:style-name="ce52" table:formula="of:=6*3600-30" office:value-type="float" office:value="21570" calcext:value-type="float">
            <text:p>21570</text:p>
          </table:table-cell>
          <table:table-cell table:style-name="ce49" table:formula="of:=[.M9]/3600*[.F9]*[.B9]" office:value-type="float" office:value="1078.5" calcext:value-type="float">
            <text:p>1078,5</text:p>
          </table:table-cell>
          <table:table-cell table:style-name="ce45" office:value-type="float" office:value="16" calcext:value-type="float">
            <text:p>16</text:p>
          </table:table-cell>
          <table:table-cell table:style-name="ce49" table:formula="of:=[.O9]*[.G9]" office:value-type="float" office:value="16" calcext:value-type="float">
            <text:p>16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9]/[.G9]" office:value-type="float" office:value="400" calcext:value-type="float">
            <text:p>400</text:p>
          </table:table-cell>
          <table:table-cell table:style-name="ce49" table:formula="of:=[.R9]/[.O9]" office:value-type="float" office:value="25" calcext:value-type="float">
            <text:p>25</text:p>
          </table:table-cell>
          <table:table-cell table:style-name="ce61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9" table:formula="of:=[.T9]*[.S9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52" table:formula="of:=FLOOR(([.M9]+20)/3600)" office:value-type="float" office:value="5" calcext:value-type="float">
            <text:p>5</text:p>
          </table:table-cell>
          <table:table-cell table:style-name="ce52" table:formula="of:=IF(FLOOR((([.M9]+20)-[.AG9]*3600)/60)&lt;10;CONCATENATE(&quot;0&quot;;FLOOR((([.M9]+20)-[.AG9]*3600)/60));FLOOR((([.M9]+20)-[.AG9]*3600)/60))" office:value-type="float" office:value="59" calcext:value-type="float">
            <text:p>59</text:p>
          </table:table-cell>
          <table:table-cell table:style-name="ce52" table:formula="of:=IF(FLOOR((([.M9]+20)-[.AG9]*3600-[.AH9]*60))&lt;10;CONCATENATE(&quot;0&quot;;FLOOR((([.M9]+20)-[.AG9]*3600-[.AH9]*60)));FLOOR((([.M9]+20)-[.AG9]*3600-[.AH9]*60)))" office:value-type="float" office:value="50" calcext:value-type="float">
            <text:p>50</text:p>
          </table:table-cell>
          <table:table-cell table:style-name="ce5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570 -lbc=16 -time-per-instance=0 -cpuh-per-instance=1 -derandomize -ba=4 -g=5 -md=2 -p=5 -s=1 -v=5 -warmup" calcext:value-type="string">
            <text:p>/home/fh2-project-sda/fj0219/mallob/scenarios/scenario_all_c1 -c=1 -l=0.930 -t=4 -T=21570 -lbc=16 -time-per-instance=0 -cpuh-per-instance=1 -derandomize -ba=4 -g=5 -md=2 -p=5 -s=1 -v=5 -warmup</text:p>
          </table:table-cell>
          <table:table-cell table:style-name="ce55" table:formula="of:=CONCATENATE(&quot;mallob_id&quot;;[.A9];&quot;_&quot;;[.B9];&quot;x&quot;;[.C9];&quot;x&quot;;[.D9];&quot;_&quot;;[.M9]+20;&quot;s&quot;)" office:value-type="string" office:string-value="mallob_id4007_9x4x5_21590s" calcext:value-type="string">
            <text:p>mallob_id4007_9x4x5_21590s</text:p>
          </table:table-cell>
          <table:table-cell table:style-name="ce5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4007_9x4x5_21590s_log&#10;#SBATCH --error=mallob_id4007_9x4x5_21590s_err&#10;#SBATCH --job-name=mallob_id4007_9x4x5_21590s&#10;#SBATCH --partition=normal&#10;#SBATCH --time=5:59:50&#10;mkdir -p /home/fh2-project-sda/fj0219/mallob//mallob_logs/mallob_id4007_9x4x5_21590s&#10;echo logging into /home/fh2-project-sda/fj0219/mallob/mallob_logs/mallob_id4007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7_9x4x5_21590s_log</text:p>
            <text:p>#SBATCH --error=mallob_id4007_9x4x5_21590s_err</text:p>
            <text:p>#SBATCH --job-name=mallob_id4007_9x4x5_21590s</text:p>
            <text:p>#SBATCH --partition=normal</text:p>
            <text:p>#SBATCH --time=5:59:50</text:p>
            <text:p>mkdir -p /home/fh2-project-sda/fj0219/mallob//mallob_logs/mallob_id4007_9x4x5_21590s</text:p>
            <text:p>echo logging into /home/fh2-project-sda/fj0219/mallob/mallob_logs/mallob_id4007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</text:p>
            <text:p>echo finished</text:p>
          </table:table-cell>
          <table:table-cell/>
        </table:table-row>
        <table:table-row table:style-name="ro2">
          <table:table-cell table:style-name="ce43" office:value-type="float" office:value="4008" calcext:value-type="float">
            <text:p>400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10]*[.C10]" office:value-type="float" office:value="36" calcext:value-type="float">
            <text:p>36</text:p>
          </table:table-cell>
          <table:table-cell table:style-name="ce49" table:formula="of:=[.C10]*[.D10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10]-[.G10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10]*[.H10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10]-[.K10]" office:value-type="float" office:value="1" calcext:value-type="float">
            <text:p>1</text:p>
          </table:table-cell>
          <table:table-cell table:style-name="ce52" table:formula="of:=6*3600-30" office:value-type="float" office:value="21570" calcext:value-type="float">
            <text:p>21570</text:p>
          </table:table-cell>
          <table:table-cell table:style-name="ce49" table:formula="of:=[.M10]/3600*[.F10]*[.B10]" office:value-type="float" office:value="1078.5" calcext:value-type="float">
            <text:p>1078,5</text:p>
          </table:table-cell>
          <table:table-cell table:style-name="ce45" office:value-type="float" office:value="8" calcext:value-type="float">
            <text:p>8</text:p>
          </table:table-cell>
          <table:table-cell table:style-name="ce49" table:formula="of:=[.O10]*[.G10]" office:value-type="float" office:value="8" calcext:value-type="float">
            <text:p>8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10]/[.G10]" office:value-type="float" office:value="400" calcext:value-type="float">
            <text:p>400</text:p>
          </table:table-cell>
          <table:table-cell table:style-name="ce49" table:formula="of:=[.R10]/[.O10]" office:value-type="float" office:value="50" calcext:value-type="float">
            <text:p>50</text:p>
          </table:table-cell>
          <table:table-cell table:style-name="ce61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9" table:formula="of:=[.T10]*[.S10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52" table:formula="of:=FLOOR(([.M10]+20)/3600)" office:value-type="float" office:value="5" calcext:value-type="float">
            <text:p>5</text:p>
          </table:table-cell>
          <table:table-cell table:style-name="ce52" table:formula="of:=IF(FLOOR((([.M10]+20)-[.AG10]*3600)/60)&lt;10;CONCATENATE(&quot;0&quot;;FLOOR((([.M10]+20)-[.AG10]*3600)/60));FLOOR((([.M10]+20)-[.AG10]*3600)/60))" office:value-type="float" office:value="59" calcext:value-type="float">
            <text:p>59</text:p>
          </table:table-cell>
          <table:table-cell table:style-name="ce52" table:formula="of:=IF(FLOOR((([.M10]+20)-[.AG10]*3600-[.AH10]*60))&lt;10;CONCATENATE(&quot;0&quot;;FLOOR((([.M10]+20)-[.AG10]*3600-[.AH10]*60)));FLOOR((([.M10]+20)-[.AG10]*3600-[.AH10]*60)))" office:value-type="float" office:value="50" calcext:value-type="float">
            <text:p>50</text:p>
          </table:table-cell>
          <table:table-cell table:style-name="ce5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570 -lbc=8 -time-per-instance=0 -cpuh-per-instance=1 -derandomize -ba=4 -g=5 -md=4 -p=5 -s=1 -v=5 -warmup" calcext:value-type="string">
            <text:p>/home/fh2-project-sda/fj0219/mallob/scenarios/scenario_all_c1 -c=1 -l=0.930 -t=4 -T=21570 -lbc=8 -time-per-instance=0 -cpuh-per-instance=1 -derandomize -ba=4 -g=5 -md=4 -p=5 -s=1 -v=5 -warmup</text:p>
          </table:table-cell>
          <table:table-cell table:style-name="ce55" table:formula="of:=CONCATENATE(&quot;mallob_id&quot;;[.A10];&quot;_&quot;;[.B10];&quot;x&quot;;[.C10];&quot;x&quot;;[.D10];&quot;_&quot;;[.M10]+20;&quot;s&quot;)" office:value-type="string" office:string-value="mallob_id4008_9x4x5_21590s" calcext:value-type="string">
            <text:p>mallob_id4008_9x4x5_21590s</text:p>
          </table:table-cell>
          <table:table-cell table:style-name="ce5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4008_9x4x5_21590s_log&#10;#SBATCH --error=mallob_id4008_9x4x5_21590s_err&#10;#SBATCH --job-name=mallob_id4008_9x4x5_21590s&#10;#SBATCH --partition=normal&#10;#SBATCH --time=5:59:50&#10;mkdir -p /home/fh2-project-sda/fj0219/mallob//mallob_logs/mallob_id4008_9x4x5_21590s&#10;echo logging into /home/fh2-project-sda/fj0219/mallob/mallob_logs/mallob_id4008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8_9x4x5_21590s_log</text:p>
            <text:p>#SBATCH --error=mallob_id4008_9x4x5_21590s_err</text:p>
            <text:p>#SBATCH --job-name=mallob_id4008_9x4x5_21590s</text:p>
            <text:p>#SBATCH --partition=normal</text:p>
            <text:p>#SBATCH --time=5:59:50</text:p>
            <text:p>mkdir -p /home/fh2-project-sda/fj0219/mallob//mallob_logs/mallob_id4008_9x4x5_21590s</text:p>
            <text:p>echo logging into /home/fh2-project-sda/fj0219/mallob/mallob_logs/mallob_id4008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</text:p>
            <text:p>echo finished</text:p>
          </table:table-cell>
          <table:table-cell/>
        </table:table-row>
        <table:table-row table:style-name="ro2">
          <table:table-cell table:style-name="ce43" office:value-type="float" office:value="4009" calcext:value-type="float">
            <text:p>400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11]*[.C11]" office:value-type="float" office:value="36" calcext:value-type="float">
            <text:p>36</text:p>
          </table:table-cell>
          <table:table-cell table:style-name="ce49" table:formula="of:=[.C11]*[.D11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11]-[.G11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11]*[.H11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11]-[.K11]" office:value-type="float" office:value="1" calcext:value-type="float">
            <text:p>1</text:p>
          </table:table-cell>
          <table:table-cell table:style-name="ce52" table:formula="of:=6*3600-30" office:value-type="float" office:value="21570" calcext:value-type="float">
            <text:p>21570</text:p>
          </table:table-cell>
          <table:table-cell table:style-name="ce49" table:formula="of:=[.M11]/3600*[.F11]*[.B11]" office:value-type="float" office:value="1078.5" calcext:value-type="float">
            <text:p>1078,5</text:p>
          </table:table-cell>
          <table:table-cell table:style-name="ce45" office:value-type="float" office:value="4" calcext:value-type="float">
            <text:p>4</text:p>
          </table:table-cell>
          <table:table-cell table:style-name="ce49" table:formula="of:=[.O11]*[.G11]" office:value-type="float" office:value="4" calcext:value-type="float">
            <text:p>4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11]/[.G11]" office:value-type="float" office:value="400" calcext:value-type="float">
            <text:p>400</text:p>
          </table:table-cell>
          <table:table-cell table:style-name="ce49" table:formula="of:=[.R11]/[.O11]" office:value-type="float" office:value="100" calcext:value-type="float">
            <text:p>100</text:p>
          </table:table-cell>
          <table:table-cell table:style-name="ce61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9" table:formula="of:=[.T11]*[.S11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52" table:formula="of:=FLOOR(([.M11]+20)/3600)" office:value-type="float" office:value="5" calcext:value-type="float">
            <text:p>5</text:p>
          </table:table-cell>
          <table:table-cell table:style-name="ce52" table:formula="of:=IF(FLOOR((([.M11]+20)-[.AG11]*3600)/60)&lt;10;CONCATENATE(&quot;0&quot;;FLOOR((([.M11]+20)-[.AG11]*3600)/60));FLOOR((([.M11]+20)-[.AG11]*3600)/60))" office:value-type="float" office:value="59" calcext:value-type="float">
            <text:p>59</text:p>
          </table:table-cell>
          <table:table-cell table:style-name="ce52" table:formula="of:=IF(FLOOR((([.M11]+20)-[.AG11]*3600-[.AH11]*60))&lt;10;CONCATENATE(&quot;0&quot;;FLOOR((([.M11]+20)-[.AG11]*3600-[.AH11]*60)));FLOOR((([.M11]+20)-[.AG11]*3600-[.AH11]*60)))" office:value-type="float" office:value="50" calcext:value-type="float">
            <text:p>50</text:p>
          </table:table-cell>
          <table:table-cell table:style-name="ce5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570 -lbc=4 -time-per-instance=0 -cpuh-per-instance=1 -derandomize -ba=4 -g=5 -md=8 -p=5 -s=1 -v=5 -warmup" calcext:value-type="string">
            <text:p>/home/fh2-project-sda/fj0219/mallob/scenarios/scenario_all_c1 -c=1 -l=0.930 -t=4 -T=21570 -lbc=4 -time-per-instance=0 -cpuh-per-instance=1 -derandomize -ba=4 -g=5 -md=8 -p=5 -s=1 -v=5 -warmup</text:p>
          </table:table-cell>
          <table:table-cell table:style-name="ce55" table:formula="of:=CONCATENATE(&quot;mallob_id&quot;;[.A11];&quot;_&quot;;[.B11];&quot;x&quot;;[.C11];&quot;x&quot;;[.D11];&quot;_&quot;;[.M11]+20;&quot;s&quot;)" office:value-type="string" office:string-value="mallob_id4009_9x4x5_21590s" calcext:value-type="string">
            <text:p>mallob_id4009_9x4x5_21590s</text:p>
          </table:table-cell>
          <table:table-cell table:style-name="ce5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4009_9x4x5_21590s_log&#10;#SBATCH --error=mallob_id4009_9x4x5_21590s_err&#10;#SBATCH --job-name=mallob_id4009_9x4x5_21590s&#10;#SBATCH --partition=normal&#10;#SBATCH --time=5:59:50&#10;mkdir -p /home/fh2-project-sda/fj0219/mallob//mallob_logs/mallob_id4009_9x4x5_21590s&#10;echo logging into /home/fh2-project-sda/fj0219/mallob/mallob_logs/mallob_id4009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9_9x4x5_21590s_log</text:p>
            <text:p>#SBATCH --error=mallob_id4009_9x4x5_21590s_err</text:p>
            <text:p>#SBATCH --job-name=mallob_id4009_9x4x5_21590s</text:p>
            <text:p>#SBATCH --partition=normal</text:p>
            <text:p>#SBATCH --time=5:59:50</text:p>
            <text:p>mkdir -p /home/fh2-project-sda/fj0219/mallob//mallob_logs/mallob_id4009_9x4x5_21590s</text:p>
            <text:p>echo logging into /home/fh2-project-sda/fj0219/mallob/mallob_logs/mallob_id4009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</text:p>
            <text:p>echo finished</text:p>
          </table:table-cell>
          <table:table-cell/>
        </table:table-row>
        <table:table-row table:style-name="ro2">
          <table:table-cell table:style-name="ce43" office:value-type="float" office:value="4010" calcext:value-type="float">
            <text:p>401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12]*[.C12]" office:value-type="float" office:value="36" calcext:value-type="float">
            <text:p>36</text:p>
          </table:table-cell>
          <table:table-cell table:style-name="ce49" table:formula="of:=[.C12]*[.D12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12]-[.G12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12]*[.H12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12]-[.K12]" office:value-type="float" office:value="1" calcext:value-type="float">
            <text:p>1</text:p>
          </table:table-cell>
          <table:table-cell table:style-name="ce52" table:formula="of:=6*3600-30" office:value-type="float" office:value="21570" calcext:value-type="float">
            <text:p>21570</text:p>
          </table:table-cell>
          <table:table-cell table:style-name="ce49" table:formula="of:=[.M12]/3600*[.F12]*[.B12]" office:value-type="float" office:value="1078.5" calcext:value-type="float">
            <text:p>1078,5</text:p>
          </table:table-cell>
          <table:table-cell table:style-name="ce45" office:value-type="float" office:value="2" calcext:value-type="float">
            <text:p>2</text:p>
          </table:table-cell>
          <table:table-cell table:style-name="ce49" table:formula="of:=[.O12]*[.G12]" office:value-type="float" office:value="2" calcext:value-type="float">
            <text:p>2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12]/[.G12]" office:value-type="float" office:value="400" calcext:value-type="float">
            <text:p>400</text:p>
          </table:table-cell>
          <table:table-cell table:style-name="ce49" table:formula="of:=[.R12]/[.O12]" office:value-type="float" office:value="200" calcext:value-type="float">
            <text:p>200</text:p>
          </table:table-cell>
          <table:table-cell table:style-name="ce61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9" table:formula="of:=[.T12]*[.S12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6" calcext:value-type="float">
            <text:p>1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52" table:formula="of:=FLOOR(([.M12]+20)/3600)" office:value-type="float" office:value="5" calcext:value-type="float">
            <text:p>5</text:p>
          </table:table-cell>
          <table:table-cell table:style-name="ce52" table:formula="of:=IF(FLOOR((([.M12]+20)-[.AG12]*3600)/60)&lt;10;CONCATENATE(&quot;0&quot;;FLOOR((([.M12]+20)-[.AG12]*3600)/60));FLOOR((([.M12]+20)-[.AG12]*3600)/60))" office:value-type="float" office:value="59" calcext:value-type="float">
            <text:p>59</text:p>
          </table:table-cell>
          <table:table-cell table:style-name="ce52" table:formula="of:=IF(FLOOR((([.M12]+20)-[.AG12]*3600-[.AH12]*60))&lt;10;CONCATENATE(&quot;0&quot;;FLOOR((([.M12]+20)-[.AG12]*3600-[.AH12]*60)));FLOOR((([.M12]+20)-[.AG12]*3600-[.AH12]*60)))" office:value-type="float" office:value="50" calcext:value-type="float">
            <text:p>50</text:p>
          </table:table-cell>
          <table:table-cell table:style-name="ce55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570 -lbc=2 -time-per-instance=0 -cpuh-per-instance=1 -derandomize -ba=4 -g=5 -md=16 -p=5 -s=1 -v=5 -warmup" calcext:value-type="string">
            <text:p>/home/fh2-project-sda/fj0219/mallob/scenarios/scenario_all_c1 -c=1 -l=0.930 -t=4 -T=21570 -lbc=2 -time-per-instance=0 -cpuh-per-instance=1 -derandomize -ba=4 -g=5 -md=16 -p=5 -s=1 -v=5 -warmup</text:p>
          </table:table-cell>
          <table:table-cell table:style-name="ce55" table:formula="of:=CONCATENATE(&quot;mallob_id&quot;;[.A12];&quot;_&quot;;[.B12];&quot;x&quot;;[.C12];&quot;x&quot;;[.D12];&quot;_&quot;;[.M12]+20;&quot;s&quot;)" office:value-type="string" office:string-value="mallob_id4010_9x4x5_21590s" calcext:value-type="string">
            <text:p>mallob_id4010_9x4x5_21590s</text:p>
          </table:table-cell>
          <table:table-cell table:style-name="ce55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4010_9x4x5_21590s_log&#10;#SBATCH --error=mallob_id4010_9x4x5_21590s_err&#10;#SBATCH --job-name=mallob_id4010_9x4x5_21590s&#10;#SBATCH --partition=normal&#10;#SBATCH --time=5:59:50&#10;mkdir -p /home/fh2-project-sda/fj0219/mallob//mallob_logs/mallob_id4010_9x4x5_21590s&#10;echo logging into /home/fh2-project-sda/fj0219/mallob/mallob_logs/mallob_id4010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0_9x4x5_21590s_log</text:p>
            <text:p>#SBATCH --error=mallob_id4010_9x4x5_21590s_err</text:p>
            <text:p>#SBATCH --job-name=mallob_id4010_9x4x5_21590s</text:p>
            <text:p>#SBATCH --partition=normal</text:p>
            <text:p>#SBATCH --time=5:59:50</text:p>
            <text:p>mkdir -p /home/fh2-project-sda/fj0219/mallob//mallob_logs/mallob_id4010_9x4x5_21590s</text:p>
            <text:p>echo logging into /home/fh2-project-sda/fj0219/mallob/mallob_logs/mallob_id4010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</text:p>
            <text:p>echo finished</text:p>
          </table:table-cell>
          <table:table-cell/>
        </table:table-row>
        <table:table-row table:style-name="ro2">
          <table:table-cell table:style-name="ce43" office:value-type="float" office:value="4011" calcext:value-type="float">
            <text:p>401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B13]*[.C13]" office:value-type="float" office:value="36" calcext:value-type="float">
            <text:p>36</text:p>
          </table:table-cell>
          <table:table-cell table:style-name="ce49" table:formula="of:=[.C13]*[.D13]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formula="of:=[.E13]-[.G13]" office:value-type="float" office:value="35" calcext:value-type="float">
            <text:p>35</text:p>
          </table:table-cell>
          <table:table-cell table:style-name="ce50" office:value-type="float" office:value="0.93" calcext:value-type="float">
            <text:p>0.930</text:p>
          </table:table-cell>
          <table:table-cell table:style-name="ce59" table:formula="of:=FLOOR([.I13]*[.H13])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49" table:formula="of:=[.D13]-[.K13]" office:value-type="float" office:value="1" calcext:value-type="float">
            <text:p>1</text:p>
          </table:table-cell>
          <table:table-cell table:style-name="ce52" table:formula="of:=6*3600-30" office:value-type="float" office:value="21570" calcext:value-type="float">
            <text:p>21570</text:p>
          </table:table-cell>
          <table:table-cell table:style-name="ce49" table:formula="of:=[.M13]/3600*[.F13]*[.B13]" office:value-type="float" office:value="1078.5" calcext:value-type="float">
            <text:p>1078,5</text:p>
          </table:table-cell>
          <table:table-cell table:style-name="ce45" office:value-type="float" office:value="1" calcext:value-type="float">
            <text:p>1</text:p>
          </table:table-cell>
          <table:table-cell table:style-name="ce49" table:formula="of:=[.O13]*[.G13]" office:value-type="float" office:value="1" calcext:value-type="float">
            <text:p>1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13]/[.G13]" office:value-type="float" office:value="400" calcext:value-type="float">
            <text:p>400</text:p>
          </table:table-cell>
          <table:table-cell table:style-name="ce49" table:formula="of:=[.R13]/[.O13]" office:value-type="float" office:value="400" calcext:value-type="float">
            <text:p>400</text:p>
          </table:table-cell>
          <table:table-cell table:style-name="ce61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9" table:formula="of:=[.T13]*[.S13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32" calcext:value-type="float">
            <text:p>3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52" table:formula="of:=FLOOR(([.M13]+20)/3600)" office:value-type="float" office:value="5" calcext:value-type="float">
            <text:p>5</text:p>
          </table:table-cell>
          <table:table-cell table:style-name="ce52" table:formula="of:=IF(FLOOR((([.M13]+20)-[.AG13]*3600)/60)&lt;10;CONCATENATE(&quot;0&quot;;FLOOR((([.M13]+20)-[.AG13]*3600)/60));FLOOR((([.M13]+20)-[.AG13]*3600)/60))" office:value-type="float" office:value="59" calcext:value-type="float">
            <text:p>59</text:p>
          </table:table-cell>
          <table:table-cell table:style-name="ce52" table:formula="of:=IF(FLOOR((([.M13]+20)-[.AG13]*3600-[.AH13]*60))&lt;10;CONCATENATE(&quot;0&quot;;FLOOR((([.M13]+20)-[.AG13]*3600-[.AH13]*60)));FLOOR((([.M13]+20)-[.AG13]*3600-[.AH13]*60)))" office:value-type="float" office:value="50" calcext:value-type="float">
            <text:p>50</text:p>
          </table:table-cell>
          <table:table-cell table:style-name="ce55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570 -lbc=1 -time-per-instance=0 -cpuh-per-instance=1 -derandomize -ba=4 -g=5 -md=32 -p=5 -s=1 -v=5 -warmup" calcext:value-type="string">
            <text:p>/home/fh2-project-sda/fj0219/mallob/scenarios/scenario_all_c1 -c=1 -l=0.930 -t=4 -T=21570 -lbc=1 -time-per-instance=0 -cpuh-per-instance=1 -derandomize -ba=4 -g=5 -md=32 -p=5 -s=1 -v=5 -warmup</text:p>
          </table:table-cell>
          <table:table-cell table:style-name="ce55" table:formula="of:=CONCATENATE(&quot;mallob_id&quot;;[.A13];&quot;_&quot;;[.B13];&quot;x&quot;;[.C13];&quot;x&quot;;[.D13];&quot;_&quot;;[.M13]+20;&quot;s&quot;)" office:value-type="string" office:string-value="mallob_id4011_9x4x5_21590s" calcext:value-type="string">
            <text:p>mallob_id4011_9x4x5_21590s</text:p>
          </table:table-cell>
          <table:table-cell table:style-name="ce55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4011_9x4x5_21590s_log&#10;#SBATCH --error=mallob_id4011_9x4x5_21590s_err&#10;#SBATCH --job-name=mallob_id4011_9x4x5_21590s&#10;#SBATCH --partition=normal&#10;#SBATCH --time=5:59:50&#10;mkdir -p /home/fh2-project-sda/fj0219/mallob//mallob_logs/mallob_id4011_9x4x5_21590s&#10;echo logging into /home/fh2-project-sda/fj0219/mallob/mallob_logs/mallob_id4011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1_9x4x5_21590s_log</text:p>
            <text:p>#SBATCH --error=mallob_id4011_9x4x5_21590s_err</text:p>
            <text:p>#SBATCH --job-name=mallob_id4011_9x4x5_21590s</text:p>
            <text:p>#SBATCH --partition=normal</text:p>
            <text:p>#SBATCH --time=5:59:50</text:p>
            <text:p>mkdir -p /home/fh2-project-sda/fj0219/mallob//mallob_logs/mallob_id4011_9x4x5_21590s</text:p>
            <text:p>echo logging into /home/fh2-project-sda/fj0219/mallob/mallob_logs/mallob_id4011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53" table:formula="of:=SUM([.N2:.N13])" office:value-type="float" office:value="12942" calcext:value-type="float">
            <text:p>12942</text:p>
          </table:table-cell>
          <table:table-cell table:style-name="ce53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4">
          <table:table-cell table:style-name="ce44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Jobs are capped at 1h CPU time to compare against sequential LGL execution regarding used resources.</text:p>
            <text:p>What is the effect of geometric growth (as opposed to instant growth)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9x4x5_10cx40jx0px1t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58" office:value-type="string" calcext:value-type="string">
            <text:p>ID</text:p>
          </table:table-cell>
          <table:table-cell table:style-name="ce58" office:value-type="string" calcext:value-type="string">
            <text:p>Nodes</text:p>
          </table:table-cell>
          <table:table-cell table:style-name="ce58" office:value-type="string" calcext:value-type="string">
            <text:p>Processes per node</text:p>
          </table:table-cell>
          <table:table-cell table:style-name="ce58" office:value-type="string" calcext:value-type="string">
            <text:p>CPUs per process</text:p>
          </table:table-cell>
          <table:table-cell table:style-name="ce48" office:value-type="string" calcext:value-type="string">
            <text:p>Total processes</text:p>
          </table:table-cell>
          <table:table-cell table:style-name="ce48" office:value-type="string" calcext:value-type="string">
            <text:p>Used CPUs per node</text:p>
          </table:table-cell>
          <table:table-cell table:style-name="ce42" office:value-type="string" calcext:value-type="string">
            <text:p>Client processes</text:p>
          </table:table-cell>
          <table:table-cell table:style-name="ce48" office:value-type="string" calcext:value-type="string">
            <text:p>Workers</text:p>
          </table:table-cell>
          <table:table-cell table:style-name="ce42" office:value-type="string" calcext:value-type="string">
            <text:p>Load factor</text:p>
          </table:table-cell>
          <table:table-cell table:style-name="ce48" office:value-type="string" calcext:value-type="string">
            <text:p>Proj. active workers</text:p>
          </table:table-cell>
          <table:table-cell table:style-name="ce42" office:value-type="string" calcext:value-type="string">
            <text:p>SAT threads per process</text:p>
          </table:table-cell>
          <table:table-cell table:style-name="ce48" office:value-type="string" calcext:value-type="string">
            <text:p>"Free" CPUs per process</text:p>
          </table:table-cell>
          <table:table-cell table:style-name="ce42" office:value-type="string" calcext:value-type="string">
            <text:p>Global timeout (s)</text:p>
          </table:table-cell>
          <table:table-cell table:style-name="ce48" office:value-type="string" calcext:value-type="string">
            <text:p>Requested CPU hours</text:p>
          </table:table-cell>
          <table:table-cell table:style-name="ce42" office:value-type="string" calcext:value-type="string">
            <text:p>Active jobs per client</text:p>
          </table:table-cell>
          <table:table-cell table:style-name="ce48" office:value-type="string" calcext:value-type="string">
            <text:p>Proj. total active jobs</text:p>
          </table:table-cell>
          <table:table-cell table:style-name="ce42" office:value-type="string" calcext:value-type="string">
            <text:p>Total num jobs</text:p>
          </table:table-cell>
          <table:table-cell table:style-name="ce48" office:value-type="string" calcext:value-type="string">
            <text:p>Jobs per client</text:p>
          </table:table-cell>
          <table:table-cell table:style-name="ce48" office:value-type="string" calcext:value-type="string">
            <text:p>Client job epochs</text:p>
          </table:table-cell>
          <table:table-cell table:style-name="ce42" office:value-type="string" calcext:value-type="string">
            <text:p>Wall clock timeout per job (s)</text:p>
          </table:table-cell>
          <table:table-cell table:style-name="ce42" office:value-type="string" calcext:value-type="string">
            <text:p>CPU h timeout per job</text:p>
          </table:table-cell>
          <table:table-cell table:style-name="ce48" office:value-type="string" calcext:value-type="string">
            <text:p>Maximum global runtime (h)</text:p>
          </table:table-cell>
          <table:table-cell table:style-name="ce42" office:value-type="string" calcext:value-type="string">
            <text:p>Derandomize?</text:p>
          </table:table-cell>
          <table:table-cell table:style-name="ce42" office:value-type="string" calcext:value-type="string">
            <text:p>Bounce partners per node</text:p>
          </table:table-cell>
          <table:table-cell table:style-name="ce42" office:value-type="string" calcext:value-type="string">
            <text:p>Geometric growth interval</text:p>
          </table:table-cell>
          <table:table-cell table:style-name="ce42" office:value-type="string" calcext:value-type="string">
            <text:p>Max. demand per job</text:p>
          </table:table-cell>
          <table:table-cell table:style-name="ce42" office:value-type="string" calcext:value-type="string">
            <text:p>Rebalancing interval</text:p>
          </table:table-cell>
          <table:table-cell table:style-name="ce42" office:value-type="string" calcext:value-type="string">
            <text:p>Quiet?</text:p>
          </table:table-cell>
          <table:table-cell table:style-name="ce42" office:value-type="string" calcext:value-type="string">
            <text:p>Verbosity</text:p>
          </table:table-cell>
          <table:table-cell table:style-name="ce42" office:value-type="string" calcext:value-type="string">
            <text:p>Job comm. interval</text:p>
          </table:table-cell>
          <table:table-cell table:style-name="ce42" office:value-type="string" calcext:value-type="string">
            <text:p>Warmup?</text:p>
          </table:table-cell>
          <table:table-cell table:style-name="ce42" office:value-type="string" calcext:value-type="string">
            <text:p>No phase diversification?</text:p>
          </table:table-cell>
          <table:table-cell table:style-name="ce42" office:value-type="string" calcext:value-type="string">
            <text:p>Scenario file</text:p>
          </table:table-cell>
          <table:table-cell table:style-name="ce54" office:value-type="string" calcext:value-type="string">
            <text:p>Hours</text:p>
          </table:table-cell>
          <table:table-cell table:style-name="ce54" office:value-type="string" calcext:value-type="string">
            <text:p>Mins</text:p>
          </table:table-cell>
          <table:table-cell table:style-name="ce54" office:value-type="string" calcext:value-type="string">
            <text:p>Secs</text:p>
          </table:table-cell>
          <table:table-cell table:style-name="ce54" office:value-type="string" calcext:value-type="string">
            <text:p>Arguments</text:p>
          </table:table-cell>
          <table:table-cell table:style-name="ce56" office:value-type="string" calcext:value-type="string">
            <text:p>Job name</text:p>
          </table:table-cell>
          <table:table-cell table:style-name="ce54" office:value-type="string" calcext:value-type="string">
            <text:p>Script</text:p>
          </table:table-cell>
          <table:table-cell/>
        </table:table-row>
        <table:table-row table:style-name="ro7">
          <table:table-cell table:style-name="ce43" office:value-type="float" office:value="5000" calcext:value-type="float">
            <text:p>500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0" calcext:value-type="float">
            <text:p>20</text:p>
          </table:table-cell>
          <table:table-cell table:style-name="ce51" office:value-type="float" office:value="1" calcext:value-type="float">
            <text:p>1</text:p>
          </table:table-cell>
          <table:table-cell table:style-name="ce49" table:formula="of:=[.B2]*[.C2]" office:value-type="float" office:value="420" calcext:value-type="float">
            <text:p>420</text:p>
          </table:table-cell>
          <table:table-cell table:style-name="ce49" table:formula="of:=[.C2]*[.D2]" office:value-type="float" office:value="20" calcext:value-type="float">
            <text:p>20</text:p>
          </table:table-cell>
          <table:table-cell table:style-name="ce45" office:value-type="float" office:value="10" calcext:value-type="float">
            <text:p>10</text:p>
          </table:table-cell>
          <table:table-cell table:style-name="ce49" table:formula="of:=[.E2]-[.G2]" office:value-type="float" office:value="410" calcext:value-type="float">
            <text:p>410</text:p>
          </table:table-cell>
          <table:table-cell table:style-name="ce41" office:value-type="float" office:value="0.977" calcext:value-type="float">
            <text:p>0.977</text:p>
          </table:table-cell>
          <table:table-cell table:style-name="ce59" table:formula="of:=FLOOR([.I2]*[.H2])" office:value-type="float" office:value="400" calcext:value-type="float">
            <text:p>400</text:p>
          </table:table-cell>
          <table:table-cell table:style-name="ce52" office:value-type="float" office:value="1" calcext:value-type="float">
            <text:p>1</text:p>
          </table:table-cell>
          <table:table-cell table:style-name="ce49" table:formula="of:=[.D2]-[.K2]" office:value-type="float" office:value="0" calcext:value-type="float">
            <text:p>0</text:p>
          </table:table-cell>
          <table:table-cell table:style-name="ce52" table:formula="of:=6*3600-30" office:value-type="float" office:value="21570" calcext:value-type="float">
            <text:p>21570</text:p>
          </table:table-cell>
          <table:table-cell table:style-name="ce49" table:formula="of:=[.M2]/3600*[.F2]*[.B2]" office:value-type="float" office:value="2516.5" calcext:value-type="float">
            <text:p>2516,5</text:p>
          </table:table-cell>
          <table:table-cell table:style-name="ce45" office:value-type="float" office:value="40" calcext:value-type="float">
            <text:p>40</text:p>
          </table:table-cell>
          <table:table-cell table:style-name="ce49" table:formula="of:=[.O2]*[.G2]" office:value-type="float" office:value="400" calcext:value-type="float">
            <text:p>400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2]/[.G2]" office:value-type="float" office:value="40" calcext:value-type="float">
            <text:p>40</text:p>
          </table:table-cell>
          <table:table-cell table:style-name="ce49" table:formula="of:=[.R2]/[.O2]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49" table:formula="of:=[.T2]*[.S2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45" office:value-type="float" office:value="8" calcext:value-type="float">
            <text:p>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52" table:formula="of:=CONCATENATE(&quot;scenarios/scenario_all_c&quot;;[.G2])" office:value-type="string" office:string-value="scenarios/scenario_all_c10" calcext:value-type="string">
            <text:p>scenarios/scenario_all_c10</text:p>
          </table:table-cell>
          <table:table-cell table:style-name="ce52" table:formula="of:=FLOOR(([.M2]+20)/3600)" office:value-type="float" office:value="5" calcext:value-type="float">
            <text:p>5</text:p>
          </table:table-cell>
          <table:table-cell table:style-name="ce52" table:formula="of:=IF(FLOOR((([.M2]+20)-[.AH2]*3600)/60)&lt;10;CONCATENATE(&quot;0&quot;;FLOOR((([.M2]+20)-[.AH2]*3600)/60));FLOOR((([.M2]+20)-[.AH2]*3600)/60))" office:value-type="float" office:value="59" calcext:value-type="float">
            <text:p>59</text:p>
          </table:table-cell>
          <table:table-cell table:style-name="ce52" table:formula="of:=IF(FLOOR((([.M2]+20)-[.AH2]*3600-[.AI2]*60))&lt;10;CONCATENATE(&quot;0&quot;;FLOOR((([.M2]+20)-[.AH2]*3600-[.AI2]*60)));FLOOR((([.M2]+20)-[.AH2]*3600-[.AI2]*60)))" office:value-type="float" office:value="50" calcext:value-type="float">
            <text:p>50</text:p>
          </table:table-cell>
          <table:table-cell table:style-name="ce55" table:formula="of:=CONCATENATE(&quot;/home/fh2-project-sda/fj0219/mallob/&quot;;[.AG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;IF([.AF2]=1;&quot; -nophase&quot;;&quot;&quot;))" office:value-type="string" office:string-value="/home/fh2-project-sda/fj0219/mallob/scenarios/scenario_all_c10 -c=10 -l=0.977 -t=1 -T=21570 -lbc=40 -time-per-instance=0 -cpuh-per-instance=0 -derandomize -ba=8 -g=5 -md=0 -p=5 -s=1 -v=5 -warmup" calcext:value-type="string">
            <text:p>/home/fh2-project-sda/fj0219/mallob/scenarios/scenario_all_c10 -c=10 -l=0.977 -t=1 -T=21570 -lbc=40 -time-per-instance=0 -cpuh-per-instance=0 -derandomize -ba=8 -g=5 -md=0 -p=5 -s=1 -v=5 -warmup</text:p>
          </table:table-cell>
          <table:table-cell table:style-name="ce55" table:formula="of:=CONCATENATE(&quot;mallob_id&quot;;[.A2];&quot;_&quot;;[.B2];&quot;x&quot;;[.C2];&quot;x&quot;;[.D2];&quot;_&quot;;[.M2]+20;&quot;s&quot;)" office:value-type="string" office:string-value="mallob_id5000_21x20x1_21590s" calcext:value-type="string">
            <text:p>mallob_id5000_21x20x1_21590s</text:p>
          </table:table-cell>
          <table:table-cell table:style-name="ce55" table:formula="of:=CONCATENATE(&quot;#!/bin/bash&quot;;CHAR(10);&quot;#SBATCH --nodes=&quot;;[.B2];&quot;&quot;;CHAR(10);&quot;#SBATCH --ntasks=&quot;;[.E2];CHAR(10);&quot;#SBATCH --cpus-per-task=&quot;;[.D2];CHAR(10);&quot;#SBATCH --output=&quot;;[.AL2];&quot;_log&quot;;CHAR(10);&quot;#SBATCH --error=&quot;;[.AL2];&quot;_err&quot;;CHAR(10);&quot;#SBATCH --job-name=&quot;;[.AL2];CHAR(10);&quot;#SBATCH --partition=normal&quot;;CHAR(10);&quot;#SBATCH --time=&quot;;[.AH2];&quot;:&quot;;[.AI2];&quot;:&quot;;[.AJ2];CHAR(10);&quot;mkdir -p /home/fh2-project-sda/fj0219/mallob//mallob_logs/&quot;;[.AL2];CHAR(10);&quot;echo logging into /home/fh2-project-sda/fj0219/mallob/mallob_logs/&quot;;[.AL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K2];&quot; -log=/home/fh2-project-sda/fj0219/mallob//mallob_logs/&quot;;[.AL2];CHAR(10);&quot;echo finished&quot;)" office:value-type="string" office:string-value="#!/bin/bash&#10;#SBATCH --nodes=21&#10;#SBATCH --ntasks=420&#10;#SBATCH --cpus-per-task=1&#10;#SBATCH --output=mallob_id5000_21x20x1_21590s_log&#10;#SBATCH --error=mallob_id5000_21x20x1_21590s_err&#10;#SBATCH --job-name=mallob_id5000_21x20x1_21590s&#10;#SBATCH --partition=normal&#10;#SBATCH --time=5:59:50&#10;mkdir -p /home/fh2-project-sda/fj0219/mallob//mallob_logs/mallob_id5000_21x20x1_21590s&#10;echo logging into /home/fh2-project-sda/fj0219/mallob/mallob_logs/mallob_id5000_21x20x1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0 -c=10 -l=0.977 -t=1 -T=21570 -lbc=40 -time-per-instance=0 -cpuh-per-instance=0 -derandomize -ba=8 -g=5 -md=0 -p=5 -s=1 -v=5 -warmup -log=/home/fh2-project-sda/fj0219/mallob//mallob_logs/mallob_id5000_21x20x1_21590s&#10;echo finished" calcext:value-type="string">
            <text:p>#!/bin/bash</text:p>
            <text:p>#SBATCH --nodes=21</text:p>
            <text:p>#SBATCH --ntasks=420</text:p>
            <text:p>#SBATCH --cpus-per-task=1</text:p>
            <text:p>#SBATCH --output=mallob_id5000_21x20x1_21590s_log</text:p>
            <text:p>#SBATCH --error=mallob_id5000_21x20x1_21590s_err</text:p>
            <text:p>#SBATCH --job-name=mallob_id5000_21x20x1_21590s</text:p>
            <text:p>#SBATCH --partition=normal</text:p>
            <text:p>#SBATCH --time=5:59:50</text:p>
            <text:p>mkdir -p /home/fh2-project-sda/fj0219/mallob//mallob_logs/mallob_id5000_21x20x1_21590s</text:p>
            <text:p>echo logging into /home/fh2-project-sda/fj0219/mallob/mallob_logs/mallob_id5000_21x20x1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0 -c=10 -l=0.977 -t=1 -T=21570 -lbc=40 -time-per-instance=0 -cpuh-per-instance=0 -derandomize -ba=8 -g=5 -md=0 -p=5 -s=1 -v=5 -warmup -log=/home/fh2-project-sda/fj0219/mallob//mallob_logs/mallob_id5000_21x20x1_21590s</text:p>
            <text:p>echo finished</text:p>
          </table:table-cell>
          <table:table-cell table:style-name="ce57"/>
        </table:table-row>
        <table:table-row table:style-name="ro7">
          <table:table-cell table:style-name="ce43" office:value-type="float" office:value="5001" calcext:value-type="float">
            <text:p>500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" calcext:value-type="float">
            <text:p>2</text:p>
          </table:table-cell>
          <table:table-cell table:style-name="ce49" table:formula="of:=[.B3]*[.C3]" office:value-type="float" office:value="450" calcext:value-type="float">
            <text:p>450</text:p>
          </table:table-cell>
          <table:table-cell table:style-name="ce49" table:formula="of:=[.C3]*[.D3]" office:value-type="float" office:value="20" calcext:value-type="float">
            <text:p>20</text:p>
          </table:table-cell>
          <table:table-cell table:style-name="ce45" office:value-type="float" office:value="20" calcext:value-type="float">
            <text:p>20</text:p>
          </table:table-cell>
          <table:table-cell table:style-name="ce49" table:formula="of:=[.E3]-[.G3]" office:value-type="float" office:value="430" calcext:value-type="float">
            <text:p>430</text:p>
          </table:table-cell>
          <table:table-cell table:style-name="ce41" office:value-type="float" office:value="0.932" calcext:value-type="float">
            <text:p>0.932</text:p>
          </table:table-cell>
          <table:table-cell table:style-name="ce59" table:formula="of:=FLOOR([.I3]*[.H3])" office:value-type="float" office:value="400" calcext:value-type="float">
            <text:p>400</text:p>
          </table:table-cell>
          <table:table-cell table:style-name="ce52" office:value-type="float" office:value="1" calcext:value-type="float">
            <text:p>1</text:p>
          </table:table-cell>
          <table:table-cell table:style-name="ce49" table:formula="of:=[.D3]-[.K3]" office:value-type="float" office:value="1" calcext:value-type="float">
            <text:p>1</text:p>
          </table:table-cell>
          <table:table-cell table:style-name="ce52" table:formula="of:=6*3600-30" office:value-type="float" office:value="21570" calcext:value-type="float">
            <text:p>21570</text:p>
          </table:table-cell>
          <table:table-cell table:style-name="ce49" table:formula="of:=[.M3]/3600*[.F3]*[.B3]" office:value-type="float" office:value="5392.5" calcext:value-type="float">
            <text:p>5392,5</text:p>
          </table:table-cell>
          <table:table-cell table:style-name="ce45" office:value-type="float" office:value="20" calcext:value-type="float">
            <text:p>20</text:p>
          </table:table-cell>
          <table:table-cell table:style-name="ce49" table:formula="of:=[.O3]*[.G3]" office:value-type="float" office:value="400" calcext:value-type="float">
            <text:p>400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3]/[.G3]" office:value-type="float" office:value="20" calcext:value-type="float">
            <text:p>20</text:p>
          </table:table-cell>
          <table:table-cell table:style-name="ce49" table:formula="of:=[.R3]/[.O3]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49" table:formula="of:=[.T3]*[.S3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45" office:value-type="float" office:value="8" calcext:value-type="float">
            <text:p>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52" table:formula="of:=CONCATENATE(&quot;scenarios/scenario_all_c&quot;;[.G3])" office:value-type="string" office:string-value="scenarios/scenario_all_c20" calcext:value-type="string">
            <text:p>scenarios/scenario_all_c20</text:p>
          </table:table-cell>
          <table:table-cell table:style-name="ce52" table:formula="of:=FLOOR(([.M3]+20)/3600)" office:value-type="float" office:value="5" calcext:value-type="float">
            <text:p>5</text:p>
          </table:table-cell>
          <table:table-cell table:style-name="ce52" table:formula="of:=IF(FLOOR((([.M3]+20)-[.AH3]*3600)/60)&lt;10;CONCATENATE(&quot;0&quot;;FLOOR((([.M3]+20)-[.AH3]*3600)/60));FLOOR((([.M3]+20)-[.AH3]*3600)/60))" office:value-type="float" office:value="59" calcext:value-type="float">
            <text:p>59</text:p>
          </table:table-cell>
          <table:table-cell table:style-name="ce52" table:formula="of:=IF(FLOOR((([.M3]+20)-[.AH3]*3600-[.AI3]*60))&lt;10;CONCATENATE(&quot;0&quot;;FLOOR((([.M3]+20)-[.AH3]*3600-[.AI3]*60)));FLOOR((([.M3]+20)-[.AH3]*3600-[.AI3]*60)))" office:value-type="float" office:value="50" calcext:value-type="float">
            <text:p>50</text:p>
          </table:table-cell>
          <table:table-cell table:style-name="ce55" table:formula="of:=CONCATENATE(&quot;/home/fh2-project-sda/fj0219/mallob/&quot;;[.AG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;IF([.AF3]=1;&quot; -nophase&quot;;&quot;&quot;))" office:value-type="string" office:string-value="/home/fh2-project-sda/fj0219/mallob/scenarios/scenario_all_c20 -c=20 -l=0.932 -t=1 -T=21570 -lbc=20 -time-per-instance=0 -cpuh-per-instance=0 -derandomize -ba=8 -g=5 -md=0 -p=5 -s=1 -v=5 -warmup" calcext:value-type="string">
            <text:p>/home/fh2-project-sda/fj0219/mallob/scenarios/scenario_all_c20 -c=20 -l=0.932 -t=1 -T=21570 -lbc=20 -time-per-instance=0 -cpuh-per-instance=0 -derandomize -ba=8 -g=5 -md=0 -p=5 -s=1 -v=5 -warmup</text:p>
          </table:table-cell>
          <table:table-cell table:style-name="ce55" table:formula="of:=CONCATENATE(&quot;mallob_id&quot;;[.A3];&quot;_&quot;;[.B3];&quot;x&quot;;[.C3];&quot;x&quot;;[.D3];&quot;_&quot;;[.M3]+20;&quot;s&quot;)" office:value-type="string" office:string-value="mallob_id5001_45x10x2_21590s" calcext:value-type="string">
            <text:p>mallob_id5001_45x10x2_21590s</text:p>
          </table:table-cell>
          <table:table-cell table:style-name="ce55" table:formula="of:=CONCATENATE(&quot;#!/bin/bash&quot;;CHAR(10);&quot;#SBATCH --nodes=&quot;;[.B3];&quot;&quot;;CHAR(10);&quot;#SBATCH --ntasks=&quot;;[.E3];CHAR(10);&quot;#SBATCH --cpus-per-task=&quot;;[.D3];CHAR(10);&quot;#SBATCH --output=&quot;;[.AL3];&quot;_log&quot;;CHAR(10);&quot;#SBATCH --error=&quot;;[.AL3];&quot;_err&quot;;CHAR(10);&quot;#SBATCH --job-name=&quot;;[.AL3];CHAR(10);&quot;#SBATCH --partition=normal&quot;;CHAR(10);&quot;#SBATCH --time=&quot;;[.AH3];&quot;:&quot;;[.AI3];&quot;:&quot;;[.AJ3];CHAR(10);&quot;mkdir -p /home/fh2-project-sda/fj0219/mallob//mallob_logs/&quot;;[.AL3];CHAR(10);&quot;echo logging into /home/fh2-project-sda/fj0219/mallob/mallob_logs/&quot;;[.AL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K3];&quot; -log=/home/fh2-project-sda/fj0219/mallob//mallob_logs/&quot;;[.AL3];CHAR(10);&quot;echo finished&quot;)" office:value-type="string" office:string-value="#!/bin/bash&#10;#SBATCH --nodes=45&#10;#SBATCH --ntasks=450&#10;#SBATCH --cpus-per-task=2&#10;#SBATCH --output=mallob_id5001_45x10x2_21590s_log&#10;#SBATCH --error=mallob_id5001_45x10x2_21590s_err&#10;#SBATCH --job-name=mallob_id5001_45x10x2_21590s&#10;#SBATCH --partition=normal&#10;#SBATCH --time=5:59:50&#10;mkdir -p /home/fh2-project-sda/fj0219/mallob//mallob_logs/mallob_id5001_45x10x2_21590s&#10;echo logging into /home/fh2-project-sda/fj0219/mallob/mallob_logs/mallob_id5001_45x10x2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0 -c=20 -l=0.932 -t=1 -T=21570 -lbc=20 -time-per-instance=0 -cpuh-per-instance=0 -derandomize -ba=8 -g=5 -md=0 -p=5 -s=1 -v=5 -warmup -log=/home/fh2-project-sda/fj0219/mallob//mallob_logs/mallob_id5001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1_45x10x2_21590s_log</text:p>
            <text:p>#SBATCH --error=mallob_id5001_45x10x2_21590s_err</text:p>
            <text:p>#SBATCH --job-name=mallob_id5001_45x10x2_21590s</text:p>
            <text:p>#SBATCH --partition=normal</text:p>
            <text:p>#SBATCH --time=5:59:50</text:p>
            <text:p>mkdir -p /home/fh2-project-sda/fj0219/mallob//mallob_logs/mallob_id5001_45x10x2_21590s</text:p>
            <text:p>echo logging into /home/fh2-project-sda/fj0219/mallob/mallob_logs/mallob_id5001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0 -c=20 -l=0.932 -t=1 -T=21570 -lbc=20 -time-per-instance=0 -cpuh-per-instance=0 -derandomize -ba=8 -g=5 -md=0 -p=5 -s=1 -v=5 -warmup -log=/home/fh2-project-sda/fj0219/mallob//mallob_logs/mallob_id5001_45x10x2_21590s</text:p>
            <text:p>echo finished</text:p>
          </table:table-cell>
          <table:table-cell table:style-name="ce57"/>
        </table:table-row>
        <table:table-row table:style-name="ro7">
          <table:table-cell table:style-name="ce43" office:value-type="float" office:value="5002" calcext:value-type="float">
            <text:p>5002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" calcext:value-type="float">
            <text:p>2</text:p>
          </table:table-cell>
          <table:table-cell table:style-name="ce49" table:formula="of:=[.B4]*[.C4]" office:value-type="float" office:value="450" calcext:value-type="float">
            <text:p>450</text:p>
          </table:table-cell>
          <table:table-cell table:style-name="ce49" table:formula="of:=[.C4]*[.D4]" office:value-type="float" office:value="20" calcext:value-type="float">
            <text:p>20</text:p>
          </table:table-cell>
          <table:table-cell table:style-name="ce45" office:value-type="float" office:value="20" calcext:value-type="float">
            <text:p>20</text:p>
          </table:table-cell>
          <table:table-cell table:style-name="ce49" table:formula="of:=[.E4]-[.G4]" office:value-type="float" office:value="430" calcext:value-type="float">
            <text:p>430</text:p>
          </table:table-cell>
          <table:table-cell table:style-name="ce41" office:value-type="float" office:value="0.932" calcext:value-type="float">
            <text:p>0.932</text:p>
          </table:table-cell>
          <table:table-cell table:style-name="ce59" table:formula="of:=FLOOR([.I4]*[.H4])" office:value-type="float" office:value="400" calcext:value-type="float">
            <text:p>400</text:p>
          </table:table-cell>
          <table:table-cell table:style-name="ce52" office:value-type="float" office:value="1" calcext:value-type="float">
            <text:p>1</text:p>
          </table:table-cell>
          <table:table-cell table:style-name="ce49" table:formula="of:=[.D4]-[.K4]" office:value-type="float" office:value="1" calcext:value-type="float">
            <text:p>1</text:p>
          </table:table-cell>
          <table:table-cell table:style-name="ce52" table:formula="of:=6*3600-30" office:value-type="float" office:value="21570" calcext:value-type="float">
            <text:p>21570</text:p>
          </table:table-cell>
          <table:table-cell table:style-name="ce49" table:formula="of:=[.M4]/3600*[.F4]*[.B4]" office:value-type="float" office:value="5392.5" calcext:value-type="float">
            <text:p>5392,5</text:p>
          </table:table-cell>
          <table:table-cell table:style-name="ce45" office:value-type="float" office:value="20" calcext:value-type="float">
            <text:p>20</text:p>
          </table:table-cell>
          <table:table-cell table:style-name="ce49" table:formula="of:=[.O4]*[.G4]" office:value-type="float" office:value="400" calcext:value-type="float">
            <text:p>400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4]/[.G4]" office:value-type="float" office:value="20" calcext:value-type="float">
            <text:p>20</text:p>
          </table:table-cell>
          <table:table-cell table:style-name="ce49" table:formula="of:=[.R4]/[.O4]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49" table:formula="of:=[.T4]*[.S4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45" office:value-type="float" office:value="8" calcext:value-type="float">
            <text:p>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52" table:formula="of:=CONCATENATE(&quot;scenarios/scenario_all_c&quot;;[.G4])" office:value-type="string" office:string-value="scenarios/scenario_all_c20" calcext:value-type="string">
            <text:p>scenarios/scenario_all_c20</text:p>
          </table:table-cell>
          <table:table-cell table:style-name="ce52" table:formula="of:=FLOOR(([.M4]+20)/3600)" office:value-type="float" office:value="5" calcext:value-type="float">
            <text:p>5</text:p>
          </table:table-cell>
          <table:table-cell table:style-name="ce52" table:formula="of:=IF(FLOOR((([.M4]+20)-[.AH4]*3600)/60)&lt;10;CONCATENATE(&quot;0&quot;;FLOOR((([.M4]+20)-[.AH4]*3600)/60));FLOOR((([.M4]+20)-[.AH4]*3600)/60))" office:value-type="float" office:value="59" calcext:value-type="float">
            <text:p>59</text:p>
          </table:table-cell>
          <table:table-cell table:style-name="ce52" table:formula="of:=IF(FLOOR((([.M4]+20)-[.AH4]*3600-[.AI4]*60))&lt;10;CONCATENATE(&quot;0&quot;;FLOOR((([.M4]+20)-[.AH4]*3600-[.AI4]*60)));FLOOR((([.M4]+20)-[.AH4]*3600-[.AI4]*60)))" office:value-type="float" office:value="50" calcext:value-type="float">
            <text:p>50</text:p>
          </table:table-cell>
          <table:table-cell table:style-name="ce55" table:formula="of:=CONCATENATE(&quot;/home/fh2-project-sda/fj0219/mallob/&quot;;[.AG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;IF([.AF4]=1;&quot; -nophase&quot;;&quot;&quot;))" office:value-type="string" office:string-value="/home/fh2-project-sda/fj0219/mallob/scenarios/scenario_all_c20 -c=20 -l=0.932 -t=1 -T=21570 -lbc=20 -time-per-instance=0 -cpuh-per-instance=0 -derandomize -ba=8 -g=5 -md=0 -p=5 -s=1 -v=5 -warmup -nophase" calcext:value-type="string">
            <text:p>/home/fh2-project-sda/fj0219/mallob/scenarios/scenario_all_c20 -c=20 -l=0.932 -t=1 -T=21570 -lbc=20 -time-per-instance=0 -cpuh-per-instance=0 -derandomize -ba=8 -g=5 -md=0 -p=5 -s=1 -v=5 -warmup -nophase</text:p>
          </table:table-cell>
          <table:table-cell table:style-name="ce55" table:formula="of:=CONCATENATE(&quot;mallob_id&quot;;[.A4];&quot;_&quot;;[.B4];&quot;x&quot;;[.C4];&quot;x&quot;;[.D4];&quot;_&quot;;[.M4]+20;&quot;s&quot;)" office:value-type="string" office:string-value="mallob_id5002_45x10x2_21590s" calcext:value-type="string">
            <text:p>mallob_id5002_45x10x2_21590s</text:p>
          </table:table-cell>
          <table:table-cell table:style-name="ce55" table:formula="of:=CONCATENATE(&quot;#!/bin/bash&quot;;CHAR(10);&quot;#SBATCH --nodes=&quot;;[.B4];&quot;&quot;;CHAR(10);&quot;#SBATCH --ntasks=&quot;;[.E4];CHAR(10);&quot;#SBATCH --cpus-per-task=&quot;;[.D4];CHAR(10);&quot;#SBATCH --output=&quot;;[.AL4];&quot;_log&quot;;CHAR(10);&quot;#SBATCH --error=&quot;;[.AL4];&quot;_err&quot;;CHAR(10);&quot;#SBATCH --job-name=&quot;;[.AL4];CHAR(10);&quot;#SBATCH --partition=normal&quot;;CHAR(10);&quot;#SBATCH --time=&quot;;[.AH4];&quot;:&quot;;[.AI4];&quot;:&quot;;[.AJ4];CHAR(10);&quot;mkdir -p /home/fh2-project-sda/fj0219/mallob//mallob_logs/&quot;;[.AL4];CHAR(10);&quot;echo logging into /home/fh2-project-sda/fj0219/mallob/mallob_logs/&quot;;[.AL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K4];&quot; -log=/home/fh2-project-sda/fj0219/mallob//mallob_logs/&quot;;[.AL4];CHAR(10);&quot;echo finished&quot;)" office:value-type="string" office:string-value="#!/bin/bash&#10;#SBATCH --nodes=45&#10;#SBATCH --ntasks=450&#10;#SBATCH --cpus-per-task=2&#10;#SBATCH --output=mallob_id5002_45x10x2_21590s_log&#10;#SBATCH --error=mallob_id5002_45x10x2_21590s_err&#10;#SBATCH --job-name=mallob_id5002_45x10x2_21590s&#10;#SBATCH --partition=normal&#10;#SBATCH --time=5:59:50&#10;mkdir -p /home/fh2-project-sda/fj0219/mallob//mallob_logs/mallob_id5002_45x10x2_21590s&#10;echo logging into /home/fh2-project-sda/fj0219/mallob/mallob_logs/mallob_id5002_45x10x2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0 -c=20 -l=0.932 -t=1 -T=21570 -lbc=20 -time-per-instance=0 -cpuh-per-instance=0 -derandomize -ba=8 -g=5 -md=0 -p=5 -s=1 -v=5 -warmup -nophase -log=/home/fh2-project-sda/fj0219/mallob//mallob_logs/mallob_id5002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2_45x10x2_21590s_log</text:p>
            <text:p>#SBATCH --error=mallob_id5002_45x10x2_21590s_err</text:p>
            <text:p>#SBATCH --job-name=mallob_id5002_45x10x2_21590s</text:p>
            <text:p>#SBATCH --partition=normal</text:p>
            <text:p>#SBATCH --time=5:59:50</text:p>
            <text:p>mkdir -p /home/fh2-project-sda/fj0219/mallob//mallob_logs/mallob_id5002_45x10x2_21590s</text:p>
            <text:p>echo logging into /home/fh2-project-sda/fj0219/mallob/mallob_logs/mallob_id5002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0 -c=20 -l=0.932 -t=1 -T=21570 -lbc=20 -time-per-instance=0 -cpuh-per-instance=0 -derandomize -ba=8 -g=5 -md=0 -p=5 -s=1 -v=5 -warmup -nophase -log=/home/fh2-project-sda/fj0219/mallob//mallob_logs/mallob_id5002_45x10x2_21590s</text:p>
            <text:p>echo finished</text:p>
          </table:table-cell>
          <table:table-cell table:style-name="ce57"/>
        </table:table-row>
        <table:table-row table:style-name="ro7">
          <table:table-cell table:style-name="ce43" office:value-type="float" office:value="5003" calcext:value-type="float">
            <text:p>5003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" calcext:value-type="float">
            <text:p>2</text:p>
          </table:table-cell>
          <table:table-cell table:style-name="ce49" table:formula="of:=[.B5]*[.C5]" office:value-type="float" office:value="450" calcext:value-type="float">
            <text:p>450</text:p>
          </table:table-cell>
          <table:table-cell table:style-name="ce49" table:formula="of:=[.C5]*[.D5]" office:value-type="float" office:value="20" calcext:value-type="float">
            <text:p>20</text:p>
          </table:table-cell>
          <table:table-cell table:style-name="ce45" office:value-type="float" office:value="20" calcext:value-type="float">
            <text:p>20</text:p>
          </table:table-cell>
          <table:table-cell table:style-name="ce49" table:formula="of:=[.E5]-[.G5]" office:value-type="float" office:value="430" calcext:value-type="float">
            <text:p>430</text:p>
          </table:table-cell>
          <table:table-cell table:style-name="ce41" office:value-type="float" office:value="0.932" calcext:value-type="float">
            <text:p>0.932</text:p>
          </table:table-cell>
          <table:table-cell table:style-name="ce59" table:formula="of:=FLOOR([.I5]*[.H5])" office:value-type="float" office:value="400" calcext:value-type="float">
            <text:p>400</text:p>
          </table:table-cell>
          <table:table-cell table:style-name="ce52" office:value-type="float" office:value="1" calcext:value-type="float">
            <text:p>1</text:p>
          </table:table-cell>
          <table:table-cell table:style-name="ce49" table:formula="of:=[.D5]-[.K5]" office:value-type="float" office:value="1" calcext:value-type="float">
            <text:p>1</text:p>
          </table:table-cell>
          <table:table-cell table:style-name="ce52" table:formula="of:=6*3600-30" office:value-type="float" office:value="21570" calcext:value-type="float">
            <text:p>21570</text:p>
          </table:table-cell>
          <table:table-cell table:style-name="ce49" table:formula="of:=[.M5]/3600*[.F5]*[.B5]" office:value-type="float" office:value="5392.5" calcext:value-type="float">
            <text:p>5392,5</text:p>
          </table:table-cell>
          <table:table-cell table:style-name="ce45" office:value-type="float" office:value="20" calcext:value-type="float">
            <text:p>20</text:p>
          </table:table-cell>
          <table:table-cell table:style-name="ce49" table:formula="of:=[.O5]*[.G5]" office:value-type="float" office:value="400" calcext:value-type="float">
            <text:p>400</text:p>
          </table:table-cell>
          <table:table-cell table:style-name="ce52" office:value-type="float" office:value="400" calcext:value-type="float">
            <text:p>400</text:p>
          </table:table-cell>
          <table:table-cell table:style-name="ce49" table:formula="of:=[.Q5]/[.G5]" office:value-type="float" office:value="20" calcext:value-type="float">
            <text:p>20</text:p>
          </table:table-cell>
          <table:table-cell table:style-name="ce49" table:formula="of:=[.R5]/[.O5]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49" table:formula="of:=[.T5]*[.S5]/360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52" table:formula="of:=CONCATENATE(&quot;scenarios/scenario_all_c&quot;;[.G5])" office:value-type="string" office:string-value="scenarios/scenario_all_c20" calcext:value-type="string">
            <text:p>scenarios/scenario_all_c20</text:p>
          </table:table-cell>
          <table:table-cell table:style-name="ce52" table:formula="of:=FLOOR(([.M5]+20)/3600)" office:value-type="float" office:value="5" calcext:value-type="float">
            <text:p>5</text:p>
          </table:table-cell>
          <table:table-cell table:style-name="ce52" table:formula="of:=IF(FLOOR((([.M5]+20)-[.AH5]*3600)/60)&lt;10;CONCATENATE(&quot;0&quot;;FLOOR((([.M5]+20)-[.AH5]*3600)/60));FLOOR((([.M5]+20)-[.AH5]*3600)/60))" office:value-type="float" office:value="59" calcext:value-type="float">
            <text:p>59</text:p>
          </table:table-cell>
          <table:table-cell table:style-name="ce52" table:formula="of:=IF(FLOOR((([.M5]+20)-[.AH5]*3600-[.AI5]*60))&lt;10;CONCATENATE(&quot;0&quot;;FLOOR((([.M5]+20)-[.AH5]*3600-[.AI5]*60)));FLOOR((([.M5]+20)-[.AH5]*3600-[.AI5]*60)))" office:value-type="float" office:value="50" calcext:value-type="float">
            <text:p>50</text:p>
          </table:table-cell>
          <table:table-cell table:style-name="ce55" table:formula="of:=CONCATENATE(&quot;/home/fh2-project-sda/fj0219/mallob/&quot;;[.AG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;IF([.AF5]=1;&quot; -nophase&quot;;&quot;&quot;))" office:value-type="string" office:string-value="/home/fh2-project-sda/fj0219/mallob/scenarios/scenario_all_c20 -c=20 -l=0.932 -t=1 -T=21570 -lbc=20 -time-per-instance=0 -cpuh-per-instance=0 -derandomize -ba=8 -g=0 -md=0 -p=5 -s=1 -v=5 -warmup" calcext:value-type="string">
            <text:p>/home/fh2-project-sda/fj0219/mallob/scenarios/scenario_all_c20 -c=20 -l=0.932 -t=1 -T=21570 -lbc=20 -time-per-instance=0 -cpuh-per-instance=0 -derandomize -ba=8 -g=0 -md=0 -p=5 -s=1 -v=5 -warmup</text:p>
          </table:table-cell>
          <table:table-cell table:style-name="ce55" table:formula="of:=CONCATENATE(&quot;mallob_id&quot;;[.A5];&quot;_&quot;;[.B5];&quot;x&quot;;[.C5];&quot;x&quot;;[.D5];&quot;_&quot;;[.M5]+20;&quot;s&quot;)" office:value-type="string" office:string-value="mallob_id5003_45x10x2_21590s" calcext:value-type="string">
            <text:p>mallob_id5003_45x10x2_21590s</text:p>
          </table:table-cell>
          <table:table-cell table:style-name="ce55" table:formula="of:=CONCATENATE(&quot;#!/bin/bash&quot;;CHAR(10);&quot;#SBATCH --nodes=&quot;;[.B5];&quot;&quot;;CHAR(10);&quot;#SBATCH --ntasks=&quot;;[.E5];CHAR(10);&quot;#SBATCH --cpus-per-task=&quot;;[.D5];CHAR(10);&quot;#SBATCH --output=&quot;;[.AL5];&quot;_log&quot;;CHAR(10);&quot;#SBATCH --error=&quot;;[.AL5];&quot;_err&quot;;CHAR(10);&quot;#SBATCH --job-name=&quot;;[.AL5];CHAR(10);&quot;#SBATCH --partition=normal&quot;;CHAR(10);&quot;#SBATCH --time=&quot;;[.AH5];&quot;:&quot;;[.AI5];&quot;:&quot;;[.AJ5];CHAR(10);&quot;mkdir -p /home/fh2-project-sda/fj0219/mallob//mallob_logs/&quot;;[.AL5];CHAR(10);&quot;echo logging into /home/fh2-project-sda/fj0219/mallob/mallob_logs/&quot;;[.AL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K5];&quot; -log=/home/fh2-project-sda/fj0219/mallob//mallob_logs/&quot;;[.AL5];CHAR(10);&quot;echo finished&quot;)" office:value-type="string" office:string-value="#!/bin/bash&#10;#SBATCH --nodes=45&#10;#SBATCH --ntasks=450&#10;#SBATCH --cpus-per-task=2&#10;#SBATCH --output=mallob_id5003_45x10x2_21590s_log&#10;#SBATCH --error=mallob_id5003_45x10x2_21590s_err&#10;#SBATCH --job-name=mallob_id5003_45x10x2_21590s&#10;#SBATCH --partition=normal&#10;#SBATCH --time=5:59:50&#10;mkdir -p /home/fh2-project-sda/fj0219/mallob//mallob_logs/mallob_id5003_45x10x2_21590s&#10;echo logging into /home/fh2-project-sda/fj0219/mallob/mallob_logs/mallob_id5003_45x10x2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0 -c=20 -l=0.932 -t=1 -T=21570 -lbc=20 -time-per-instance=0 -cpuh-per-instance=0 -derandomize -ba=8 -g=0 -md=0 -p=5 -s=1 -v=5 -warmup -log=/home/fh2-project-sda/fj0219/mallob//mallob_logs/mallob_id5003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3_45x10x2_21590s_log</text:p>
            <text:p>#SBATCH --error=mallob_id5003_45x10x2_21590s_err</text:p>
            <text:p>#SBATCH --job-name=mallob_id5003_45x10x2_21590s</text:p>
            <text:p>#SBATCH --partition=normal</text:p>
            <text:p>#SBATCH --time=5:59:50</text:p>
            <text:p>mkdir -p /home/fh2-project-sda/fj0219/mallob//mallob_logs/mallob_id5003_45x10x2_21590s</text:p>
            <text:p>echo logging into /home/fh2-project-sda/fj0219/mallob/mallob_logs/mallob_id5003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0 -c=20 -l=0.932 -t=1 -T=21570 -lbc=20 -time-per-instance=0 -cpuh-per-instance=0 -derandomize -ba=8 -g=0 -md=0 -p=5 -s=1 -v=5 -warmup -log=/home/fh2-project-sda/fj0219/mallob//mallob_logs/mallob_id5003_45x10x2_21590s</text:p>
            <text:p>echo finished</text:p>
          </table:table-cell>
          <table:table-cell table:style-name="ce57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37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53" table:formula="of:=SUM([.N2:.N13])" office:value-type="float" office:value="18694" calcext:value-type="float">
            <text:p>18694</text:p>
          </table:table-cell>
          <table:table-cell table:style-name="ce53" office:value-type="string" calcext:value-type="string">
            <text:p>CPUh requested</text:p>
          </table:table-cell>
          <table:table-cell table:number-columns-repeated="2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7"/>
        </table:table-row>
        <table:table-row table:style-name="ro8">
          <table:table-cell table:style-name="ce44" office:value-type="string" calcext:value-type="string" table:number-columns-spanned="26" table:number-rows-spanned="1">
            <text:p>#5000 Stress test and direct comparison to sequential LGL: Throw in ALL jobs right at the beginning, each getting one process with one thread,</text:p>
            <text:p>but not restricting their (geom.) growth as more and more jobs finish.</text:p>
            <text:p>=&gt; How does the system behave on this very demanding setting where each proc. has only one core?</text:p>
            <text:p>=&gt; How many jobs are solved after one hour? More than with sequential LGL? More overall computational power vs. communication overhead</text:p>
            <text:p>=&gt; How many jobs are eventually solved? How many "sequentially unsolvable" instances can be solved now?</text:p>
            <text:p>=&gt; At which point in time does mallob solve as many instances as sequential LGL?</text:p>
          </table:table-cell>
          <table:covered-table-cell/>
          <table:covered-table-cell table:style-name="Default"/>
          <table:covered-table-cell table:number-columns-repeated="23"/>
          <table:table-cell table:number-columns-repeated="14"/>
        </table:table-row>
        <table:table-row table:style-name="ro9">
          <table:table-cell table:style-name="ce44" office:value-type="string" calcext:value-type="string" table:number-columns-spanned="26" table:number-rows-spanned="1">
            <text:p>#5001 More relaxed than #5000 : Two cores per proc. (one free core for communication), twice the number of clients, lower load</text:p>
            <text:p>=&gt; How much better does the system perform now?</text:p>
          </table:table-cell>
          <table:covered-table-cell/>
          <table:covered-table-cell table:style-name="Default"/>
          <table:covered-table-cell table:number-columns-repeated="23"/>
          <table:table-cell table:number-columns-repeated="14"/>
        </table:table-row>
        <table:table-row table:style-name="ro10">
          <table:table-cell table:style-name="ce44" office:value-type="string" calcext:value-type="string">
            <text:p>#5002: Same scenario as #5001, but with disabled phase diversification</text:p>
            <text:p>=&gt; Is phase diversification beneficial? If so, at which problem sizes?</text:p>
          </table:table-cell>
          <table:table-cell/>
          <table:table-cell table:style-name="Default"/>
          <table:table-cell table:number-columns-repeated="37"/>
        </table:table-row>
        <table:table-row table:style-name="ro10">
          <table:table-cell table:style-name="ce44" office:value-type="string" calcext:value-type="string">
            <text:p>#5003: Same scenario as #5001, but with instant growth of each job</text:p>
            <text:p>=&gt; Is geometric growth of job demands beneficial? If so, at which problem sizes?</text:p>
          </table:table-cell>
          <table:table-cell table:number-columns-repeated="39"/>
        </table:table-row>
        <table:table-row table:style-name="ro1" table:number-rows-repeated="1048555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.00.0000</text:date>, <text:time style:data-style-name="N2" text:time-value="09:31:23.1362981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0:35:57.122211293</meta:creation-date>
    <dc:date>2020-01-22T09:33:36.928336517</dc:date>
    <meta:editing-duration>PT7H20M31S</meta:editing-duration>
    <meta:editing-cycles>59</meta:editing-cycles>
    <meta:generator>LibreOffice/6.0.7.3$Linux_X86_64 LibreOffice_project/00m0$Build-3</meta:generator>
    <meta:document-statistic meta:table-count="5" meta:cell-count="2037" meta:object-count="0"/>
  </office:meta>
</office:document-meta>
</file>